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T1" style:family="text">
      <style:text-properties fo:color="#032726"/>
    </style:style>
    <style:style style:name="TableColumn1" style:family="table-column">
      <style:table-column-properties style:column-width="3.4625in" style:rel-column-width="32767*"/>
    </style:style>
  </office:automatic-styles>
  <office:body>
    <office:text>
      <text:p text:style-name="P1">陳真   |  2019.09.30 20:48   |   <text:a xlink:type="simple" xlink:href="http://palinfo.habago.org/Entry?Command=Information_PrintForum&amp;iPage=1#FORUM37946"><text:span text:style-name="T1">#</text:span></text:a></text:p>
      <text:p text:style-name="P2">卡韓政變 (175)：偏見、洗腦與人渣 <text:line-break/><text:line-break/>陳真 2019. 09. 30. <text:line-break/><text:line-break/><text:line-break/>除了特定個人歷史經驗所造成的偏見與仇恨之外，島上人們之所以會這樣想或那樣想，基本上就是洗腦的後果。洗腦是完全沒有邏輯、不管事實的；任何人，只要掌控媒體，保證可以洗出任何一種結果來；你想要人們從嘴巴中吐出什麼話，他就會分毫不差地吐出什麼話；你想要人們熱血沸騰，他就會像茶壺一樣，隨時沸騰給你看。 <text:line-break/><text:line-break/>你看，像韓國瑜那樣一個心懷民生疾苦的拼命三郎，戮力從公，跟賣命根本沒兩樣，照樣可以把他洗成鬼混的代名詞，說他每天喝酒打牌抱女人睡大頭覺、曠職不上班...等等等，連小學生對此都能朗朗上口。 <text:line-break/><text:line-break/>反之，民進黨根本數不清的人渣，貪婪無度，每天忙著撈錢與奪權，無法無天，胡作非為，卻反而成為人們的偶像。你覺得這是一種理性思維判斷的結果嗎？當然不是。 <text:line-break/><text:line-break/>小時候常有所謂投奔自由的反共義士，個個被宣傳成熱愛民主自由嚮往三民主義的勇士，成為人們心目中的英雄，很多女生更是愛死他們，所到之處，尖叫歡呼聲不斷，連小學生寫作文都以之為榜樣。 <text:line-break/><text:line-break/>可是，這些反共義士，有些是作奸犯科無惡不作的人渣，鋌而走險，有些則是投奔巨額賞金而來，動輒幾千兩黃金，上億橫財，生活奢靡腐敗，實在看不出任何高貴志向。人們對之的愛戴與崇拜，當然不是出於任何真實的感情，而是洗腦之必然。 <text:line-break/><text:line-break/>至於任何歷史事件也一樣，透過洗腦，你要人們在乎哪個事件，他就會在乎哪個事件。 <text:line-break/><text:line-break/>我對人們的這一切荒唐可笑行徑從不意外。我唯一感到意外的是，我從沒想到四十年後的今天，島內政治之卑鄙與齷齪、貪婪與腐敗，不但沒有改善，反而變得更精緻，更有技巧；洗腦洗得更徹底，更肆無忌憚，更理直氣壯；你幾乎找不到幾個腦子正常的人了，每個人嘴裏不斷覆述同樣的腦殘台詞。 <text:line-break/><text:line-break/>每次出門去吃早餐，就會看到店家桌上總是擺著各種骯髒透頂的造謠洗腦工具，包括蘋果日報、自由時報等等等；每天就是致力於告訴大家中國人是魔鬼，而我們不是中國人，全世界都在努力打倒魔鬼，捍衛民主自由。 <text:line-break/><text:line-break/>你覺得，當一個人每天浸泡在這樣一種鋪天蓋地的仇中反華毒素中，他能有多少倖存機會？他如何抵擋這樣一種全面性的瘋狂洗腦環境？ <text:line-break/><text:line-break/>當然，除了個人歷史經驗之偏見與洗腦外，還有一種人亦為數不少，整個島內菁英界幾乎統統都是，少有例外。菁英們其實大多明白基本是非，但他們知道外頭吹什麼風就該舉什麼旗，凡事眛著良心，但求一己之私。我所熟識的留英圈子中，就有一堆這種人渣，甚至由藍轉綠，變成綠營打手。哪天島嶼紅了，我敢說這些人渣肯定紅得比誰都快。</text:p>
      <text:p text:style-name="P1">小余   |  2019.09.30 16:09   |   <text:a xlink:type="simple" xlink:href="http://palinfo.habago.org/Entry?Command=Information_PrintForum&amp;iPage=2#FORUM37945"><text:span text:style-name="T1">#</text:span></text:a></text:p>
      <text:p text:style-name="P2">提到這個沈教授，PUMA，法律界的人百分之八十到九十都是綠的，也正因如此，實在無法跟我這些同學多談些什麼。小弟也不跟他們聯絡。多年前在唸書時，跟一位同學在吃飯，正在報導南京大屠殺**週年，同學不知道我是所謂的外省人，有長輩是被日本人炸死的，對著我說『都是這些新聞在報導，南京大屠殺跟我們台灣人什麼關係』。當下我只能漠然不作聲，當時因為年輕，心理極度怨恨，想說有天老共來，一定要把你們這些人舉報台獨（其實到時他們一定叫祖國比我快） <text:line-break/><text:line-break/>其實我真的是看不起這些人，如果以一個身為台灣人身份來說，1915噍吧哖事件也死了不少人，也沒離現在有多久，為什麼你們不憤恨？！ 228事變卻一直每年在那裡說，又不提及當時也有多少在台外省人遭殺、遭奸？ 這不是政治目的是什麼？ 好事都由你台灣人說？ <text:line-break/>再者，如果以一個人類的身份來說，南京大屠殺不值得反思？還是因為殺人的是你們這些視日本殖民政府為爸爸的餘孽，所以沒差？ <text:line-break/><text:line-break/>等到現在都中年了，目前台灣對中國、台灣的認同越來越分歧，我曾經去跟一位非常反中、反國民黨的朋友說，你們罵中國人是支那人、無視當年抗日，有想過我們這些祖先有被日本人殺死的外省人的心情嗎，你要我們體諒你們的什麼亞細亞孤兒情結，那你有體諒我們外省人的歷史記憶嗎，她完全不懂 <text:line-break/><text:line-break/>我身為一個芋仔蕃薯，本來這樣的血統應該是成為兩者的契機，但到現在，卻對這些綠營支持者的腦殘嫉妒厭惡，只能默不作聲，但心中一直有這個疑問，是台灣人數典忘祖？還是就只是因為以前國民黨太壞所以遷怒外省人與中國人？還是，心中被皇民化徹底成功，以為自己是『台灣人』就比較優秀？ 抑或，這就是台灣人為了生存永遠變來變去的基因？ <text:line-break/><text:line-break/>還請陳醫生惠賜卓見，以解小弟心中鬱悶，感恩！</text:p>
      <text:p text:style-name="P1">陳真   |  2019.09.30 00:32   |   <text:a xlink:type="simple" xlink:href="http://palinfo.habago.org/Entry?Command=Information_PrintForum&amp;iPage=2#FORUM37944"><text:span text:style-name="T1">#</text:span></text:a></text:p>
      <text:p text:style-name="P3">蘇古諾夫的  "Russian Ark" 是我最喜歡的電影之一，給我很大的安慰。片尾有這麼一段話常在我心裏迴響： <text:line-break/><text:line-break/>"Sir, sir,...it's a pity you're not here with me. You would understand everything. Look!  The sea is all around. We are destined to sail forever. To live forever." (先生，先生...很可惜你沒有和我一道來這兒。你將明白一切。看！四周大海環繞，我們將註定永遠漂泊，永遠活著。) <text:line-break/><text:line-break/>我們平常不可能跟人這樣講話，但事實上就是得這樣講話才是肺腑，可卻偏偏無法說個究竟，於是只能在有限字眼上講些不太對勁的皮毛。例如，我對那些所謂公平正義之類的東西，心裏有說不出來的厭煩與厭惡，八竿子其實打不著我一點邊。</text:p>
      <text:p text:style-name="P1">陳真   |  2019.09.29 22:34   |   <text:a xlink:type="simple" xlink:href="http://palinfo.habago.org/Entry?Command=Information_PrintForum&amp;iPage=2#FORUM37943"><text:span text:style-name="T1">#</text:span></text:a></text:p>
      <text:p text:style-name="P2">謝謝你的建議。不過，我沒有臉書，也不看臉書 (一般好像也看不到，除非自己有臉書)。我寫東西並不期待甚至不希望很多人看。</text:p>
      <text:p text:style-name="P1">Fatcat   |  2019.09.29 12:59   |   <text:a xlink:type="simple" xlink:href="http://palinfo.habago.org/Entry?Command=Information_PrintForum&amp;iPage=2#FORUM37942"><text:span text:style-name="T1">#</text:span></text:a></text:p>
      <text:p text:style-name="P3">陳醫師能否在臉書上成立專頁，讓更多人能分享您的高論! <text:line-break/>謝謝!</text:p>
      <text:p text:style-name="P1">鄭豐遠   |  2019.09.29 10:44   |   <text:a xlink:type="simple" xlink:href="http://palinfo.habago.org/Entry?Command=Information_PrintForum&amp;iPage=2#FORUM37941"><text:span text:style-name="T1">#</text:span></text:a></text:p>
      <text:p text:style-name="P2">我完全同意孫從輔說的，但那和我講的略有不同。你說的是履行承諾與施政能力的問題 (當然中共在這方面也是無可匹敵)。我說的是一個政府和社會高層人士在內政外交上的種種發言舉措或訊息呈現上的基本誠信和道德底限。中共的這個底限在我看應該是全世界最高標準了，非常誠實和自律，甚至讓人感覺太過老實，有點無所作為了。 <text:line-break/><text:line-break/>比方說中共似乎從來不曾製造過什麼美國或歐洲的什麼不實消息，或肆意放大歪曲一些事件而達到攻擊或削弱對手的目的，更不要說對台灣了，台灣沒有重要的值得中國用這種下三濫的方式來對付。美國這樣一個對手都堂堂正正對著幹了，哪裡有可能製造什麼假消息來騙台灣人? 這位沈先生是不是以為大家都看不懂簡體中文，都沒見過外面的世界? <text:line-break/><text:line-break/>我並不是什麼正義之士，作為個人，為了生存我們可能耍些心機，幹些偷拐搶騙的勾當，我的道德標準應該算比一般人低很多。但作為一個政府如果也這樣幹，那一個社會就註定完蛋了，因為沒有人會真心願意活在這種社會。台灣就是一個最好的例子。如今誰還會相信這個政府和各種社會菁英說的每一句話? <text:line-break/><text:line-break/>中國卻是另一個極端，官方發佈的有關中國內外的各種訊息基本上百分百可信。 </text:p>
      <text:p text:style-name="P1">孫從輔   |  2019.09.29 02:07   |   <text:a xlink:type="simple" xlink:href="http://palinfo.habago.org/Entry?Command=Information_PrintForum&amp;iPage=2#FORUM37940"><text:span text:style-name="T1">#</text:span></text:a></text:p>
      <text:p text:style-name="P3">我認為謊言政治是多黨定期選舉制度最大的副作用。先撇開道德不論，單從利弊得失來考量，我們都知道不可能於長時間欺騙多數人，而中共的定位就是要長期執政，因此謊言是絕對有害的。但在多黨定期選舉的情況下，各政客追求的是選舉日當天的選票最大化，以及有限任期下能得到的利益最大化，此時謊言就變得利大於弊了。 我的大陸朋友常在我面前細數說中共在某某年某某大報告中說幾年內要降低貧窮率多少，要蓋鐵路多少，要通網路多少，從來沒有食言過，而且全部提前達標。我認為這就是不能失信於民這個原則帶來的結果 (就我所知，中共基層幹部的壓力非常大)。我認識的大陸人中，幾乎沒有人是無條件的腦殘挺共，相反，他們是實事求是地以施政成效給百姓帶來的好處，給民族帶來的好處，甚至給世界帶來的好處，來評價中共。我很高興看到世界上真的有一個政府能靠政績得到人民支持。這本來是淺白的道理，但曾幾何時，世界上竟需要一個「特例」來証明這些淺白道理儘儘是「可能的」。</text:p>
      <text:p text:style-name="P1">林炤育   |  2019.09.28 08:42   |   <text:a xlink:type="simple" xlink:href="http://palinfo.habago.org/Entry?Command=Information_PrintForum&amp;iPage=2#FORUM37939"><text:span text:style-name="T1">#</text:span></text:a></text:p>
      <text:p text:style-name="P2">這本《永久檔案》，是知名駭客愛德華．史諾登的自傳，裡面詳盡描述了他的一生，以及他為何決定揭發政府監控人民的陰謀! <text:line-break/>https://youtu.be/Ac4cCEySLUs</text:p>
      <text:p text:style-name="P1">鄭豐遠   |  2019.09.28 06:23   |   <text:a xlink:type="simple" xlink:href="http://palinfo.habago.org/Entry?Command=Information_PrintForum&amp;iPage=2#FORUM37938"><text:span text:style-name="T1">#</text:span></text:a></text:p>
      <text:p text:style-name="P3">出國已經三年多，別人出國學習或工作有什麼感悟我不曉得，對我來說，出國後我才真正有了一種緩慢的覺醒，這種覺醒就是: 繁體中文的世界 (台灣/香港) 完完全全就是一個充斥著各種謊言、虛榮、邪念、心機的醜惡世界; 反之，在許多重要議題上，簡體中文的資訊要可信一萬倍，特別是中國官方的各種媒體，我從來沒見過這麼誠實保守的一種政府，我也不曾見過中國官方媒體說過一句假話 (網站、新聞、報紙, etc)。老實說，對於像我這樣從小習慣在各方口水互噴的文化下長大的台灣人，很多時候我都不禁納悶，像共產黨這麼老實甚至有點老土的政府，究竟要怎麼去治理那麼大一個國家? 我不敢說中共就是心懷了什麼中華傳統文化的仁義禮智信之治國之道，但至少我們看清了一件事，那就是在如今這個醜惡的地球上，一個誠實的政府和國家還是有可能的。 <text:line-break/><text:line-break/>對岸確實有很多問題，但什麼不好說，偏要說大陸官方製造什麼假消息，稍微對中國有點理解的人，看了就都只能呵呵一笑，無言了。我相信這位沈先生不是例外，而是例內中的例內，台灣人的這種習慣隨口說謊造謠抹黑，作賊喊抓賊的習性 (特別在政界學界及各種菁英匯集之處)，是一種可恥的文化病，它終究會為我們台灣人帶來巨大的傷害。 <text:line-break/><text:line-break/>同胞們聽了別生氣，但台灣人和台灣政府才是習慣整天說謊的一群人，不但說謊，而且完全不以說謊為恥，反而對抹黑傷害他人有一種變態的興奮感，已經成為台灣一道著名的風景線了。可怕的是，大家對此不但毫不為意，甚至樂在其中，就像吸食毒品那樣。所謂如入鮑魚之肆，久而不聞其臭，過去在台灣生活了四十年，對許多事並沒有特別感覺，直到出了國，來到了天涯海角，我才真正好像從一種毒氣室走出來，慢慢有了呼吸到了新鮮空氣的感覺。 <text:line-break/><text:line-break/>昨晚和兩個新朋友見面，兩人都是九零後的中國小女孩，原本也只是一塊攀岩做做運動，但許多事也藏不住，閒聊間對方很快就發現，我們很不”台灣人”，而且對中國的一些訊息似乎比她們還清楚還關注，於是話匣子打開了，四個人就這麼聊到了半夜。從兩個年青人的一些看似普通平凡的表情神態和話語，我都能清楚感受到中國這個國家的不凡之處，以及無限可能的未來。相比台灣，乏善可陳，令人無言。還好我將來的志向並不是做一個台灣人，而是做一個人，所以我並不特別感到羞愧和自卑。</text:p>
      <text:p text:style-name="P1">陳真   |  2019.09.28 02:39   |   <text:a xlink:type="simple" xlink:href="http://palinfo.habago.org/Entry?Command=Information_PrintForum&amp;iPage=2#FORUM37937"><text:span text:style-name="T1">#</text:span></text:a></text:p>
      <text:p text:style-name="P2">卡韓政變 (174)：難道是時光倒流？談沈伯洋先生的穿越研究 <text:line-break/><text:line-break/>陳真 2019. 09. 28. <text:line-break/><text:line-break/><text:line-break/>高達曾經說，對於一部爛片，你根本不需要去鳥它，更沒必要花力氣去分析說它有多爛。我的想法跟高達有點不同。我的想法是：對於一部爛片，你根本不太可能去鳥它，因為你很難訴說一部爛片到底有多爛。這就如同你很難證明一團大便很臭，你也很難證明豬八戒有多醜，因為這些是如此明明白白的事，所謂 "不證自明" 或 "不言而喻" (self-evident)。 <text:line-break/><text:line-break/>底下這位 "資訊戰專家" 沈柏洋之所言就是一例。你看他煞有介事地講這樣那樣一些蠢到爆炸的蠢話，我真的很想去撞牆。我的天啊，這麼蠢的蠢話也能講得這麼隆重？我真不敢相信我的眼睛。難道是時光倒流？我是在做夢嗎？我又回到七、八零年代的黨外時期嗎？還是更早的蔣總統萬歲年代？ <text:line-break/><text:line-break/>沈先生的 "論點" 相當 "穿越"，我實在不知道怎麼反駁。我幫他摘要一下。他指出： <text:line-break/><text:line-break/>中共對台灣資訊戰有五種線路： <text:line-break/><text:line-break/>第一是中共國安部系統，「透過駭客攻擊台灣的健保、戶籍與監理處的資料庫」，另外也會「與台灣的地方黑道對口」。 <text:line-break/><text:line-break/>(陳真按：這就是假新聞，應該關三天。中共國安部是吃飽太閒嗎？它攻擊台灣的戶政和車輛及健保資料做什麼？中共國安部會低能無聊到和什麼台灣的地方黑道對口？我跟你說，藍白綠橘和黑道關係都很好，特別是在一片綠油油的台灣南部，幾乎就是黑道治國。)。 <text:line-break/><text:line-break/>沈先生的第二個 "研究發現" (陳真按：好可愛的研究) 是： <text:line-break/><text:line-break/>中共統戰部透過低價旅行社及各種社團，邀請參訪大陸及旅遊，然後對參加者洗腦，鼓吹他們開設微信群組，幫忙傳播假資訊。 <text:line-break/><text:line-break/>(陳真按：沈先生這項 "研究" 同樣是假新聞。請問天底下哪個國家或政府或學校或各種民間團體或官方機構沒有這類文化或商業或學術交流活動？做得最徹底的當然就是美國，在全世界各地無孔不入。中共所做的，如果是1，美國差不多就是100000000。 <text:line-break/><text:line-break/>而且，開設微信帳號又有什麼問題呢？只能用Line？否則就是被敵人統戰？ <text:line-break/><text:line-break/>更荒唐的是：我似乎還沒見過由中共發出的任何一條假新聞。相反地，我倒是幾乎很少從綠營及其所完全一手掌控的台灣主流媒體中聽到一句真話，每天就是永無止盡的造謠與抹黑。) <text:line-break/><text:line-break/>沈先生的第三個創見是有關國台辦。 <text:line-break/><text:line-break/>他說，中共國台辦內部有一套專門製造假新聞的系統，透過台商群組對外散布，例如散布到候選人的臉書或各種後援會甚至電視，使台灣人對政治的認知產生「偏差」。 <text:line-break/><text:line-break/>(陳真按：沈先生真的很搞笑，他居然還舉了個例說，他研究發現：今年六、七月，中共發出「親中是和平、反美是正義」的假消息，並在七月時發表「美國現在經濟很慘、犯罪率很高」的新聞。沈先生說，中共的目的是要散播中國將贏得中美貿易戰的假消息。看到這裏，不知道大家做何感想？是不是很想去撞牆？你有辦法反駁這樣一些蠢話嗎？) <text:line-break/><text:line-break/>沈先生並且說，當一個人聽到這些假消息之後，就會被洗腦，進而在心裏開始懷疑說：我們怎麼可以跟美國買武器？「政府怎麼跟美國走那麼近？是不是有問題？」沈先生很「嚴肅」地說：「當一個人對某事已有既定的認知，那他理解新聞時就會歪掉，這對台灣來說很危險」。 <text:line-break/><text:line-break/>(陳真按：除了無言或乾脆自己掐LP自殺之外，我真不知道還能說什麼。世界上怎麼會有這麼可愛的研究？真是很有內涵。) <text:line-break/><text:line-break/>沈先生的第四個 "研究發現"： <text:line-break/><text:line-break/>解放軍有個網路系統部，會主動帶議題，活躍於批踢踢（PTT）與臉書中。 <text:line-break/><text:line-break/>(陳真按：無言。) <text:line-break/><text:line-break/>沈先生最後一個 "研究發現" 是共青團： <text:line-break/><text:line-break/>共青團會指揮網友，經常到台灣的臉書和 Youtube 留言。  <text:line-break/><text:line-break/>(陳真按：留言有什麼問題？人家是不能發表意見嗎？) <text:line-break/><text:line-break/>最後，沈先生「憂心忡忡」地說，「中共資訊戰來勢洶洶，台灣應如何對抗」？他說，他和「研究團隊決定從立法的層次解決，希望境外勢力代理人法案能在立法院通過，這是專門在抓造成台灣社會問題的節點。」所謂「節點」，簡單說就是抓中共同路人，包括「行銷公司、旅行社的群組、學校老師、大學與媒體等等」。 <text:line-break/><text:line-break/>沈先生說，「理想的狀況就是讓假資訊在還沒開始散播時就斷掉，而斷掉的方式就是揭露，讓大家知道誰是中共的代理人」。沈先生並鼓勵台灣人發現任何異常言論時，應馬上「蒐集資料」，「告知親友」小心共匪就在你身邊，並儘速「通報研究團隊」。 <text:line-break/><text:line-break/>(陳真按：無言。)  <text:line-break/><text:line-break/>後記：33年前(1986年)的今天(9月28日)，我參與創立了一個黨叫民主進步黨。這個黨，事實上在大約頂多十年後，便已徹底名存實亡，成為一個比國民黨還國民黨、貪污腐敗無法無天好話說盡壞事做絕的人渣黨。 <text:line-break/><text:line-break/>======================= <text:line-break/><text:line-break/>台灣已進入準戰爭狀態？專家揭秘中共對台資訊戰背後秘密 <text:line-break/><text:line-break/>今周刊 <text:line-break/>莊翊晨 <text:line-break/>2019年9月27日 <text:line-break/><text:line-break/>台灣人的日常生活，十之八九離不開網路世界，但你知道在網路上獲得的資訊，有可能是來自中共的假資訊嗎？「中共對台灣的滲透無孔不入」，研究中共對台資訊戰的專家沈伯洋如此警告。 <text:line-break/><text:line-break/>自幼的夢想：改變社會 <text:line-break/><text:line-break/>沈伯洋從小就覺得社會不公平，一開始他想透過當法官來改變社會，「若寫了一個好判決並被引用，或許能為社會做些改變」，這是當初他就讀台灣大學法律系時的志向，不過，後來他發現一個殘酷的現實：一個人根本改變不了，「要很多人進去才有可能改變」，沈伯洋堅定地說。 <text:line-break/><text:line-break/>於是，沈伯洋轉而選擇當老師，以「撲馬」（Puma）之名在補教界闖出名堂，由於沈伯洋的教學科目是刑法，想通過律師、法官、書記官、法警、檢察官、檢事官、警察、海關等公務人員考試的人，都需要學習相關課程，因此沈伯洋藉機在教學過程中，傳遞他認為正確的價值觀給學生。 <text:line-break/><text:line-break/>然而，在補習班教6年刑法的沈伯洋發現，當自己在台灣想要推動政策時，沒有博士學歷或大學教授資歷的話，講話份量有差，因此他毅然決然到美國加利福尼亞大學爾灣分校（UCI）攻讀犯罪與法律社會學（Criminology, Law and Society）博士。 <text:line-break/><text:line-break/>決定展開中共對台灣資訊戰的調查 <text:line-break/><text:line-break/>在一次跨領域的讀書會中，沈伯洋有位朋友分享俄羅斯對瑞典與捷克的資訊戰，當時一位軍事專家就說：「其實中共對台灣的資訊戰已經滿久了，但卻很少人研究」，沈伯洋大驚：「這樣聽起來很嚴重」。 <text:line-break/><text:line-break/>在讀書會結束一周後，剛好美國參議院委託智庫發布一份俄羅斯如何影響美國選舉的報告，「大家得知報告內容後覺得事態更嚴重，因為裡面有些手法可能跟中共對台灣的手法很類似，所以大家就說這個一定有必要跟大眾社會講」。 <text:line-break/><text:line-break/>這裡的資訊戰，意指中共以國家級的力量去對其他國家做犯罪，而其中一個對象就是台灣，「證據其實很多」，這短短一句話從沈伯洋快言快語的口中吐露出來，感受得出他付出了旁人無法想像的時間與精力，把所有中共對台灣資訊戰的情報調查透徹，並使它們成為證據。 <text:line-break/><text:line-break/>根據沈伯洋目前的調查，這場資訊戰共有5條線路，分別為中華人民共和國國家安全部（以下簡稱國安部）、中共中央統一戰線工作部（以下簡稱統戰部）、國務院臺灣事務辦公室（以下簡稱國台辦）、中國人民解放軍（以下簡稱解放軍）以及中國共產主義青年團（以下簡稱共青團）。 <text:line-break/><text:line-break/>沈伯洋解析中共對台灣資訊戰的五種線路 <text:line-break/><text:line-break/>一、國安部 <text:line-break/><text:line-break/>在國安部系統中，沈伯洋說，最主要是駭客攻擊，他們會攻擊台灣的健保、戶籍與監理處的資料庫，另外也會與台灣的地方黑道對口。 <text:line-break/><text:line-break/>二、統戰部 <text:line-break/><text:line-break/>統戰部做的事情最多，沈伯洋邊搖頭邊說明，「基本上你可以想像到的一些交流協會，都是統戰部的線，再來有很多人會領統戰部的錢去做統戰相關事宜」，尤其是旅行社、低價旅行團以及宮廟。 <text:line-break/><text:line-break/>沈伯洋舉例，當一個台灣低價旅行團去到中國旅遊，會享有落地招待，而後就會開設微信群組，「這個微信群組就是散播假資訊的溫床」，若該手機使用者也有在使用LINE，虛假資訊就很容易轉入到LINE，開始擴散，「LINE在台灣的觸及人數，大約比微信多3倍」，也就是說會有大批民眾在LINE上收到中共的假資訊。 <text:line-break/><text:line-break/>三、國台辦 <text:line-break/><text:line-break/>國台辦系統最主要與台商有關，台商的創業群組內也會出現許多假資訊，與前述統戰部建立的群組相同，沈伯洋把它稱之為在地假資訊，這些假資訊會造成可能性偏誤，「讓你在理解事情上產生偏差」。 <text:line-break/><text:line-break/>沈伯洋舉例，今年六、七月，中共就在傳「親中是和平、反美是正義」的消息，七月時甚至丟出美國現在經濟很慘、犯罪率很高的相關新聞，「它會一步一步洗腦，讓你認為中美貿易戰中，美國在節節敗退，但這與事實不符」。 <text:line-break/><text:line-break/>假設一個只接收到這類訊息的人，得知中華民國政府與美國軍售，心裡就會覺得：「政府怎麼跟美國走那麼近，是不是有問題？」當一個人對某事已經有既定的認知，那他理解一則新聞的時候就會歪掉，「這對台灣來說很危險」，沈伯洋嚴肅地說。 <text:line-break/><text:line-break/>而台商除了群組內的假資訊之外，會付錢給宮廟以及台灣行銷公司做選舉操作。 <text:line-break/><text:line-break/>不過在國台辦這條線路中，最令沈伯洋頭痛的是，他們有一套製造假新聞的系統，會自己經營內容農場網站，並把這些假新聞丟到臉書社團、政治人物的後援會中。 <text:line-break/><text:line-break/>另外，國台辦在馬來西亞等其他海外國家，還與經營中介式內容農場的單位合作，這些中介式內容農場同時會經營台灣的臉書粉絲專頁與社團，將國台辦的假新聞進行改寫後，與國台辦同步把資訊發佈到臉書粉專與社團中。 <text:line-break/><text:line-break/>當一篇文章在粉專或社團被置頂時，能見度與討論度就會較高，而政論節目主持人發現後，就會以網友現在認為如何如何，將之成為政論節目的話題，甚至因此變成電視新聞標題，「打到電視是最可怕的，因為電視的觸及率比臉書還要再高一點，我稱它為空中假新聞」，沈伯洋眉頭深鎖。 <text:line-break/><text:line-break/>四、解放軍 <text:line-break/><text:line-break/>在解放軍的戰略支援部中有個網路系統部，沈伯洋合理懷疑裡面有對台灣攻擊的網軍，會主動帶議題。 <text:line-break/><text:line-break/>另外還有一種水軍，他們是由解放軍退休將領投資的中國行銷公司，這些外包的行銷公司會直接承接共產黨的案子對台灣做攻擊，也就是所謂的五毛，他們大多數活躍於批踢踢（PTT）與臉書中。 <text:line-break/><text:line-break/>五、共青團 <text:line-break/><text:line-break/>最後，共青團這條線路中，他們會指揮帝吧（百度貼吧的一個論壇版塊）等網友，到臉書或YouTube等處瘋狂灌留言，又被稱為帝吧出征。 <text:line-break/><text:line-break/>沈伯洋舉例，譬如2016年帝吧出征事件，他們就從中國大陸翻牆出來，到蔡英文總統等政治人物與部分台灣媒體的臉書粉絲專頁大量發佈留言。 <text:line-break/><text:line-break/>中共資訊戰來勢洶洶 台灣應如何對抗 <text:line-break/><text:line-break/>上述五種路線看似嚴重，但這些部門有一個特色：他們互相之間沒有很合作，這也是台灣到現在還能夠生存的原因，沈伯洋解釋，「有時候他們議題會打架，甚至連支持的候選人都不一樣」。 <text:line-break/><text:line-break/>不過，沈伯洋也表示，中共理所當然會慢慢整合，只要他們整合得愈好，對台灣的威脅就愈大，「2015年解放軍就已經把網軍編制起來，如果台灣在過程中什麼都不做，就會很危險」。 <text:line-break/><text:line-break/>沈伯洋認為，中共最主要的目的是併吞台灣，因此中共希望台灣愈亂愈好。當每一個同溫層變得愈來愈小、愈來愈厚，人與人之間就會愈敵對，在這樣敵對的狀況下，中共要操弄選舉就會很方便，「尤其在台灣只需要影響大約10%的選民，就有機會改變選舉結果」。 <text:line-break/><text:line-break/>在調查過程中，就曾有接中共案子的行銷公司人員對沈伯洋透露，在今年5月政黨總統初選時，有個案子竟是要他們攻擊所有初選候選人，「對我來說這就是一個警訊，因為很明顯是要製造對立」，沈伯洋說。 <text:line-break/><text:line-break/>回想幾個月前，賴清德被攻擊，民眾可能會認為是蔡英文的支持者做的；郭台銘被攻擊，會被認為是韓國瑜支持者做的，如此一來對立就形成了，「現在初選完後，藍綠兩黨內部的對立其實還很嚴重，這在民主上絕對不是件好事」。 <text:line-break/><text:line-break/>要想抵抗中共對台灣的資訊戰，最好的方式是行政體制直接改變，沈伯洋建議，中華民國要成立一個戰略中心，且需要各領域專家加入，但以目前官僚系統的運作，尤其總統大選即將到來，沈伯洋坦言，機會根本是0。 <text:line-break/><text:line-break/>因此，沈伯洋與研究團隊決定從立法的層次解決，希望境外勢力代理人法案能在立法院通過，「這是專門在抓造成台灣社會問題的節點」，他指的節點包括行銷公司、旅行社的群組、學校老師、大學、媒體等。 <text:line-break/><text:line-break/>沈伯洋表示，法案通過的話，理想狀況是讓假資訊在還沒開始散播時就斷掉，而斷掉的方式是揭露，讓大家知道誰是中共的代理人，「你今天拿中共的錢辦事，有義務讓大家知道，我們不會去處罰，我們做的事情就是去揭露」。 <text:line-break/><text:line-break/>一般大眾要想協助抵抗中共對台灣的資訊戰，沈伯洋認為有兩件事能做：蒐集資料與告知親友。 <text:line-break/><text:line-break/>在蒐集資料的部分，沈伯洋說，自己與研究團隊只是在做研究，不會有機會加入通訊軟體的群組，因此若有民眾察覺自己所在的LINE或微信群組有異，可以回報給研究團隊。   <text:line-break/><text:line-break/>平時與親友聊天時，沈伯洋建議，可以告訴對方說：「中共正在以統戰加上資訊戰的模式，在攻擊台灣，所以對於接收到的訊息要小心」。 <text:line-break/><text:line-break/>沈伯洋認為，台灣政黨要吵架、對立都沒關係，「但中共利用我們民主之間本來就有的對立，來見縫插針，這很可惡」，沈伯洋不希望台灣的人權與情勢變得像大陸一樣糟糕，因此高聲呼籲，要先將中共對台灣的滲透抽離，「台灣的民主就是大家吵完架，都還認同彼此是台灣人，我覺得這滿重要的」。</text:p>
      <text:p text:style-name="P1">陳真   |  2019.09.25 20:54   |   <text:a xlink:type="simple" xlink:href="http://palinfo.habago.org/Entry?Command=Information_PrintForum&amp;iPage=2#FORUM37936"><text:span text:style-name="T1">#</text:span></text:a></text:p>
      <text:p text:style-name="P3">卡韓政變 (173)：醜劇才剛要開始 <text:line-break/><text:line-break/>陳真 2019. 09. 25 <text:line-break/><text:line-break/><text:line-break/>讓郭台銘退黨其實還不夠，應該開除黨籍才對。但是，國民黨竟然 "慰留"，真是不可思議。慰留是要慰留有用之才，怎麼會去慰留這樣一個拼命傷害黨的人？1988年，我也曾被民進黨慰留過。陳菊跟我說：黨員只有小貓兩三隻，你還要退黨？才剛發生520農民事件，你還要退黨，你這是在打擊士氣。於是我拖到1994年實在受不了才退黨。 <text:line-break/><text:line-break/>對郭台銘這種小人，理應閃得越遠越好。國民黨是有被虐狂嗎？被這渾蛋整得都快崩盤了還不夠嗎？這個爛黨真是爛到極端不可思議，拼命討好奸人，只因奸人有錢，可謀私利，另一方面卻拼命傷害黨的救星與忠良之士，欲置之於死地。 <text:line-break/><text:line-break/>在此呼籲大家把政黨票投給新黨或統促黨及勞動黨，不要投給國民黨。 <text:line-break/><text:line-break/>柯郭王醜劇不會馬上結束，即使選後也一定還是會一直演下去，因為始終會有一些以為自己在超越什麼藍綠的選民存在。 <text:line-break/><text:line-break/>至於國民黨之慰留郭台銘，雖然郭表示「不希望再跟國民黨有所糾纏，不要再來勾勾纏」，但這是在唱雙簧，演假戲。郭一定還是會結合黨內權貴繼續興風作浪，藉以在整個 "政治市場" 上圖謀最大個人權力。醜劇不但還沒結束，而且恐怕才剛要開始。 <text:line-break/><text:line-break/>那些滿口民主神聖的人，應該好好想一想，到底這樣一種 "民主" 有何正面意義可言？</text:p>
      <text:p text:style-name="P1">陳真   |  2019.09.25 19:37   |   <text:a xlink:type="simple" xlink:href="http://palinfo.habago.org/Entry?Command=Information_PrintForum&amp;iPage=2#FORUM37934"><text:span text:style-name="T1">#</text:span></text:a></text:p>
      <text:p text:style-name="P2">卡韓政變 (172)：蘇起的統獨無聊論 <text:line-break/><text:line-break/>陳真 2019. 09. 25. <text:line-break/><text:line-break/><text:line-break/>回到台灣，我已經12年不曾聽演講。這回是12年來頭一次，主要是因為蘇起之所言，往往有其可觀之處。 <text:line-break/><text:line-break/>這個月初，跑去高雄圖書館聽蘇起演講兩岸關係，頗有啟發，但在某些根本問題上，我認為他顯然犯了錯，只是這樣一些錯誤理應不是 intellectual 上的疏忽，而只是說服群眾上的一種刻意說詞。 <text:line-break/><text:line-break/>我所謂 "錯誤" 指的是他講了半天統獨之嚴重性後果，結論卻說 "爭論什麼統獨真的很無聊"，意思是說大家就只是要過個好日子嘛，幹嘛去區分什麼藍綠統獨？蘇起這番說詞，聽起來很像中國時報所力推的所謂 "無色覺醒"。 <text:line-break/><text:line-break/>可是，除非是植物人，否則只要有人之處，就有政治，就有顏色主張，就有意識形態，就有是非善惡，哪來無色之可能？中時老闆蔡衍明之 "無色覺醒十大主張" 的第一條 "我們都是中國人"，就已充滿顏色不是嗎？ <text:line-break/><text:line-break/>這類所謂 "無色覺醒" 或擱置 "無聊" 爭議的刻意打迷糊仗說法，也許立意良善，但在概念上卻無法自圓其說，執行上甚且有害，因為既然 (依蘇起所言) 兩岸歸屬問題事態如此緊急，時間與機會稍縱即逝，為何還要擱置？ <text:line-break/><text:line-break/>況且，統獨雙方資源完全不對等，一方徹底掌握教育及幾乎所有媒體，鋪天蓋地的洗腦造謠與抹黑，挑撥仇中反華，無日無之，為所欲為。當仇中反華在島內變成一種天經地義的基本心態，這時候你自己卻還要擱置爭議，那豈不是進一步自我繳械？ <text:line-break/><text:line-break/>蘇起結論的 "統獨無聊論" 還有個問題是，他把島內的統獨衝突講得好像是台灣人 "自己" 所衍生出來的一種無聊爭議。這當然不是事實。蘇起又不是三歲小孩，他當然也知道統獨是半個多世紀來中美對抗的一個核心議題。簡單說就是，台灣做為美國的一個殖民地，台獨、反共、仇中反華等等這些意識形態，當然不是什麼台灣人民所自然衍生的無聊爭議，而是控制島內教育與媒體者長年洗腦的目標後果，藉以把台灣塑造成一種攻擊中國大陸的武器，一如香港。 <text:line-break/><text:line-break/>演講結束，開放觀眾發問，我本來想站起來唱個反調，後來覺得大家都是明白人，這類顯然只是 "說說而已" 的空洞修辭，似乎也就沒什麼好質疑的了。 <text:line-break/><text:line-break/>統獨爭議畢竟不是什麼出於無聊人民的無聊爭議，而是影響兩岸禍福的一個致命關鍵，特別是對於台灣來講，走得對，就是康莊大道，要是踏錯一步，很可能就是一場滔天悲劇。 <text:line-break/><text:line-break/>統獨爭議了二十幾年，事實上只爭不議；刻意迴避議論是荒唐的，透過一些傻到爆的空洞修辭來捍衛這個反對那個，亦同樣愚不可及。 <text:line-break/><text:line-break/>後記： <text:line-break/><text:line-break/>上星期，聽一個同學說起綠營的某個尾巴黨叫做什麼雞雞黨的發言人 (叫陳什麼我忘了)，說他很嗆辣什麼的，我聽了一頭霧水，因為我平常不太注意尾巴黨 "們"。昨天，在雅虎新聞的首頁上卻剛好看到相關影片，標題寫說這位什麼戰神等級的發言人嗆爆王炳忠、打臉王炳忠、打趴王炳忠等等等。於是我就點進去看，看了新一代綠營 "戰神" 的發言內容，感覺很無言，很想自己掐LP自殺。 <text:line-break/><text:line-break/>幾十年來，從那個黨外到這個黨外，黨外個永無止盡；做為一個永遠的異類與少數者，無言之餘，特別是夜深人靜之際，我常會想到羅素關於人類文明與社會發展上有關 "智能之基本重要性" 的談話。羅素認為，普遍的腦殘現象，是人類種種荒唐可悲乃至恐怖血腥問題的基本根源；人們其實什麼也不懂，卻總是有一堆顛撲不破的神聖立場，就像被植入某種程式的電腦或語音播放器那樣，反覆陳述一些空洞且獨斷乃至缺乏基本認知意義的特定語句 (例如捍衛民主)。 <text:line-break/><text:line-break/>羅素顯然是對的，面對腦殘，我們往往只能啞口無言。重點是，我不相信腦殘可以治療，我越來越相信你似乎只能想辦法給他植入各種正確答案，而不用期待他會思考。如果我這個傲慢與偏見是對的，這似乎意味著所謂民主在概念上其實走不遠。</text:p>
      <text:p text:style-name="P1">涂育誠   |  2019.09.25 02:31   |   <text:a xlink:type="simple" xlink:href="http://palinfo.habago.org/Entry?Command=Information_PrintForum&amp;iPage=3#FORUM37933"><text:span text:style-name="T1">#</text:span></text:a></text:p>
      <text:p text:style-name="P2">https://bit.ly/2msy2lA <text:line-break/><text:line-break/>看到所有電視主播，異口同聲地複誦下列句子，彷彿誤入歧途的楚門，無意間撞見門後的世界。 <text:line-break/><text:line-break/>但我們對困擾我們國家的不負責任的，一邊倒的新聞報導這一令人不安的趨勢感到擔憂 <text:line-break/>困擾我們的國家，在社交媒體上分享帶有偏見，和虛假的新聞已經變得非常普遍 <text:line-break/>更令人擔憂的是，一些媒體在沒有核實事實的情況下發布了同樣的假新聞 <text:line-break/>不幸的是，一些媒體成員利用他們的平台，來推動他們自己的個人偏見和議程，來控制人們的想法， <text:line-break/>這對我們的民主是極其危險的。 <text:line-break/><text:line-break/>(以上重複無數次)</text:p>
      <text:p text:style-name="P1">陳真   |  2019.09.24 11:11   |   <text:a xlink:type="simple" xlink:href="http://palinfo.habago.org/Entry?Command=Information_PrintForum&amp;iPage=3#FORUM37932"><text:span text:style-name="T1">#</text:span></text:a></text:p>
      <text:p text:style-name="P3">卡韓政變(171)：台灣人的歷史記憶 <text:line-break/><text:line-break/>陳真 2019. 09. 24. <text:line-break/><text:line-break/><text:line-break/>有人說，魚的記憶只有幾秒鐘，是否如此，不得而知。但我知道台灣人的歷史記憶不但短，而且記憶內容隨時會被修改。魚頂多只是忘得比較快，但是台灣人卻是不斷改變記憶內容，往往 "記住" 一些根本不存在甚至與事實相反的事。 <text:line-break/><text:line-break/>蔡英文學位是真或假，理應是一翻兩瞪眼、幾分鐘就能證明的事，但她居然透過這樣一種所謂「35年前的教育部不是民進黨的教育部，更不是蔡英文的教育部！」的修辭來辯駁。 <text:line-break/><text:line-break/>更何況，35年前的教育部是國民黨開的，而蔡英文過去就是國民黨的紅人不是嗎？她由藍轉綠，只是最近十年的事。這些人真是滿口謊言，連這樣的基本事實也要撒謊。 <text:line-break/><text:line-break/>當今市面上幾乎所有醫界、學界的人也是這樣，總是修改個人歷史，總是吹噓自己當年便如何如何反國民黨。但這根本不是事實。不要說 "反"，就連不喊萬歲者都屬鳳毛鱗角那般罕見。 <text:line-break/><text:line-break/>35年前，我21歲，都已經當了幾年的黨外人士；不是那種偷偷摸摸的所謂 "支持者"，而是提筆為文、站上群眾講台，連蔣家都罵的亡命份子。那個年代，除了台大法律系的李鴻禧教授等極少數一、二人之外，哪有學界人士敢對國民黨說個 "不" 字？更不用說不管怎麼改朝換代始終是腦殘的學生們了；不忠黨愛國的學生非常稀少，校園裏 99.99%都是擁護國民黨，聽到 "蔣" 字就會自動兩腿併攏或立正站好。 <text:line-break/><text:line-break/>從我上大學第一天起，高醫校方最常對我得意洋洋講的一句話就是："我們高醫三千多票對你一票"，意思是說我的想法如此可笑，根本不可能找到認同者。其實，他們應該說："我們高醫三千多票對你兩票"，因為我當時還有個很要好的黨外同志，也是高醫學生，是個韓國僑生。 <text:line-break/><text:line-break/>沒想到，"我們高醫三千多票對你一票" 這句話，後來卻成為我沒被退學的原因。這是高醫當時的院長謝獻臣老師跟我說的。1986年民進黨成立，我是建黨黨員，也是當時唯一的民進黨學生。他說，"上面" 要求把我退學，是他保護了我。他說，他跟 "上面" 說："高醫三千多個國民黨 (支持者)，難道容不下一個民進黨？"  <text:line-break/><text:line-break/>他開玩笑地說我應該感謝他，不要再給他惹麻煩。但我沒有當場感謝，卻反諷他說，"院長不是高醫最大的嗎？怎麼還會有 '上面'？" <text:line-break/><text:line-break/>1996年最後一次遇到謝獻臣院長。那是在衛生署開會時，我代表沙鹿童綜合醫院提出一個醫院擴建案；久別重逢，師徒二人談起這些往事，感覺就像一場笑話。 <text:line-break/><text:line-break/>解嚴之前，台灣所有學校全是國民黨一手掌控，滴水不漏。當然，控制程度還是有所差別，例如國民黨一手栽培的紅人蔡英文當時所任教的政大，就是國民黨黨校，黨性堅強，政治掛帥，聲名狼藉。 <text:line-break/><text:line-break/>一樣是政大，但是35年前的政大跟現在的政大，已截然不同。所謂黨校就是一切黨說了算，非常封閉與封建；為所欲為，密不通風。綠營的李筱峰，48年前 (1971年) 就是念政大教育系，寫了一封信給政大校方提建言，批評黨化教育，馬上就被開除了，罪名是說他不敬師長什麼的。 <text:line-break/><text:line-break/>我想說的是，以「35年前的教育部不是民進黨的教育部，更不是蔡英文的教育部！」的修辭來證明自己的學位是真，不但證明不了，而且恰恰提供了反證，因為蔡英文過去一直就是國民黨紅人，套句時下民進黨的流行用語就是 "黨國餘孽"。至於她所任教的政大，當年就是惡名昭彰的國民黨黨校，惡質反動，封建十足，專搞思想教育，致力於培養黨棍。 <text:line-break/><text:line-break/>這故事還告訴我們，時空不同，人事物的意義也不一樣。35年前的政大和時下的政大不同，33年前的民進黨，跟時下這個民進黨也完全不一樣。名稱不變，但屬性卻早已南轅北轍。 <text:line-break/><text:line-break/>歷史必然有它難以言喻、無法定於一尊的成份，但它終究不是小說，不是一種可以任意瞎掰胡扯的東西。了解歷史是重要的，因為了解了過去，或有助於理解現在，從而也掌握了未來。</text:p>
      <text:p text:style-name="P1">陳真   |  2019.09.23 15:31   |   <text:a xlink:type="simple" xlink:href="http://palinfo.habago.org/Entry?Command=Information_PrintForum&amp;iPage=3#FORUM37931"><text:span text:style-name="T1">#</text:span></text:a></text:p>
      <text:p text:style-name="P2">博士學位是不是假的，怎麼會是透過這樣一種所謂「35年前的教育部不是民進黨的教育部，更不是蔡英文的教育部！」的修辭來辯駁？ <text:line-break/><text:line-break/>更何況，35年前的教育部是國民黨開的，而蔡英文過去就是國民黨的紅人不是嗎？她由藍轉綠，只是最近十年的事。這些人真是滿口謊言，連這樣的基本事實也要撒謊。 <text:line-break/><text:line-break/>陳真 2019. 19. 23. <text:line-break/><text:line-break/>=============== <text:line-break/><text:line-break/>反駁假學位、論文風波 蔡英文：35年前的教育部不是民進黨的 <text:line-break/><text:line-break/><text:line-break/>新頭殼newtalk <text:line-break/><text:line-break/>張逸飛 綜合報導 <text:line-break/>2019年9月22日 <text:line-break/><text:line-break/>總統蔡英文最近陷入學位及論文真偽風波，蔡英文今 (22) 天說，學位是真的，也一定有論文，當年申請政大教職時是經過正規行政程序審查。蔡表示，「35年前的教育部不是民進黨的教育部，更不是蔡英文的教育部！」</text:p>
      <text:p text:style-name="P1">陳真   |  2019.09.23 01:16   |   <text:a xlink:type="simple" xlink:href="http://palinfo.habago.org/Entry?Command=Information_PrintForum&amp;iPage=3#FORUM37930"><text:span text:style-name="T1">#</text:span></text:a></text:p>
      <text:p text:style-name="P3">前文多加了一個後記二，若有轉載者，請記得轉載全文。 <text:line-break/><text:line-break/>=========== <text:line-break/>後記二： <text:line-break/><text:line-break/>除了巴勒網，自己寫自己看之外，我其實很少上網，更是很少看中文。為什麼呢？因為大多乏善可陳，對我幫助不大，我需要的東西很少出現在中文世界。題外話。 <text:line-break/><text:line-break/>這個剽竊我的文章之網站，什麼 "華夏正朔-中華民國"，我剛看到他們的首頁： <text:line-break/><text:line-break/>https://bit.ly/2muk0Ql <text:line-break/><text:line-break/>竟然寫著： <text:line-break/><text:line-break/>"(史明) 是個雞賊的老司機，活到老學到老，偏偏不學好。103歲的台獨大佬史明，死者為大？臨了，交代一段話您帶身上：黃泉路上，不管有才沒才，別禍害別人行嗎？" <text:line-break/><text:line-break/>真是有夠低級。這究竟是無知或無恥？抑或兩者兼具？ <text:line-break/><text:line-break/>99.99%的台獨人士是假的，騙人的，被操弄或操弄人的，但是史明是真的，而且一生奮鬥不懈，不求名利。我至今仍珍藏他寫的 "台灣人四百年史"，我還注意到學姊早在1992年，竟然從第一頁第一個字，讀到最後一頁(576頁)的最後一個字，全書畫滿重點。1992年，我為這書舉辦了一個讀書會，學姐就是主講人。 <text:line-break/><text:line-break/>你可以藍，可以統，但你不應該蠢到或壞到去辱罵每一個非藍或非統的人。難道你連這一點最基本的辨識能力也沒有？還是存心抹黑？ <text:line-break/><text:line-break/>你可以藍，可以統，但你不應該因此而去敵視所有異己。你要知道，每個戰場，交戰雙方都有烈士，即便人渣窩裏也會有人格正直之士，史明就是一個。 <text:line-break/><text:line-break/>我在黨外時，因為不要命了，加上能文能武，無役不與，因此小小年紀二十歲出頭，就有人尊稱我為人格者、理想主義者、宗教家、人道主義者等等等，廣受同志推崇，群眾愛戴。 <text:line-break/><text:line-break/>1997年出國念書，大約一兩年後，也就是1998-1999年，我就和人渣黨從此幹上。並且，因為見識廣了，逐漸熟悉了國際局勢，更是了解了祖國之良善與不斷改革，看清了美國之血腥與邪惡，自然也就由獨轉統。 <text:line-break/><text:line-break/>我沒想到的是，我竟然因此馬上遭到綠營非常恐怖齷齪無恥下流的長期抹黑造謠以及冒名使壞與栽贓等等等，讓我竟然一下子從充滿愛心的無私人格者、理想主義者、宗教家與人道主義者，變成台奸，變成人格歪曲者，至今蒙受無數冤屈、誤解、嘲諷與羞辱。 <text:line-break/><text:line-break/>面對無盡的誤解與羞辱，我往往只能這樣安慰自己：眾人生活久久長長，代代相傳，彌足珍貴，但一己生命卻很短，所有悲歡苦樂，惆悵悔恨，所有榮耀與羞辱，其實也都很快會成為過去，宛若一聲嘆息，一下就沒了，不足為惜。我曾寫過一篇 "梅豔芳與維根斯坦"，與其說是在寫他們，不如說是在寫我自己。題外話。 <text:line-break/><text:line-break/>我想說的是，根據某種政治主張去區分善惡是錯的，對於社會發展是有害的。你看，藍的統的，還不是一樣人渣一大堆。反之，並不是每個主張台獨者或親綠者全是人渣，裏頭依然有一些人格崇高正直、無私且充滿愛心的人，例如林義雄、高俊明、史明、劉峰松、翁金珠、戴振耀、黃彰輝、陳永興等等等。 <text:line-break/><text:line-break/>你可以不認同其作為或想法，但誣衊其人格卻很可恥；不但可恥，而且有害。在一個社會的文明發展上，我們應該讓是非善惡回到它應有的位置，而非根據某種現實主張來定義善惡與敵我。</text:p>
      <text:p text:style-name="P1">陳真   |  2019.09.23 00:02   |   <text:a xlink:type="simple" xlink:href="http://palinfo.habago.org/Entry?Command=Information_PrintForum&amp;iPage=3#FORUM37929"><text:span text:style-name="T1">#</text:span></text:a></text:p>
      <text:p text:style-name="P2">卡韓政變(170)：世上沒有黑暗，只有無知？ <text:line-break/><text:line-break/>陳真 2019. 09. 22. <text:line-break/><text:line-break/><text:line-break/>當個精神科醫師，經常得承受很大而且日積月累的無奈與沉重感，你明知疾病出路，該吃什麼藥，該做什麼改變，但病人不信；你說他有病，他說醫生你才有病。家屬也不一定好得了多少，無數荒唐可笑的偏見與迷信，宛若千百年前的知識水平，難以溝通。那種感覺就好像人家外太空都不知道已經去幾回了，無知的人們卻還沾沾自喜講著沖天炮一般的知識與經驗。 <text:line-break/><text:line-break/>無奈 "見死不救" 之餘，許多時候，我常希望一覺醒來發現這一切都不是真的；希望世上沒有可怕的愚昧與無知，沒有瘋狂的傲慢與偏見。 <text:line-break/><text:line-break/>島內政治，也常給我帶來同樣的無奈與挫折。倫敦市中心某個公園裏頭有個石柱，幾丈高，上頭立了個雕像，我猜應該是莎士比亞 (？)，雕像底座小小一行字，我費了很大力氣才看清楚，上頭寫著："There is no darkness but ignorance." (世上沒有黑暗，只有無知。)  <text:line-break/><text:line-break/>我其實並不認同這句話，它的意思彷彿是說黑暗與無知可以畫等號，但我倒是認為，無知只是黑暗的一種工具，至於黑暗本身，不但不會無知，而且精明得很。你看，藍綠人渣及其文人走狗們，哪個會無知？一個也沒有。每一個都精打細算，全是生意高手。 <text:line-break/><text:line-break/>這十幾二十年來，偶而從友人處或從報紙上，經常 "駭然發現" 誰誰誰當什麼大官小官，或是當上各種往往手握百億預算的董事長，乃至坐領高薪，啥事也不用幹就能年收入數千萬；全都是一些過去的綠營 "同志"。其中一部份也許連同志也根本談不上，因為他們根本不曾為黨外運動付出一絲努力，更不用說付出慘烈代價，他們只是抓緊時機表態，逢迎拍馬，謀得種種官位，掠奪無數資源與好處。 <text:line-break/><text:line-break/>我之所以感到 "駭然" 是因為我熟識這些人，我非常清楚這些人的底細，往往無德且無能，如今竟然個個坐擁大權、億萬家財；每天忙著撈錢奪權，呼風喚雨，一人得道，雞犬昇天。 <text:line-break/><text:line-break/>昨天，跟一位至今尚未變節的黨外好友吃飯，他告訴我時下哪個紅透半邊天的誰誰誰就是當年誰誰誰的小孩。我聽了，真是難以置信。同樣的例子太多了，根本說不完。這些人，到底是要從台灣社會撈取多少暴利與權力才肯放過台灣、給眾人一條生路？當年滿嘴喊的全是什麼革命與改造、犧牲與奉獻、堅持公義與理想、永遠的反對者、永遠與弱勢者站在一起等等等，但其所作所為卻完全背道而馳，甚至比當年的國民黨還要骯髒卑鄙齷齪貪婪，更加無法無天。 <text:line-break/><text:line-break/>我之所以不想明白點名這些誰誰誰究竟是誰誰誰，並不是因為鄉愿怕得罪人，而是因為我根本無須點名，直接就能一竿子幾乎打翻一船人。也就是說，幾乎所有人都出賣了基本良知，背叛了初衷與理想不是嗎？僅有極少數人依舊清白，拒絕權位者更是鳳毛麟角。他們所謂打倒黑暗的方式並非迎向光明，而是用更大的黑暗來覆蓋一切；他們始終知道是非善惡，卻選擇向惡靠攏，藉以謀取私人暴利與權力。 <text:line-break/><text:line-break/>在這片黑暗底下，才是無知。黑暗令人痛恨，無知卻令人無奈與沉重。 <text:line-break/><text:line-break/>前幾天，無意中看到底下這段視頻： <text:line-break/><text:line-break/>https://bit.ly/2mrl6MB <text:line-break/><text:line-break/>請看 50秒到3分40秒，以及5分鐘至 7分20秒處。 <text:line-break/><text:line-break/>我並不是要藉此說出任何一種事實，而只是要請大家用眼睛 "看"，仔細看那樣一些言詞與表情，看你是否能看見我想說卻說不上來的那樣一種無奈而沉重的挫折感。 <text:line-break/><text:line-break/>後記一： <text:line-break/><text:line-break/>為了確認我曾引用的 "There is no darkness but ignorance" 這句話，我用關鍵字去搜尋，竟然又搜尋到我自己的文章又被剽竊，如下： <text:line-break/><text:line-break/>https://www.facebook.com/protectroc/posts/1646927862200511/  <text:line-break/><text:line-break/>連我這樣一些大白話你也不會自己寫嗎？連三歲小孩都能看懂的幾句大白話也要剽竊？真是很可恥。我相信，對我這樣的一種剽竊行為肯定千千萬萬數不清，華人網路世界真是很齷齪。我沒有臉書，沒法留言，誰能幫我去跟這個什麼 "華夏正朔-中華民國" 說一聲，請他們不要當小偷好嗎？ <text:line-break/><text:line-break/>後記二： <text:line-break/><text:line-break/>除了巴勒網，自己寫自己看之外，我其實很少上網，更是很少看中文。為什麼呢？因為大多乏善可陳，對我幫助不大，我需要的東西很少出現在中文世界。題外話。 <text:line-break/><text:line-break/>這個剽竊我的文章之網站，什麼 "華夏正朔-中華民國"，我剛看到他們的首頁： <text:line-break/><text:line-break/>https://bit.ly/2muk0Ql <text:line-break/><text:line-break/>竟然寫著： <text:line-break/><text:line-break/>"(史明) 是個雞賊的老司機，活到老學到老，偏偏不學好。103歲的台獨大佬史明，死者為大？臨了，交代一段話您帶身上：黃泉路上，不管有才沒才，別禍害別人行嗎？" <text:line-break/><text:line-break/>真是有夠低級。這究竟是無知或無恥？抑或兩者兼具？ <text:line-break/><text:line-break/>99.99%的台獨人士是假的，騙人的，被操弄或操弄人的，但是史明是真的，而且一生奮鬥不懈，不求名利。我至今仍珍藏他寫的 "台灣人四百年史"，我還注意到學姊早在1992年，竟然從第一頁第一個字，讀到最後一頁(576頁)的最後一個字，全書畫滿重點。1992年，我為這書舉辦了一個讀書會，學姐就是主講人。 <text:line-break/><text:line-break/>你可以藍，可以統，但你不應該蠢到或壞到去辱罵每一個非藍或非統的人。難道你連這一點最基本的辨識能力也沒有？還是存心抹黑？ <text:line-break/><text:line-break/>你可以藍，可以統，但你不應該因此而去敵視所有異己。你要知道，每個戰場，交戰雙方都有烈士，即便人渣窩裏也會有人格正直之士，史明就是一個。 <text:line-break/><text:line-break/>我在黨外時，因為不要命了，加上能文能武，無役不與，因此小小年紀二十歲出頭，就有人尊稱我為人格者、理想主義者、宗教家、人道主義者等等等，廣受同志推崇，群眾愛戴。 <text:line-break/><text:line-break/>1997年出國念書，大約一兩年後，也就是1998-1999年，我就和人渣黨從此幹上。並且，因為見識廣了，逐漸熟悉了國際局勢，更是了解了祖國之良善與不斷改革，看清了美國之血腥與邪惡，自然也就由獨轉統。 <text:line-break/><text:line-break/>我沒想到的是，我竟然因此馬上遭到綠營非常恐怖齷齪無恥下流的長期抹黑造謠以及冒名使壞與栽贓等等等，讓我竟然一下子從充滿愛心的無私人格者、理想主義者、宗教家與人道主義者，變成台奸，變成人格歪曲者，至今蒙受無數冤屈、誤解、嘲諷與羞辱。 <text:line-break/><text:line-break/>面對無盡的誤解與羞辱，我往往只能這樣安慰自己：眾人生活久久長長，代代相傳，彌足珍貴，但一己生命卻很短，所有悲歡苦樂，惆悵悔恨，所有榮耀與羞辱，其實也都很快會成為過去，宛若一聲嘆息，一下就沒了，不足為惜。我曾寫過一篇 "梅豔芳與維根斯坦"，與其說是在寫他們，不如說是在寫我自己。題外話。 <text:line-break/><text:line-break/>我想說的是，根據某種政治主張去區分善惡是錯的，對於社會發展是有害的。你看，藍的統的，還不是一樣人渣一大堆。反之，並不是每個主張台獨者或親綠者全是人渣，裏頭依然有一些人格崇高正直、無私且充滿愛心的人，例如林義雄、高俊明、史明、劉峰松、翁金珠、戴振耀、黃彰輝、陳永興等等等。 <text:line-break/><text:line-break/>你可以不認同其作為或想法，但誣衊其人格卻很可恥；不但可恥，而且有害。在一個社會的文明發展上，我們應該讓是非善惡回到它應有的位置，而非根據某種現實主張來定義善惡與敵我。</text:p>
      <text:p text:style-name="P1">qegg   |  2019.09.22 18:15   |   <text:a xlink:type="simple" xlink:href="http://palinfo.habago.org/Entry?Command=Information_PrintForum&amp;iPage=3#FORUM37928"><text:span text:style-name="T1">#</text:span></text:a></text:p>
      <text:p text:style-name="P3">果冻之乱不会停。推荐大家去看看昨天晚上的【寰宇全视界】节目，整集都很精彩但是没时间的可以只看最后四分钟雷倩女士的分析。 <text:line-break/><text:line-break/>https://www.youtube.com/watch?v=9tah8zYX2zM <text:line-break/><text:line-break/>上次史东访问雷倩的八方论坛也很不错。</text:p>
      <text:p text:style-name="P1">陳真   |  2019.09.18 01:42   |   <text:a xlink:type="simple" xlink:href="http://palinfo.habago.org/Entry?Command=Information_PrintForum&amp;iPage=1#FORUM37927"><text:span text:style-name="T1">#</text:span></text:a></text:p>
      <text:p text:style-name="P2">卡韓政變(169)："郭台銘們" 的醜戲結束了嗎？ <text:line-break/><text:line-break/>陳真 2019. 09. 18. <text:line-break/><text:line-break/><text:line-break/>郭、柯、王搞結盟搞半天，作秀不斷，花招百出，後來暫時破局，然後呢？然後誰也不知道。為什麼不知道？因為這三人之所以湊在一起，難道是因為基於某種什麼理念因此而可預測其日後分合？當然不是。 <text:line-break/><text:line-break/>這三個老狐狸之所以聚在一塊，你兄我弟什麼三結義的，一來互相利用，彼此機關算盡，二來壯大聲勢，聯合次要敵人打擊主要敵人。這一切圖謀，難道是基於什麼公眾利益？當然不是，而是各有盤算，私利掛帥。 <text:line-break/><text:line-break/>因此，隨著時局變化，私利走向自然也會隨之變化，你如何可能預知三隻老狐狸將來是分是合？一旦彼此利益起了衝突，成為仇敵都有可能。郭台銘在幾年前不就是柯文哲口口聲聲必須打倒方能救台灣的權貴財閥嗎？現在突然又彼此肝膽相照了，而且每天滿口救國救民的漂亮話。它媽的這些混蛋是以為人民都是白癡嗎？ <text:line-break/><text:line-break/>這一切宮廷戲碼，基本上就是一種分贓政治的常態，密室操作，卑鄙透頂；彷彿眼前圖謀的不是一個社會的福祉，而只是一塊肥肉。 <text:line-break/><text:line-break/>姓郭的，在過去五個多月來，大撒鈔票，收買媒體，動用根本數不清的各種下三濫手段及抹黑造謠，無日無之，把原本聲勢遙遙領先的韓國瑜給抹黑得要死不活，只剩奄奄一息。後來，發現韓國瑜數十萬的人潮、最少三成的支持度始終打死不退，於是裝神弄鬼到最後一刻，又突然說不選了。 <text:line-break/><text:line-break/>他媽的你信嗎？我是說，你能理解與信任這樣一種翻雲覆雨胡搞瞎搞裝神弄鬼的荒唐任性嗎？你能相信這樣一個打從五個多月以來、幾乎沒有一句話可信、隨時隨地隨意便可撒謊造謠的人嗎？ <text:line-break/><text:line-break/>甚至連無關緊要的小事居然也會撒謊，比方說什麼沙烏地阿拉伯的簽證費用憑他郭董的一句話就馬上由八百美金降為八十美金，完全一派胡言。連這麼容易查證的事居然也要撒謊，這個人好像對於做為一個正常人的基本誠信都完全不在乎。難道你真的蠢到會去相信這樣一個人？哪天他突然又發現哪個管道有利可圖了，肯定馬上又是一番可怕的翻雲覆雨。奸商或政客之極致表現，郭董算是個典範。 <text:line-break/><text:line-break/>現在，他知道自己根本不可能選得上 (就算白癡也知道)，所以不選了。國民黨許多人竟然馬上對他大加推崇，又是欽佩，又是歌頌。我真是不敢相信我的眼睛。當然，如果是基於一種選票最大化的策略考量，只好假裝說幾句好話。 <text:line-break/><text:line-break/>問題是，站在是非善惡的立場，請問天底下有這種道理嗎？我用盡各種下三濫的齷齪抹黑造謠手段，鋪天蓋地，無日無之，把你整得生不如死，把你搞得身敗名裂，卻還搞不死你，然後我自己覺得好累喔，宣布暫停，林北想休息一下，於是你就讚美歌頌起我是個大善人來了？哪天我又開始搞你，然後呢？難道你又要開始拜託我不要這樣嗎？這會不會太窩囊太荒唐了點？ <text:line-break/><text:line-break/>選票也許很重要，但基本的是非對錯更重要不是嗎？再說，就算做為一種選戰策略，也許只好 "尊郭"，以免得罪腦殘的郭粉們，問題是，倘若這個有錢就任性沒出息的傢伙哪天又突然往你背後開槍下毒手，你將如何自圓其說？啞巴吃黃蓮嗎？還是屆時再來跪求他別再玩下三濫手段？這樣像話嗎？ <text:line-break/><text:line-break/>我不是說韓國瑜非得跟郭台銘拼命不可，而是說，任何策略或權宜作為都還是應該要有一個最基本的是非價值。國民黨或韓國瑜可以不罵郭，但有必要把他又突然捧成聖人捧成民族英雄嗎？它媽的實在荒唐。 <text:line-break/><text:line-break/>郭台銘自始就根本不是國民黨，一個幾十年不曾繳黨費的人如果也算黨員，那麼全台灣恐怕有一千多萬個國民黨員。 <text:line-break/><text:line-break/>郭的出現是這樣： <text:line-break/><text:line-break/>吳敦義出於私心，平常除了努力打擊朱立倫和王金平之外，對於韓國瑜更是堵爛，根本不願意直接徵召，反而配合蔡正元等人散播什麼幾千萬政治獻金的謠言，抹黑韓國瑜，對韓進行人格毀滅，處處落井下石，玩陰扯後腿。 <text:line-break/><text:line-break/>問題是，吳敦義自己的民調卻始終敬陪末座，於是就聯合郝龍斌等幾位權貴大搞密室政治，刻意選在韓國瑜由美返台、聲望最高之際，藉由郭台銘之突然宣布參選來打壓其鋒頭，並一舉消滅當時已箭在弦上的黨內外徵召韓國瑜之民意浪潮。這也就是當時韓國瑜及他太太李佳芬所批評的 "權貴密室政治" 及 "背後開槍"。 <text:line-break/><text:line-break/>為了臨時讓一個根本不是黨員的郭台銘取得參選資格，吳敦義居然連夜弄出一個什麼 "榮譽黨員證書" 給郭，居然讓他可以破例違反規定而參選，並且讓他在中常會上宣布，一票大老共同鼓掌，大力營造其聲勢來打擊韓流及韓國瑜。 <text:line-break/><text:line-break/>緊接著，就是過去這五個月來天天上演的抹黑韓國瑜之人格毀滅戰，藍綠聯手，鋪天蓋地，無日無之，泯滅天良，骯髒卑鄙，臭不可聞，真是下三濫到極點。這一切台灣政治史上前所未見的恐怖人格謀殺抹黑戰，就是由郭台銘和綠營及一大票國民黨權貴與名嘴所聯手主導，而柯文哲則是在一旁敲邊鼓，幫忙落井下石。 <text:line-break/><text:line-break/>這些藍綠混蛋，也許從未想過這樣一個如此齷齪無恥如此密集而全面性的天羅地網人格毀滅戰，居然還是無法消滅韓流。這才是郭台銘 "此時" 宣布不選的真正原因，同時也是唯一原因。我說的是 "此時" 宣布不選，只要有利可圖，這個為所欲為十分任性的混蛋隨時想選還是會選；只要有利可圖，他隨時想幹嘛就會幹嘛，畢竟有錢就是大爺，有錢就能任性。 <text:line-break/><text:line-break/>當然，天才一票，腦殘也是一票，基於選票最大化的考量，沒必要大面積去得罪腦殘。但是，政治並不是只有選票，基本是非依然還是最重要。而且，選民並沒有義務也跟著政治人物去策略性尊郭。 <text:line-break/><text:line-break/>再說，所謂養虎為患，國民黨權力核心這些權貴們，跟郭台銘串通勾結，以一種完全不合黨規的手段讓他參加初選，並且一路把他養大尾了，現在卻要他滾回山林去啃草，有可能嗎？ <text:line-break/><text:line-break/>站在老虎的立場，他當然也會覺得很 "委屈"。你們跟我一路走來始終就是共謀與共犯，現在卻發表什麼 "31位大老的聯合聲明" 對我唱高調，叫我要團結，他媽的你是以為我姓郭的是吃素的嗎？一路把我養大了，一開始還說保證會讓我稱王，現在卻要我安靜回去吃草，表現團結，它媽的我能不報復吃他幾條人命嗎？ <text:line-break/><text:line-break/>吳敦義的私心，加上郭台銘的貪婪及抹黑造謠等不擇手段，國民黨事實上已經回不去了，回不去當時沛然莫之能禦的韓流聲勢。政治之陰暗與醜陋，始終超乎想像；而人們的長遠福祉，總是成為不良政治及個人權位慾望的犧牲品。</text:p>
      <text:p text:style-name="P1">陳真   |  2019.09.17 17:22   |   <text:a xlink:type="simple" xlink:href="http://palinfo.habago.org/Entry?Command=Information_PrintForum&amp;iPage=1#FORUM37926"><text:span text:style-name="T1">#</text:span></text:a></text:p>
      <text:p text:style-name="P3">(續) <text:line-break/><text:line-break/>3. "我刚刚写出了的关于 A 的观察笔记，但我不知道，怎样才能算是对 A 产生了真正的理解。刚刚 A 就 “侵染”了我的心，零点几秒，很短，就是这零点几秒，我明白，我平时对 A 的理解只能停留在很表浅的层面，但我不是天才，要真正理解 A，就必须走入 A。或者说，天资所限，我很多时候只能在 “误打误撞” 中 “走入 A 的结构”，却无法在平时就 “看见A的结构”。我无法在真正理解 A 的同时很好地保持自己。" <text:line-break/><text:line-break/>同學，我很難想像一個高中生能寫出上面這樣一些話。你很有哲學天份。 <text:line-break/><text:line-break/>我的想法是：要理解 A，得有辦法走入A 所屬的 "世界"，懂得 A 的 "語言"， 甚至跟 A 呼吸同樣的 "空氣"。 <text:line-break/><text:line-break/>維根斯坦說，他 "只為那些跟他呼吸同樣空氣的人而寫"，不用多，一個就夠了。他說，他寫的東西，只要能夠讓世界上一個人感到安慰，他就能滿足。 <text:line-break/><text:line-break/>可惜，千金易得，知音難尋。大多時候，對於 A 來說，我們只能算是嫖客，消費皮肉，上下其手，如此而已。 <text:line-break/><text:line-break/>4. 在我寫東西的各項主題中，常有這麼一個想法或困惑: understanding with (或without) feeling。簡單說，我有沒有可能理解某個人事物，卻不帶感情？我有沒有可能如此"獨立" 地認識它或他，卻絲毫不受影響？ <text:line-break/><text:line-break/>許多時候，我是覺得不可能。世上有那麼一種理解是必須有溫度的。比方說愛情或親情或友情等等等，我不可能僅僅懂得它，卻絲毫沒感覺；你不但得有感覺，甚至得因此而改變。一個人，如果自己不曾是個戀人，他有可能了解愛情嗎？看來似乎不可能。所謂戀人，並不是一個懂得愛情之道的人。 <text:line-break/><text:line-break/>這說明了一件事，亦即光是當個嫖客是不夠的。為什麼呢？因為行為或任何可見的人事物本身並非一切；feeling既不可見也摸不著，但我們能察覺出它的存在。 <text:line-break/><text:line-break/>維根斯坦曾經說，兩個人念詩，念的是同一首，表面上念出的東西都一樣，但是有沒有感情在裏頭卻差很多，"彷彿是兩種不同的鈴聲"。 <text:line-break/><text:line-break/>平常看電影，聽演員講對白，有時實在受不了，為什麼？因為毫無感情可言，跟人工智慧講話差不多。這時候，我很難說你真正理解了你的對白。 <text:line-break/><text:line-break/>我從小孩哭聲也能聽出裏頭的情感狀態差異，有些時候儘管哭得滿臉鼻涕，卻是哭假的，有些時候則是柔腸寸斷。原來就連三歲小孩也會心碎。 <text:line-break/><text:line-break/>每當路過比方說誠品書局，我就覺得自己像在逛窯子，男男女女，衣冠楚楚，全是嫖客。另外還有個地方，我一直想去，但在島內我是絕不可能會想要再走進去了，因為裏頭也是嫖言嫖語，而且通常還有個老鴇在台上負責講解。這樣的地方是指哪裏，我就不說了，免得冒犯。(待續)</text:p>
      <text:p text:style-name="P1">陳真   |  2019.09.17 15:49   |   <text:a xlink:type="simple" xlink:href="http://palinfo.habago.org/Entry?Command=Information_PrintForum&amp;iPage=1#FORUM37925"><text:span text:style-name="T1">#</text:span></text:a></text:p>
      <text:p text:style-name="P2">謝謝阿忠。這歌之前就有找到，還有翻譯，如下，只是感覺沒有電影中翻得好。 <text:line-break/><text:line-break/>陳真 <text:line-break/><text:line-break/>================ <text:line-break/><text:line-break/>楊世主 &amp;;#124; 2016.11.15 00:43 &amp;;#124; # <text:line-break/><text:line-break/>這裡有翻譯的歌詞： <text:line-break/><text:line-break/>http://blog.yam.com/nobita/article/169534221 <text:line-break/><text:line-break/>李京契—世紀末之歌 <text:line-break/><text:line-break/>琴身結了蜘蛛網 <text:line-break/>蜘蛛攀上玄鶴琴 <text:line-break/>無盡悲傷藍天下 <text:line-break/>只見著霪雨霏霏 <text:line-break/><text:line-break/>憔悴的玄鶴琴啊 <text:line-break/>我鍾愛的玄鶴琴 <text:line-break/>這壞脾氣的街道 <text:line-break/>始終是如此閃耀 <text:line-break/><text:line-break/>東南風承載枯葉 <text:line-break/>若慢慢離我而去 <text:line-break/>月沉入波濤萬傾 <text:line-break/>也只好怪罪烏鴉 <text:line-break/><text:line-break/>悔恨交加的海啊 <text:line-break/>我鍾愛的大海啊 <text:line-break/>心亂如麻的大海 <text:line-break/>始終是如此閃耀 <text:line-break/><text:line-break/>日暮的青山碧溪 <text:line-break/>木鐸被搖動之時 <text:line-break/>回到雙親的身邊 <text:line-break/>跪下來祈求原諒 <text:line-break/><text:line-break/>鬱鬱寡歡的村子 <text:line-break/>我鍾愛的村子啊 <text:line-break/>逐漸漆黑的村子 <text:line-break/>始終是如此閃耀 <text:line-break/><text:line-break/>陳真 &amp;;#124; 2016.11.14 23:51 &amp;;#124; # <text:line-break/><text:line-break/>OH, MY GOD! 天啊！還真的找到了！1932年的歌？謝謝，真是很感激。可惜聽不懂完整歌詞。 <text:line-break/><text:line-break/>接著還會跳出這首主題曲， <text:line-break/><text:line-break/>https://goo.gl/nOP3fM <text:line-break/><text:line-break/>也是我的最愛之一，之前已經貼過，再貼一次。 <text:line-break/><text:line-break/>倘若世上沒有音樂，沒有藝術，人生難道只能對著蒼天大海哭泣？ <text:line-break/><text:line-break/>Chingching chain &amp;;#124; 2016.11.14 22:55 &amp;;#124; # <text:line-break/><text:line-break/>不知陳真先生是不是已經找到這首歌。 <text:line-break/><text:line-break/>「想找片中那首 "一萬個悲傷，我的愛，玄鶴琴...青青穹蒼...」 <text:line-break/><text:line-break/>上網問，有位熱心的劉先生7月就回覆我應該是這首，只是我現在才看到留言。 <text:line-break/><text:line-break/>https://goo.gl/GWxhIl <text:line-break/><text:line-break/>另外找了鋼琴版本 <text:line-break/><text:line-break/>https://goo.gl/q8DwUo</text:p>
      <text:p text:style-name="P1">柳春春阿忠   |  2019.09.17 14:54   |   <text:a xlink:type="simple" xlink:href="http://palinfo.habago.org/Entry?Command=Information_PrintForum&amp;iPage=1#FORUM37924"><text:span text:style-name="T1">#</text:span></text:a></text:p>
      <text:p text:style-name="P3">無意間找到的，電影《The Handmaiden》裡頭女孩躺在床上唱的歌，在電影原聲帶專輯第28首英文名是「The Song at the End of the Century」。應該就是1932年當時的一首流行歌。 <text:line-break/><text:line-break/>https://www.youtube.com/watch?v=7Npf9wKs07M&amp;;feature=youtu.be <text:line-break/><text:line-break/>https://hyunjiwoon.tistory.com/3305</text:p>
      <text:p text:style-name="P1">孫從輔   |  2019.09.17 06:14   |   <text:a xlink:type="simple" xlink:href="http://palinfo.habago.org/Entry?Command=Information_PrintForum&amp;iPage=1#FORUM37923"><text:span text:style-name="T1">#</text:span></text:a></text:p>
      <text:p text:style-name="P2">RT 上有一則新聞調查了將於9月29日在美國華府舉行的一場”挺香港”集會，其主辦者和好幾個贊助者拿過美國國家民主基金會(NED)的錢。 雖然這只是NED的日常行為，但我認為仍有必要記錄之，因此記載如下。另外他們的文宣中居然稱中國為赤納粹(Chinazi)，還做了旗織 (見網頁中的照片)，居心下流邪惡到了極點。 <text:line-break/><text:line-break/>新聞網址： https://www.rt.com/usa/468606-chinazi-protest-hong-kong-ned/ <text:line-break/><text:line-break/>拿NED錢記錄如下(來源於NED公開數據庫)： <text:line-break/><text:line-break/>集會主辦者 <text:line-break/>公民力量 Citizen Power Initiatives For China，2015年至2016年期間獲得206,500美元。 <text:line-break/><text:line-break/>集會贊助者 <text:line-break/>普林斯頓中國學社 Princeton China Initiative，2015-2017年收到323,811美元 <text:line-break/>自由西藏學生運動 Students for a Free Tibet，2015-2018年收到270,810美元 <text:line-break/>國際聲援西藏運動 International Campaign for Tibet，2015年收到35,558美元 <text:line-break/>南蒙古人權信息中心 Southern Mongolian Human Rights Information Center，2015年收到 <text:line-break/>104,496美元， <text:line-break/>美國維吾爾人協會 Uyghur American Association，2015年收到295,000美元 <text:line-break/><text:line-break/>另外還有來自美國的贊助者，但資金信息尚不清楚，如下： <text:line-break/>對華援助協會 ChinaAid (將NED和美國資助的自由之家列為合作夥伴) <text:line-break/>對話中國 Dialogue China (位於馬里蘭州) <text:line-break/>中國摘取器官研究中心The China Organ Harvest Research Center (位於紐約) <text:line-break/>東突厥斯坦民族覺醒運動 The East Turkestan National Awakening Movement(位於華府) </text:p>
      <text:p text:style-name="P1">陳真   |  2019.09.16 20:52   |   <text:a xlink:type="simple" xlink:href="http://palinfo.habago.org/Entry?Command=Information_PrintForum&amp;iPage=1#FORUM37922"><text:span text:style-name="T1">#</text:span></text:a></text:p>
      <text:p text:style-name="P3">謝謝成功同學， <text:line-break/><text:line-break/>依我對文字的敏感度，我相信你不論今年幾歲以及是否高中生，成熟程度已足以自成一家之言；無關對錯，十分真實。 <text:line-break/><text:line-break/>我也隨興說些話，但言語難盡，說不到一個盡頭，只能姑且說說。 <text:line-break/><text:line-break/>1, 島內教育，以及身為黨外的落單及眾人排斥，讓我有一種很強烈的窒息感與揮之不去的孤獨。從小學到大學，每天想的就是逃課；逃離課堂，逃離跟我八字不合甚至視我如寇讎的師長與同學們。 <text:line-break/><text:line-break/>我常開玩笑說我是旗津大學海洋生物系畢業，因為，一有空，我就往旗津跑，跑去海邊透透氣。我出現在這片大海的時間要遠遠多於我出現在高醫課堂上的時間；我面對沙灘上死去或將死未死之魚蝦蟹的時間，也遠遠大於我面對無言以對的師長與同學。 <text:line-break/><text:line-break/>我不怪他們，只能怪自己不正常；至今我仍想要讓自己正常點，盡可能避免接觸那些讓我不正常的東西，但就是做不成一個正常人，非不為也，實不能也。 <text:line-break/><text:line-break/>我也常跟朋友開玩笑說，將來我死後，若有人想給我立個碑或銅像什麼的，那就立在旗津海邊、面向大海吧，畢竟我是在這片大海之濱成長，度過那一長段艱辛歲月。 <text:line-break/><text:line-break/>海啊海的，聽起來很出世，其實也不盡然如此 "浪漫"，許多時候我是往高雄當時最熱鬧的大統百貨跑，跑去頂樓看人家玩海盜船，消解孤獨。我沒玩過，因為連三餐都有問題，不可能有錢玩。我只是站在旁邊看。海盜船一上一下的很驚險，玩的人往往發出歡樂尖叫，笑容燦爛，船上的人笑了，我就也跟著笑，彷彿我跟他們是一家人似的。 <text:line-break/><text:line-break/>我講這個是想說，生命不是一張空頭支票，不是你想怎麼填就能怎麼填。許多時候似乎就是命定，套句維根斯坦的辭彙，它是 "被給定的" (given)，每個人有屬於他自己的一道難以違逆的劇本；尤有甚者，甚且需要某種獨特的空氣彷彿才能存活。每當我感到窒息，我就想辦法自己製造氧氣，打造自己的王國。 <text:line-break/><text:line-break/>2. 人和語言分不開；一個不是那樣的人，決計說不出那樣的話。倒過來說也一樣，不是那樣的人，倘若硬要說出那樣的話，聽起來就很彆扭，不真實。我們絕不會被一隻鸚鵡的話語感動，哪怕他模彷得很像，畢竟那些話語並不屬於牠。 <text:line-break/><text:line-break/>再換個方式說也一樣，理解某人的文字，其實也就等於理解那個人。反之亦然，如果你不了解某人，事實上也不可能理解他講的話。 <text:line-break/><text:line-break/>每次跟人碰面，對方往往第一句話就是講到我寫的東西，幾乎全是"讚賞"，但總是讓我很尷尬，得想辦法趕緊岔開話題，因為談論我寫的東西，無異於就是在談我這個人。對我而言，這最好不要成為一種話題。那就好像一個賣春者，面對嫖客的 "讚賞"，總是無地自容。 <text:line-break/><text:line-break/>我並不為自己的文字有一絲羞愧，我也無愧於己，但所謂人如其文，有些人的個性也許就像蝙蝠，平常活在洞穴裏，像大姑娘似地羞於見人，一旦入了夜，方才飛翔夜空。(準備下班，待續)</text:p>
      <text:p text:style-name="P1">陳真   |  2019.09.16 18:53   |   <text:a xlink:type="simple" xlink:href="http://palinfo.habago.org/Entry?Command=Information_PrintForum&amp;iPage=1#FORUM37921"><text:span text:style-name="T1">#</text:span></text:a></text:p>
      <text:p text:style-name="P2">謝謝園長，我把妳的名字及幼兒園名稱都刪去了。 <text:line-break/><text:line-break/>其實，如果妳事後不對記者講那些話，應該就很難讓人作文章。 <text:line-break/><text:line-break/>總之，謝謝妳的再度來信及友善。 <text:line-break/><text:line-break/>祝好。 <text:line-break/><text:line-break/>陳真</text:p>
      <text:p text:style-name="P1">陳真   |  2019.09.16 09:34   |   <text:a xlink:type="simple" xlink:href="http://palinfo.habago.org/Entry?Command=Information_PrintForum&amp;iPage=1#FORUM37920"><text:span text:style-name="T1">#</text:span></text:a></text:p>
      <text:p text:style-name="P3">園長， <text:line-break/><text:line-break/>因為不希望妳的名字在網路上留下一個記錄，畢竟重要的是事情本身的對錯原理，而不是 "誰" 犯了錯，因此，我原本把妳的名字給打上馬賽克了，接到妳的 email 回覆之後，我決定把馬賽克拿掉，方便妳提告，讓司法裁判看我用哪一點 "不實的攻擊"、"謾罵" 或 "誹謗" 了妳什麼。 <text:line-break/><text:line-break/>妳的回覆全文是這樣： <text:line-break/><text:line-break/>「請發揮大智慧，影片還原真相：雙方鞠躬致意，應對合宜得體。勿以錯位影像，炒作選舉議題！請立刻刪除網路不實的攻擊、謾罵，避免觸犯刑法第310條第二項之加重誹謗罪... 」。 <text:line-break/><text:line-break/>沒有任何署名與稱謂，一個老師寫信是這樣寫的嗎？ <text:line-break/><text:line-break/>我對妳有兩點建議及一點提問： <text:line-break/><text:line-break/>一，妳應該去恐嚇媒體、揚言對他們提告才對，妳找錯對象了。 <text:line-break/><text:line-break/>二，妳應該學習講道理，而不是學習用司法恐嚇企圖使人噤聲。 <text:line-break/><text:line-break/>做為一個負責幼兒教育的人員，妳不僅僅只是 "妳"，因此妳沒法在任何場合 "使性子"，妳不應該 "只要我喜歡，有什麼不可以"，妳明白這個意思嗎？ <text:line-break/><text:line-break/>祝好。 <text:line-break/><text:line-break/>陳真 <text:line-break/>2019. 09. 16.</text:p>
      <text:p text:style-name="P1">林炤育   |  2019.09.16 07:24   |   <text:a xlink:type="simple" xlink:href="http://palinfo.habago.org/Entry?Command=Information_PrintForum&amp;iPage=1#FORUM37919"><text:span text:style-name="T1">#</text:span></text:a></text:p>
      <text:p text:style-name="P2">介紹一個好節目--睡前消息 <text:line-break/>內容主要是針貶時事，尤其是對中國正在發生的不合理情事提出批判。內容鞭辟入理，直言敢說。 <text:line-break/>節目開播不久，大概每周更新一、兩期，每期關注四、五議題，時間14分鐘左右。 <text:line-break/><text:line-break/>這期例外，不談問題，談了一個考古發現及三個鮮為人知的現代水利工程。 <text:line-break/>---睡前消息加更：月圆之夜督工夜观星象....今天的中国就是在创造奇迹！--- <text:line-break/>https://youtu.be/E8DsbUJZk7o <text:line-break/><text:line-break/><text:line-break/>下面是各期節目的標題 <text:line-break/><text:line-break/>睡前消息：卖大麻竟然都卖亏本，加拿大此刻啥心情？ <text:line-break/><text:line-break/>睡前消息：俄罗斯特种部队们联合作战只为抢劫？中国公民被抢1.4亿卢布现金 <text:line-break/><text:line-break/>睡前消息：国民党又双叕内斗了，韩国瑜刚选上国民党代表，党内就要修改党章？ <text:line-break/><text:line-break/>睡前消息：今天香港衰败的经济，已经填不满港珠澳大桥的未来 <text:line-break/><text:line-break/>睡前消息：蔡英文走私万条香烟？误会了，分赃而已，常规操作 <text:line-break/><text:line-break/>睡前消息：既是党员又是国企高管，他怎么可以领取千万奖金..... <text:line-break/><text:line-break/>睡前消息：喝完這杯珍珠奶茶，大陸人民還記得起台灣省什麼？ <text:line-break/><text:line-break/>睡前消息：金融专业分数线大幅度下降，为期十年的金融热已经过去了吗？ <text:line-break/><text:line-break/>睡前消息：大陸要用什麼代替金馬獎？台灣能用什麼代替大陸？ <text:line-break/><text:line-break/>睡前消息：意大利两党因为修高铁吵了起来，竟然要再重新大选一次来决定？ <text:line-break/><text:line-break/>睡前消息：为啥美国人不想要华裔总统？ <text:line-break/><text:line-break/>睡前消息：什么？印度公司的AI是真人假扮的？ <text:line-break/><text:line-break/>睡前消息：院士被关五年，科研停了，却一份判决书都没有？ <text:line-break/><text:line-break/>睡前消息：解放军打赢淮海战役，是如何在后勤上开挂的？ <text:line-break/><text:line-break/>睡前消息：巴西非但不想给亚马逊灭火，甚至有点想多烧一会 <text:line-break/><text:line-break/>睡前消息：英国首相为脱欧竟暂停议会，三年了，这次能成功吗？ <text:line-break/><text:line-break/>睡前消息：如果中国也收“单身税”，靠谁来生下一代？ <text:line-break/><text:line-break/>睡前消息：中国青年教师现状——辛苦努力只为提职称 <text:line-break/><text:line-break/>睡前消息：美国高中巨资建防弹教学楼？ <text:line-break/><text:line-break/>睡前消息：留学生学理工科超过商科？中国“工业党”的明天就要来了 <text:line-break/><text:line-break/>睡前消息加更：月圆之夜督工夜观星象....今天的中国就是在创造奇迹！</text:p>
      <text:p text:style-name="P1">怡靜   |  2019.09.15 21:51   |   <text:a xlink:type="simple" xlink:href="http://palinfo.habago.org/Entry?Command=Information_PrintForum&amp;iPage=1#FORUM37918"><text:span text:style-name="T1">#</text:span></text:a></text:p>
      <text:p text:style-name="P3">當初我在Netflix（網飛）看到這部紀錄片的上映通知圖片，我心想大概又是一部洗白的紀錄片，之前是另一部Netflix投資的得奧斯卡最佳紀錄片的白頭盔，有一次我的Netflix首頁還跳出一部看起來像是講黃之鋒的紀錄片。不是只有軍工複合體，還有軍娛複合體呢！ <text:line-break/><text:line-break/>剛剛在苦勞網看到的文章 <text:line-break/><text:line-break/>《凛冬烈火：烏克蘭自由之戰》沒告訴你的事 <text:line-break/>2019/09/11 公共論壇 <text:line-break/>Lev Golinkin 作家 <text:line-break/>譯者 /臨時老翻組 草根．行動．媒體 <text:line-break/><text:line-break/>https://www.coolloud.org.tw/node/93390 <text:line-break/><text:line-break/>轉貼編者前言，其餘請自行連結至苦勞網閱讀 <text:line-break/><text:line-break/>【編按】香港反送中運動持續至今已超過三個月。期間參與者於香港各地舉辦《凜冬烈火》放映會，吸引眾多民眾觀影。這部奧斯卡提名、以2013年烏克蘭獨立廣場革命為主題的紀錄片，向觀眾呈現了不分老少與身份的烏克蘭民眾，如何面對警方強力鎮壓，而這些警察則是聽命於俄羅斯總統普丁支持的前總統亞努科維奇。包括BBC與半島電視台等外國媒體，刻意描繪香港與烏克蘭兩場時空、社會背景不同的運動之間，看似相似的共同元素：警察暴力、唯老大哥是從的政治領袖、素樸而有理想的抗爭群眾...。 <text:line-break/>事實上，對於這部再度受到矚目的Netflix紀錄片《凜冬烈火》，已有不少人注意本片刻意忽略運動中極右翼份子與美國介入起到的積極作用。鑑於本片對於烏克蘭歷史、社會與政治局勢的忽略，香港「草根·行動·媒體」翻譯了《國家》雜誌（The Nation）的此文，希望能為觀眾帶來更多思考的角度。苦勞網獲「草根·行動·媒體」授權刊載，特此鳴謝。 <text:line-break/><text:line-break/>更多關於當年烏克蘭廣場革命的資料，可見「草根·行動·媒體」的譯序。此外，苦勞網2014年的〈烏克蘭：抗議運動與法西斯〉一文也以詳實資料與左翼立場揭示當年運動始末與性質。 <text:line-break/><text:line-break/><text:line-break/><text:line-break/><text:line-break/></text:p>
      <text:p text:style-name="P1">梁成功   |  2019.09.15 17:55   |   <text:a xlink:type="simple" xlink:href="http://palinfo.habago.org/Entry?Command=Information_PrintForum&amp;iPage=1#FORUM37917"><text:span text:style-name="T1">#</text:span></text:a></text:p>
      <text:p text:style-name="P2">问一点小问题，未料能得到各位拔冗回复，真的是很惊喜。 <text:line-break/>就算医师真的“气粗言语大”，我也不会介意的（何况我并未如此觉得）而如果医师不介意的话，我也想讲点比较个人的东西（可能部分内容听起来会有些无稽） <text:line-break/>卧室熄灯后，入睡之前，我的头脑经常会神奇地进入活跃状态，这个活跃就包括各种各样的想法与情感。比如，有若干晚上我分别对若干人产生了强烈的爱情，而且绝对真诚与纯洁。可第二天早上醒来我总是难以认同，甚至难以理解昨晚为何会产生那样的情感——只能凭记忆了解昨晚的些微状况。 <text:line-break/>甚至有一晚，我“构拟”出了一个女孩A的“灵魂”，并将“她”或者说我“置于”一个类似于《卡拉马佐夫兄弟》中卡嘉去向米嘉求支票的情境中，由此“模拟”出了A对一个男孩子由恨生爱的“全”过程——几秒钟的时间内，我与/或A观察到了颇为丰富而细腻的情感体验。 <text:line-break/>我此时是无法精准描绘当时有什么体验，只能这么说：两个人在憎恨的对视中又彼此不断挑高对方的憎恨，A的眼睛就如同一把热力不断提升的焊枪，灼目的光热照显出了一层原本就裹在A身上却又不易察觉的金属质地的壳，终于，壳被烧穿，A感到轰的一声巨响，混沌风尘涌入壳中，感到眼前这个人的灵魂对她而言意味着一切，“发觉”那层壳自始至终都没有裹住她的脚下，感到自己向深渊坠落，感到一片强烈的激情涌占肺腑..... <text:line-break/>以上都是我的观察与记忆所得，对我来说没有什么文学加工成份，反倒是像写实验报告一样，或者说，这些文字不是我“think”所得，而是“look”所得。但，刚才那种体验仅仅是孤案，那种文字我也很少能够去写，那一晚之后我反愈发觉得自己平时写的东西很没有“灵魂”。 <text:line-break/>我刚刚写出了的关于A的观察笔记，但我不知道，怎样才能算是对A产生了真正的理解。刚刚A就“侵染”了我的心，零点几秒，很短，就是这零点几秒，我明白，我平时对A的理解只能停留在很表浅的层面，但我不是天才，要真正理解A，就必须走入A。或者说，天资所限，我很多时候只能在“误打误撞”中“走入A的结构”，却无法在平时就“看见A的结构”。我无法在真正理解A的同时很好地保持自己。 <text:line-break/>医师，讲一个乍听起来可能很荒唐的事，我不少时候会觉得自己十分虚伪，以至于我希望改变，却完全无能为力。我有时希望去思考，理解某个问题时，发现这种虚伪在我和对象之间蒙上了一层扯不开的布，偶尔能扯开，很快又“长出”一层。我日常生活中往往就带着这层虚伪，很多时候我不是不想“得意忘言”，但我没有“能力”去这么做，更多时，甚至身处虚伪而不自知。 <text:line-break/>我为什么会提出这样一个关于传统文化的问题，一方面，医师在上文点出了一种“结构性原因”（不知道这种表述准不准确）另一方面，源于我内心对台湾的一种期许。譬如《宗教大法官》,不少读后感劈头盖脸地骂起伊万与法官“人渣”之类;温和一些的，如某位北京清华大学哲学系的人，论证起“自由与幸福的虚假对立”;我的想法则一直是，根据事实，我很难证明耶稣是对的，但我希望他是对的。李光耀曾批评小蒋在政权开放问题上做出了错误决策，我难以证明李是错的，但我希望台湾民众能用选票去证明李是错的——来了巴勒网以后，才理解台湾的政权某种意义上依然十分封闭，而且几十年来的“鬼混”并非偶然——这种期许多半无法成真了。 <text:line-break/>刚刚我看着丰远对某些台湾人心态的概述，感觉自己一下子就理解了这些“脑残”，但，真正睿智的人与心，我从来难以理解。 <text:line-break/>宴德：最近历史复习，正愁中国文化史难以理清脉络，多谢！ <text:line-break/></text:p>
      <text:p text:style-name="P1">葉小慧   |  2019.09.15 11:42   |   <text:a xlink:type="simple" xlink:href="http://palinfo.habago.org/Entry?Command=Information_PrintForum&amp;iPage=2#FORUM37916"><text:span text:style-name="T1">#</text:span></text:a></text:p>
      <text:p text:style-name="P2">葉小慧 2019.09.15. <text:line-break/><text:line-break/>美國之音報導的讀者查證支持版 <text:line-break/><text:line-break/>前面一篇我整理的資料，有人認為美國之音報導中的兩位人物可能不存在。不過有臉友更仔細的搜尋，找出這兩位確實存在，且同時也是中國大陸相關官網上的資料。以下為 Chihhsi Ssu 所查證資料，感謝他的熱心與查證精神。 <text:line-break/><text:line-break/>1. 關於 Halmurat Ghopur <text:line-break/><text:line-break/>(1) 音譯誤差：美國之音_哈木拉提·乌普尔 / 中國官網_哈木拉提·吾甫尔 <text:line-break/>資料來源： <text:line-break/>伊犁州食品药品监督管理局全局干部认真学习哈木拉提•吾甫尔同志亮剑发声讲话坚决同“三股势力”作斗争 <text:line-break/>---- <text:line-break/>发布日期：2017-06-13 18:30:54 张小泉 <text:line-break/>http://bizuyghurlar.com/tashpolat-tiyip-rektor-sintsyansko…/ <text:line-break/>伊犁州食品药品监督管理局以晨学为契机，学习哈木拉提·吾甫尔同志的《全盘“扫描”宗教极端，深度查杀 “三股势力”“两面人”病毒》亮剑发声讲话。局党组要求全局党员干部坚定自己的政治立场，要有强烈的爱国热情、真挚的民族感情、鲜明的是非标准、牢固的大局观念，争做讲党性敢担当的表率，关键时刻要站得出来、生死关头豁得出去，坚决维护新疆社会稳定和长治久安。 <text:line-break/>---- <text:line-break/><text:line-break/>(2) 哈木拉提·吾甫尔於2017年3月30日擔任新疆维吾尔自治区食品药品监督管理局局长 <text:line-break/>---- <text:line-break/>http://www.xinjiang.gov.cn/2017/04/19/141362.html <text:line-break/>关于哈木拉提·吾甫尔等同志职务的任免通知 <text:line-break/>时间：2017-04-19 18:35:41来源：新疆政府网 <text:line-break/>自治区人民政府决定： <text:line-break/>任命哈木拉提·吾甫尔同志为自治区食品药品监督管理局局长； <text:line-break/>免去马龙同志自治区食品药品监督管理局局长职务。 <text:line-break/>2017年3月30日 <text:line-break/>---- <text:line-break/><text:line-break/>(3) 哈木拉提·吾甫尔於2013年曾以新疆醫科大學校長身份至江西中醫藥大學拜訪。 <text:line-break/>---- <text:line-break/>http://www.jxutcm.edu.cn/info/1010/6003.htm <text:line-break/>新疆医科大学校长哈木拉提·吾甫尔一行来我校考察 <text:line-break/>时间：2013-10-30 <text:line-break/>---- <text:line-break/><text:line-break/>2. 關於 Tashpolat Tiyip <text:line-break/><text:line-break/>塔西甫拉提·特依拜擔任過新疆大學校長。從漢辦官網-新聞公告當中，可看到至少於2012年、2016年以校長身份拜訪該單位。 <text:line-break/><text:line-break/>(1)新疆大学校长塔西甫拉提•特依拜一行来访巴库国立大学孔子学院 <text:line-break/>[来源] 巴库国立大学孔子学院 [发表时间] 2012-12-15 15:13:31 <text:line-break/>http://www.hanban.org/article/2012-12/15/content_476969.htm <text:line-break/><text:line-break/>(2) 踏雪慰问 情暖孔院——新疆大学校长一行6人到访比什凯克人文大学孔子学院 <text:line-break/>[来源] 吉尔吉斯斯坦比什凯克人文大学孔子学院 [发表时间] 2016-12-29 14:22:48 <text:line-break/>http://www.hanban.org/article/2016-12/29/content_670353.htm</text:p>
      <text:p text:style-name="P1">葉小慧   |  2019.09.15 02:02   |   <text:a xlink:type="simple" xlink:href="http://palinfo.habago.org/Entry?Command=Information_PrintForum&amp;iPage=2#FORUM37915"><text:span text:style-name="T1">#</text:span></text:a></text:p>
      <text:p text:style-name="P3">國際特赦組織官網上，有新疆這條新聞的出處。印象中國際特赦組織應是頗為中立的組織。也許中國大陸真的很可怕，官網都能全面造假成天衣無縫。所以把這則同樣列出。 <text:line-break/><text:line-break/><text:line-break/>---- <text:line-break/>CHINA: UYGHUR ACADEMIC FACES EXECUTION IN CHINA: TASHPOLAT TIYIP <text:line-break/>https://www.amnesty.org/en/documents/asa17/1006/2019/en/ <text:line-break/><text:line-break/>大意是中國維族學者TASHPOLAT TIYIP在中國面臨死刑。 <text:line-break/><text:line-break/>2019年9月9日， <text:line-break/><text:line-break/>越來越多的人擔心，中國當局將很快處決著名維吾爾學者塔什波拉特•蒂耶(Tashpolat Tiyip)。蒂耶在一場秘密且極不公平的審判中被判有罪。由於在2017年被強迫失蹤，自那以後，他一直被任意拘留。目前還沒有關於對他的指控和訴訟的資料，他目前的下落仍然不明。 </text:p>
      <text:p text:style-name="P1">葉小慧   |  2019.09.15 01:23   |   <text:a xlink:type="simple" xlink:href="http://palinfo.habago.org/Entry?Command=Information_PrintForum&amp;iPage=2#FORUM37914"><text:span text:style-name="T1">#</text:span></text:a></text:p>
      <text:p text:style-name="P2">葉小慧 2019.09.15. <text:line-break/><text:line-break/>關於美國之音「两名维吾尔学者将被处决，各方呼吁北京刀下留人」的新聞報導有假 Fake news。 <text:line-break/><text:line-break/>#以下因查證來源關係繁簡體並不統一 <text:line-break/><text:line-break/>新聞上的資料實在非常有限，特別是對於報導所指稱將被處決的兩名「知名」維吾爾學者資料，目前看到的都是同一條來源。想要相信這是真的，所以去找了相關單位資料比對求證，遺憾的是美國之音報導中所聲稱的兩位學者所在單位和身份，我是有疑問的，至少塔西甫拉提·特依拜（Tashpolat Tiyip）恐怕不是前新疆大學校長，哈木拉提·乌普尔（Halmurat Ghopur）也不是什麼前新疆食品藥局監督管理局局長和前新疆醫科大學校長。。 <text:line-break/><text:line-break/>查證資料如下—— <text:line-break/><text:line-break/>所知的具體資料是：(1)塔西甫拉提·特依拜（Tashpolat Tiyip），為前「新疆大學校長」。(2)哈木拉提·乌普尔（Halmurat Ghopur），為前新疆食品藥品監督管理局局長，也是前新疆醫科大學校長。 <text:line-break/><text:line-break/>關於(1)，查找新疆大學官網(a) ，可以看到「歷任校長(b)」(包括歷史流變)列至2010年12月，名單上最後是「安尼瓦尔•阿木提 校长 2000年12月——2010年12月」，「現任領導(c)」最上面寫的「党委书记许咸宜」，未記錄是否起自2010年，或2010年至今中間曾有何新疆學者擔任校長。這邊可得知現任校長是由黨委書記擔任。 <text:line-break/>(a) http://www.xju.edu.cn， <text:line-break/>(b) http://www.xju.edu.cn/xxgk/lrxz.htm」 <text:line-break/>(c) http://www.xju.edu.cn/xxgk/xrld.htm <text:line-break/><text:line-break/>儘管2010年以後未有歷任校長或黨委書記的列出，從新聞中心的「新大头条(d)」仍保有的公告，2015年12月8日時的校黨委書記是李中耀(e) ，2016年2月21日時是 赵嘉麒(f) ，2017年4月2日換成 校党委书记周旭勇(g) ，2018年1月17日仍是周旭勇(h) ，到了2018年6月23日已是現任许咸宜(i)。 <text:line-break/>(d) http://www.xju.edu.cn/xwzx/xdtt/1.htm <text:line-break/>(e) http://sz.xju.edu.cn/info/1042/7166.htm <text:line-break/>(f) http://www.xju.edu.cn/info/1022/1513.htm <text:line-break/>(g) http://sz.xju.edu.cn/info/1042/9161.htm <text:line-break/>(h) http://www.xju.edu.cn/info/1022/4307.htm <text:line-break/>(i) http://www.xju.edu.cn/info/1022/4583.htm。 <text:line-break/><text:line-break/>依據美國之音報導「现年60岁的特依拜是前新疆大学校长。2017年，他带领一群学生赴德国参加会议时被强迫失踪，至今下落不明。」特依拜究竟是2017年是新疆大學校長，還是什麼時候擔任新疆大學校長，目前的資料比對看不出來。 <text:line-break/><text:line-break/>再來是(2)的部分，查找兩個單位，一個是「新疆医科大学」，一個是「新疆食品药品监督管理局」。 <text:line-break/><text:line-break/>「新疆医科大学」官網，「历任领导(k)」自1956年至2017年3月沒有「哈木拉提·乌普尔」的名字，「现任领导(l)」高发水由2017年3月開始擔任至今。 <text:line-break/>(j) http://www.xjmu.edu.cn <text:line-break/>(k) http://www.xjmu.edu.cn/xqzl/lrld.htm <text:line-break/>(l)」http://www.xjmu.edu.cn/xqzl/xrld.htm <text:line-break/><text:line-break/>「新疆食品药品监督管理局」官網 ，「人事信息」發布的公告當中，2017年底並沒有「哈木拉提·乌普尔」的免職或相關通知，2017年3月也沒有這個名字任用為局長的通知。「局领导」為新疆维吾尔自治区药品监督管理局党组书记、局长张钰祥，而2017年3月14日 局党组书记于胜德，2017年9月26日則為组书记盛焉江。 <text:line-break/>(m) http://www.xjda.gov.cn/WS01/CL0467/ <text:line-break/>http://www.xjda.gov.cn/WS01/CL0016/index_1.html <text:line-break/>(o) http://www.xjda.gov.cn/WS01/CL0009/ <text:line-break/>(p) http://www.xjda.gov.cn/WS01/CL0115/19033.html <text:line-break/>(q)http://www.xjda.gov.cn/WS01/CL0115/19513.html <text:line-break/><text:line-break/>---- <text:line-break/>轉自 美國之音中文網站： <text:line-break/>「两名维吾尔学者将被处决，各方呼吁北京刀下留人」 <text:line-break/>https://bit.ly/2lQ5XnM <text:line-break/>中国时间 0:00 2019年9月15日 星期日 <text:line-break/>华盛顿 — <text:line-break/>国际人权团体和一批来自中国的海外学者呼吁中国政府立即终止对两位维吾尔学者执行死刑的计划。 <text:line-break/>国际特赦组织（Amnesty International）星期三（9月11日）说，越来越多的人担心，中国当局即将处决知名维吾尔学者塔西甫拉提·特依拜（Tashpolat Tiyip）。 <text:line-break/>现年60岁的特依拜是前新疆大学校长。2017年，他带领一群学生赴德国参加会议时被强迫失踪，至今下落不明。 <text:line-break/>国际特赦说，特依拜在“秘密且极度不公的审判下”被定“分裂国家罪”，判处“死刑缓期执行”，但“目前面临被立即处决的命运”。 <text:line-break/>另一位引发关切的维吾尔学者是前新疆医科大学校长的哈木拉提·乌普尔（Halmurat Ghopur）。 <text:line-break/>现年59岁的乌普尔是俄罗斯医学博士，曾获提名中国科学院院士候选人，2017年3月出任新疆食品药品监督管理局局长，当年底被逮捕。 <text:line-break/>当局指控他通过微信和在海外的前学生交谈时，“显露出民族主义倾向”。2018年，新疆乌鲁木齐法院以“分裂国家罪”、“传播极端思想罪”判处他死缓。有消息称，他也将被执行死刑。 <text:line-break/>----</text:p>
      <text:p text:style-name="P1">邹子恒   |  2019.09.14 23:02   |   <text:a xlink:type="simple" xlink:href="http://palinfo.habago.org/Entry?Command=Information_PrintForum&amp;iPage=2#FORUM37913"><text:span text:style-name="T1">#</text:span></text:a></text:p>
      <text:p text:style-name="P3">这是一则旧闻，也是我看到的所有香港新闻中最可悲的一则。这种完全不具有seriousness的抗议和破坏，感觉既不能用“蠢”也不能用“坏”来形容。带着这种“虚拟身份”的心理上街，然后一旦口罩/面具脱落就心惊胆裂，真是废物。 <text:line-break/><text:line-break/>文中所提到的NT视频链接为： <text:line-break/>https://nyti.ms/2PbmbpQ <text:line-break/>---------------------------------------------------- <text:line-break/>愚昧無知！他們參與亂港只為體驗“犯罪遊戲” <text:line-break/>http://www.hkcna.hk/content/2019/0828/781796.shtml <text:line-break/><text:line-break/>　　香港新聞網8月27日電 近日，《紐約時報》發布了一則關於參與暴亂的示威者采訪視頻，《紐約時報》本來想通過這段視頻洗白示威者，但是去掉視頻裏一些“帶節奏”的旁白，單獨看這些示威者的言論時，妳就知道他們是多麽的愚蠢無知。 <text:line-break/><text:line-break/>　　“妳知道GTA嗎？” <text:line-break/><text:line-break/>　　視頻中，一位示威者用了一款知名遊戲GTA，來向《紐約時報》記者形容自己目前所做的事情。 <text:line-break/><text:line-break/>　　他說：“我們都很喜歡GTA這款遊戲，我們現在在香港，就像是在玩一場真人GTA，但不同的是我們只有一條命。” <text:line-break/><text:line-break/>　　“這些武器和鬥爭離我們平常的生活很遠，所以現在很像在玩一款電子遊戲，妳有一個虛擬的身份，妳就可以上街做一些想做的事情，結束後回家把裝備都藏起來，然後繼續上班。”另一位女示威者補充說道。 <text:line-break/><text:line-break/>　　據了解，示威者提到的GTA，全稱為Grand Theft Auto，中文名叫“俠盜獵車”，是由Rockstar(R星)公司開發的一款犯罪主題的開放式動作冒險類遊戲，與大多數暴力遊戲一樣，這款遊戲背景下混合了駕駛、槍戰、格鬥、賭博乃至打劫等元素。 <text:line-break/><text:line-break/>　　在遊戲中，玩家為了獲得個人地位的提升，這些遊戲主人公會在城市中接受地下犯罪組織重要人物發布的任務，他們接受的這些任務大多是暗殺或是暴力犯罪。 <text:line-break/><text:line-break/>　　與玩家玩GTA這款遊戲的心態一樣，這群示威者竟認為他們能從參與暴亂中感受到樂趣和所謂的“成就感”。 <text:line-break/><text:line-break/>　　他們還說，每一次都是新的挑戰，挑戰能夠帶給我們樂趣，知道到警察有了新的裝備後他們就很期待，期待能夠見到它們。 <text:line-break/><text:line-break/>　　示威者將自己在香港所做的一切暴力行為，比作是“玩真人GTA”可以說十分形象。 <text:line-break/><text:line-break/>　　因為，他們與遊戲的主人公一樣，同樣有地下組織，同樣被安排任務，同樣使用暴力，同樣與警察對峙，同樣是一座城市中的“危險人物”。 <text:line-break/><text:line-break/>　　更重要的是，在現實生活中，無論是“遊戲的主人公”還是“玩家”都是他們自己，他們通過這場“真人GTA”在不斷地犯罪中尋求著樂趣，通過不斷挑戰水平更高的警察獲得快感。 <text:line-break/><text:line-break/>　　或許，唯一不同，就是遊戲裏的警察真的會開搶，而且是直接擊斃。 <text:line-break/><text:line-break/>　　不少網友看後，無奈的表示：“真的是無知，什麽都不懂，就這麽葬送自己的未來！”“真的是蠢糊塗了，還以為自己是英雄？”“遊戲本沒錯，自己的三觀錯了什麽都錯！”</text:p>
      <text:p text:style-name="P1">林炤育   |  2019.09.14 09:32   |   <text:a xlink:type="simple" xlink:href="http://palinfo.habago.org/Entry?Command=Information_PrintForum&amp;iPage=2#FORUM37912"><text:span text:style-name="T1">#</text:span></text:a></text:p>
      <text:p text:style-name="P2">香港反送中 <text:line-break/>起因 : 修訂逃犯條例 <text:line-break/><text:line-break/>至今香港鬧了3個月，遊行示威者無人死亡，一個瞎眼(自己人誤傷)，被捕千餘人。 <text:line-break/>港警，一人斷4指，一人背後遭刺傷，一人下肢被汽油彈燒傷，多人眼睛被雷射筆弄傷。 <text:line-break/><text:line-break/>法國黃背心 <text:line-break/>起因 : 提高燃油稅 <text:line-break/><text:line-break/>法國黃背心死11個，瞎24個，被捕9000多人。 <text:line-break/><text:line-break/>烏克蘭革命 <text:line-break/>起因 : 宣布中止原先承諾與歐盟簽署的自貿協定 <text:line-break/><text:line-break/>93天抗爭，125人喪命，當中包括18名警員。換來的是一位流亡總統，一個新民選政府，一片被分割開去的國土，一場尚未完結的內戰，一個最窮困的歐洲國家(人均月收入200美元左右，是俄羅斯、白羅斯等國的人均收入的一半) <text:line-break/><text:line-break/>' <text:line-break/><text:line-break/>最怕的是外國勢力故意製造的流血失控事件。 <text:line-break/>如下面的柴玲及烏克蘭殺手 <text:line-break/><text:line-break/>柴玲 <text:line-break/><text:line-break/>1989年5月28日，柴玲接受美國記者菲利浦·康寧漢採訪時，流淚稱「覺得為中國人去奮鬥不值得」「下一步作為我個人，我願意求生下去。廣場上的同學，我想只能是堅持到底，等待政府狗急跳牆的時候血洗。不過我相信一場大革命很快就會到來——要是它採取下策的話。即使不採取下策，保存一些火種和力量，在下一次運動中我們一定會站出來」。 <text:line-break/><text:line-break/>柴玲還說，「其實我們期待的就是，就是流血」「只有廣場血流成河的時候，全中國的人才能真正擦亮眼睛。」 <text:line-break/><text:line-break/>1989年6月8日柴玲錄了一盒長達35分鐘的錄音帶，兩天後傳到香港，並於無線電視播出；她說曾見解放軍在廣場向紀念碑開槍，提到坦克施放毒氣並追壓撤退學生。其中提到：「他們太疲勞了，還在帳篷裡酣睡的時候坦克已經把他們輾成了肉餅。有人說同學死了兩百多，也有人講整個廣場已經死了四千多」。 <text:line-break/><text:line-break/>侯德健則稱其留守至6時半，但在廣場上沒有看見這情況，批評「如果我們真的需要用謊言去打擊說謊的敵人，也許你的謊言會先被揭穿」。 <text:line-break/>侯德健的說法得到劉曉波、周舵的證實‧ <text:line-break/><text:line-break/>1989柴玲: 我們期待的就是流血 <text:line-break/>https://youtu.be/27T63QNLpqg <text:line-break/><text:line-break/>' <text:line-break/>烏克蘭殺手 <text:line-break/><text:line-break/>烏克蘭危機狙擊手斃53人：現在殺手露面說實話了 <text:line-break/><text:line-break/>　　2014年2月20日，在烏克蘭危機高潮期間，在基輔的“獨立廣場”曾經發生狙擊手射殺49名示威者和4名警察的驚人事件。但是烏克蘭反對派以及美國、歐盟都聲稱這是亞努科維奇的支持者所為。但4年後的今天，俄羅斯《衛星報》發布獨家報導稱，所有的狙擊手都來自格魯吉亞，他們直接接收廣場反對派的指令，射殺示威民眾和警察就是為了擴大政治危機。 <text:line-break/><text:line-break/>圖 <text:line-break/>　　接受《衛星報》訪談的格魯吉亞退役軍人 <text:line-break/><text:line-break/>　　格魯吉亞退役將軍特里斯坦·斯特拉什維利對《衛星報》記者稱，他在2014年就知道有格魯吉亞軍人在“獨立廣場”執行狙擊任務。現在這些人有的已經返回格魯吉亞軍隊，有的仍然在烏克蘭作戰，而這些人之所以後來能夠接受《衛星報》的訪問，是因為他們害怕被滅口。 <text:line-break/><text:line-break/>　　一位叫科巴·耐格茲的人稱，在2006年碰到了馬木卡·馬姆拉什維利，此人現在還是烏克蘭一方作戰的“格魯吉亞團”部隊的指揮官。科巴稱在2006年他就曾經在馬姆拉什維利指揮下給薩卡什維利乾活，專門在示威上揍反對派，每揍一個反對派的骨幹給1000美金。 <text:line-break/><text:line-break/>　　然後在2013年，馬姆拉什維利又召集到科巴等一幫專業人士，其中包括一位專業的狙擊手里瓦茲什維利，立即趕到烏克蘭給反對派助陣，當時給的報酬是先付1萬美元定金，然後完成任務再給剩下的5萬美金報酬。 <text:line-break/><text:line-break/>　　在2月14日，科巴、里瓦茲什維利還有其他小組成員在基輔烏克蘭廣場的3層1間客房內碰頭。和他們見面的，來過好幾名烏克蘭反對派的首腦，他們稱“很快就會有任務，因為我們需要幫助烏克蘭人民！”。不過具體的任務內容卻沒有透露。里瓦茲什維利稱在當時就看到反對派荷槍實彈。而最有意思的是，這個小組還和一位美軍退役士兵克里斯托弗·布萊恩見面。 <text:line-break/><text:line-break/>　　後來馬姆拉什維利親自對科巴說：這是一次特殊任務，必須要在廣場製造混亂，要用武器射擊獨立廣場上的任何目標，包括政府支持者，反對者甚至包括警察，沒有任何區別。給小組提供的武器，包括西蒙諾夫式自動卡賓槍、口徑為7.62mm的卡拉什尼科夫自動步槍，德拉古諾夫自動步槍，以及外國產卡賓槍。 <text:line-break/><text:line-break/>　　在20日凌晨，里瓦茲什維利等人接到命令要各就各位，佔據射擊位置，因為有情報稱烏克蘭警方要清除獨立廣場的反對派。在早晨7點半，上面命令小組內所有成員任意開火，每射擊2-3次就要變換射擊位置，整個射擊過程持續了10-15分鐘，然後所有小組成員就撤離柴可夫斯基音樂學院。當天他們就都返回了格魯吉亞首都第比利斯。 <text:line-break/><text:line-break/>　　不過這些格魯吉亞軍隊前軍人們，根本沒有拿到所承諾的賣命錢，而且還擔憂被別人滅口。為了保全自己，這些人不得不把秘密捅給媒體，而且有些人還做好了在烏克蘭法庭上確認本人話語的準備。《衛星報》還掌握有機票複印件，證實科巴和列里瓦茲什維利在獨立廣場事件時確實曾經飛抵基輔。 <text:line-break/>https://new.qq.com/omn/20180214/20180214A0GMLJ.html</text:p>
      <text:p text:style-name="P1">老羊   |  2019.09.14 06:32   |   <text:a xlink:type="simple" xlink:href="http://palinfo.habago.org/Entry?Command=Information_PrintForum&amp;iPage=2#FORUM37911"><text:span text:style-name="T1">#</text:span></text:a></text:p>
      <text:p text:style-name="P3">不是故意要讓你更無力、更悲傷，不過唱美國國歌，拿美國國旗算是頭腦清楚的了；還有個年輕女孩子流著淚說她的夢想就是香港像烏克蘭一樣。https://youtu.be/lDnzwRPvz9w?t=6 （第六秒開始） <text:line-break/><text:line-break/>BBC 中文網，你知道的。 <text:line-break/><text:line-break/><text:line-break/><text:line-break/></text:p>
      <text:p text:style-name="P1">孫從輔   |  2019.09.14 03:53   |   <text:a xlink:type="simple" xlink:href="http://palinfo.habago.org/Entry?Command=Information_PrintForum&amp;iPage=2#FORUM37910"><text:span text:style-name="T1">#</text:span></text:a></text:p>
      <text:p text:style-name="P2">我看到一段關於香港人舉外國國旗的視頻報導。我翻譯從1分15秒開始的一小段。 <text:line-break/><text:line-break/>https://www.youtube.com/watch?v=SCcM48Z2HEI&amp;;feature=youtu.be&amp;;t=75 <text:line-break/><text:line-break/>問：你為什麼舉美國國旗呢? <text:line-break/>答：我要讓他們看到，這裡有人在呼喚他們來聲援我們，所以我舉美國國旗。我們的主要訴求之一是自由選舉。 <text:line-break/>(此時美國國歌響起) <text:line-break/>問：你知道這首歌嗎? <text:line-break/>答：我不知道這是什麼歌。 <text:line-break/><text:line-break/>看完這個認真回答的年輕臉孔，以及那些認真唱美國國歌的年輕臉孔，我感到好悲傷，好無力。這塊土地上整整一代同胞，就這樣被邪惡勢力影響，走向深淵而不自知。此時我完全能體會陳真醫生前陣子的感嘆：為什麼他們這麼邪惡呢? 他們是撒旦附身嗎? </text:p>
      <text:p text:style-name="P1">陳真   |  2019.09.13 02:07   |   <text:a xlink:type="simple" xlink:href="http://palinfo.habago.org/Entry?Command=Information_PrintForum&amp;iPage=2#FORUM37909"><text:span text:style-name="T1">#</text:span></text:a></text:p>
      <text:p text:style-name="P3">卡韓政變(168)：韓國瑜一個打全部 <text:line-break/><text:line-break/>陳真 2019. 09. 13. <text:line-break/><text:line-break/><text:line-break/>昨天看到國民黨一些所謂大老，發表一篇感覺好像是清朝時期的什麼團結聲明，要郭台銘和韓國瑜什麼各退一步、各進一步的，實在很無言。這個化石黨能活到現在，真是奇蹟，好像凡事都很狀況外，慢上好幾拍，溫溫吞吞。 <text:line-break/><text:line-break/>相較於大老們，韓國瑜真是很 "不" 國民黨。 <text:line-break/><text:line-break/>大老們的 "沉痛"呼籲，原文是這樣，叫做 "四步聲明"： <text:line-break/><text:line-break/>「四步」包含：「進一步」放棄意氣，相互獻策；「退一步」反省折衷，彼此協調；「讓一步」海闊天空，取得共識；「跨一步」集中全力，爭取勝利。 <text:line-break/><text:line-break/>看了這種文字會頭暈吧？這樣的黨，如果不是天降奇兵韓國瑜，哪有可能跟智商破表、戰鬥力破表、無恥度破表、轉彎度破表謂之四破的人渣黨打仗？那就像清朝的兵，跟最現代化最血腥殘暴無恥下流的美軍打仗一樣荒唐，三兩下就被殲滅了不是嗎？ <text:line-break/><text:line-break/>而這個化石黨雖然對外打仗不行，對內搞宮廷鬥爭卻是一流高手，庭苑深深深幾許，陰氣十足。應該退黨的其實是韓國瑜，因為他根本不像國民黨。當初叫他退，他不退；這個強調權貴和血統的化石黨，其實應該和郭台銘同一掛，才比較意氣相投，品味相近。 <text:line-break/><text:line-break/>不過，韓國瑜現在想退黨也來不及了，但他實際上也不用期待這個黨會幫他，他惟一能依靠的就是韓流，簡單說就是民意。化石黨肯定會在郭台銘的金錢攻勢下，大扯韓國瑜後腿；所有在初選中郭台銘所動用的一切齷齪抹黑奧步，將會以千百倍以上的威力再度上演。各位不信的話，就等著看吧。 <text:line-break/><text:line-break/>我一直想講一件事，那就是言行的重覆性，簡單說就是個性或人格其實就是一種類型化的反覆言行。以前我們所知道的郭台銘，只是一個名字，一種空洞符號，對其為人一無所知。可當他站到台前來，我們其實馬上就可以知道這個人是個小人。小人不會只小一次，一定會小個不停。當一個人一上來就奧步不斷，難道你期待他就此收手？有可能嗎？當然不可能。 <text:line-break/><text:line-break/>人渣如此，好人也一樣。從美麗島事件發生那一刻起，當我在電視上第一次看見林義雄時，我就對他深深仰慕。為什麼呢？我說不上來，但我自然是感受到了一些東西，讓我對他的人格之偉大，從小深信不疑。 <text:line-break/><text:line-break/>善惡道理都是一樣的，各自會有一些特徵性的言行反覆出現。我覺得，這樣一種識人之能，這樣一種對於人事物的鑑賞能力很重要。因為，當我們能夠適當地判斷善惡美醜時，善惡美醜自然就會得到它應有的待遇與結局。 <text:line-break/><text:line-break/>反之，倘若我們總是把人渣看成好人，把低能蠢材看成什麼才幹之士，把心機手段猥瑣卑劣複雜者看成什麼單純的素人（例如柯文哲與郭台銘），卻把好人看成惡棍，把天才看成草包，把唐伯虎看成馬文才（例如韓國瑜），你想，這個社會將會如何？肯定是人渣橫行豺狼當道雞犬昇天不是嗎？ <text:line-break/><text:line-break/>放馬後炮人人都會，但我所言，往往是在人事物初發之際便已論斷；先知先覺也許談不上，但後知後覺的一點敏感度肯定還是有的。比方說柯文哲，當一個人打從一出道就幹盡無數卑鄙勾當，包括自導自演栽贓嫁禍等等等，什麼骯髒事都幹得出來，一如郭台銘，難道是要把醜陋骯髒事給幹上一萬遍，然後你才能看得出來？難道你以為一個卑鄙小人醜事只會幹一回？當然不可能。他絕對會幹到被制止或被唾棄為止。不論善或惡，所有各類言行都一樣，都是在某種基本架構下不斷反覆進行。 <text:line-break/><text:line-break/>我感到訝異的是，一般人也許真的不懂，也許真的蠢到爆，但圈內人真的有這麼單純嗎？真的 "單純" 到會去發表什麼四步聲明？真的 "單純＂到會以為郭台銘是國民黨的友人？真的 "單純＂到會以為柯郭等人有可能停止為惡？真的 "單純＂到會以為國民黨的諸多權貴（例如掌握黨機器的吳敦義及一大堆人渣等級的中央委員）與地方諸侯（例如侯友宜與盧秀燕及王金平等人）會把韓國瑜當成支持對象而不是當成敵人？真的 "單純＂到以為柯郭等人是站在綠營及美國的對立面？當然絕對不是。這些人始終就是一丘之貉，他們的共同敵人就是韓國瑜。 <text:line-break/><text:line-break/>我並不是說韓國瑜應該跟這票人宣戰，而是說，既然要打仗，你總得搞清楚敵友吧。表面上也許需要假裝或隱忍一下（策略上該怎麼做我比較不感興趣），但你內心總該知道誰是敵是友，總該知道哪些人是一直在你背後開槍的人渣吧。 <text:line-break/><text:line-break/>這場總統大選，因韓流而起風雲，如何收場難以預料（我傾向悲觀，畢竟一人難以戰多黨及那麼多小人，更不用說背後操盤之強大美國因素之難以對抗），但可預料的是，整個選戰過程肯定齷齪萬分，臭不可聞。對岸同胞看了這樣一種 "民主盛宴＂，如果還能心生嚮往，那我就無言了。</text:p>
      <text:p text:style-name="P1">陳真   |  2019.09.12 12:46   |   <text:a xlink:type="simple" xlink:href="http://palinfo.habago.org/Entry?Command=Information_PrintForum&amp;iPage=2#FORUM37908"><text:span text:style-name="T1">#</text:span></text:a></text:p>
      <text:p text:style-name="P2">卡韓政變(167)：一封公開信--致高雄市立XX幼兒園園長 (後記) <text:line-break/><text:line-break/>陳真 2019. 09. 12. <text:line-break/><text:line-break/><text:line-break/>底下要寫的這些，並非針對這位園長，只是以之為例，說明一種至少二十幾年來隨著所謂 "民主" 而盛行的現象。很多東西事關微妙，很難三言兩語，你只能綜合著讀，也許才能知道我究竟是在說什麼。 <text:line-break/><text:line-break/>先說這位園長，當她公開製造了一種 "刻意不握手" 的印象事實之後，面對記者詢問，她卻表示之所以刻意不握手是因為 "打從心底就是不喜歡韓國瑜"。也就是說，她之不握手不但帶有個人好惡，而且事後還加以闡釋、宣揚。這時候，妳就不能怪記者胡亂報導、製造對立，因為這個帶有政治攻擊性的對立就是妳自己所製造。 <text:line-break/><text:line-break/>不過，園長的例子畢竟不是一個好例子，因為她之所為算是很客氣了。但是，例子雖小，背後意義卻一樣重大。 <text:line-break/><text:line-break/>法國有個哲學家叫做 Gilles Deleuze ，他在寫什麼我從不打算細看，恐怕也看不太懂。之所以不太懂，一大部份原因可能是在他身上，而非我之魯鈍。不過，曾經讀過他的一個想法，我倒是可以理解。這個想法我曾提過，用我的話來表達差不多是這樣： <text:line-break/><text:line-break/>一個人渣，大家都很堵爛，巴不得他趕快去死一死。可當他真的來到死亡邊緣，飽受痛苦之際，我們就忘記了他的各種卑鄙行為與身份，而只關切他是個 "人"，對之產生憐憫。可當他又悠悠醒來，又是一尾活龍時，我們便又想他是 "誰" 來了，"媽的，這個人渣！怎麼不趕快去死一死！"  <text:line-break/><text:line-break/>而我要說的就是 "人" 這個原初狀態之基本重要性，而不僅僅是 "誰"。這就好比說醫生每天看病，眼前的每個病人理當就是一個個 "人"，而不是 "誰誰誰"。做為一個醫生，我不管你貧富貴賤，也不在乎顏色，甚至不管你的一切是非善惡，人渣也好，大善人也罷，統統都是處於 "人" 這樣一個原初狀態。 <text:line-break/><text:line-break/>今天，哪怕是任何一個貪官污吏，倘若掉入海裏或遭到暴徒攻擊，我一樣會拼了命跳入海裏救你或甚至為你擋拳頭擋子彈，為什麼呢？因為在那當下，你是 "誰" 已無關緊要，重要的是你是一個 "人"，你會痛苦，會哀嚎，會難堪，會感到羞辱，會恐懼，因此而有著一種生命尊嚴的基本神聖性。即便是一個人渣的痛苦也一樣具有神聖的意義與價值不是嗎？我們不該連這樣一種原初狀態的基礎人性與人倫關係都要摧毀。 <text:line-break/><text:line-break/>但是，過去這二十幾年來，台灣政治，特別是綠營一方，卻鼓吹一種變態的私刑正義，操弄方法是這樣： <text:line-break/><text:line-break/>先把某種僅僅只是屬於 "觀點" 或 "意見" 的東西給抬舉成一種絕對道德 (例如台獨，例如反核，例如公投)，然後，凡是沒有把它們視為絕對道德或絕對正義的人就是敵人；對於敵人，便可根據正義之名加以任何攻擊，完全可以不擇手段。簡單說就是你根本不用把他當成一個人，儘管用一切手段去摧毀敵人們的人格、名譽、尊嚴、工作及身體安全等等等，乃至傷害其家人也沒關係。凡是這麼做的人，就會受到主流社會的歌頌與稱讚。 <text:line-break/><text:line-break/>我講得很文雅，但是各位只要想一想現實生活中的各種攻擊實例就能明白，韓國瑜及其家人之一整年每天被抹黑就是一例。這樣一種變態的私刑正義往往相當卑鄙，因為它從來都不是以弱擊強，而是專門打落水狗，打擊少數異已或弱勢，就如同過去台灣人 (特別是年輕一代) 群起攻擊人數少得可憐的台獨，而如今卻群起傷害人數同樣少得可憐的主張統一者一樣。 <text:line-break/><text:line-break/>這樣一種變態的私刑正義認為：只要我站在主流這一邊，只要我自認為是對的，我便可為所欲為。 <text:line-break/><text:line-break/>這傷害了兩個東西，一是人性，傷害了我所說的人倫關係的原初狀態，傷害了做為一個人應有的生命尊嚴之神聖性，其次也傷害了一種基本秩序，比方說某種典章制度與禮儀規範或是文官體系等等等。 <text:line-break/><text:line-break/>為什麼我們常說文官體系的中立價值很重要，因為它是一個文明社會之所以有可能運作的基礎。這樣一種基礎或中立性一旦摧毀，其實就等於摧毀了一個社會，而這就是民進黨長年以來所鼓吹的所謂 "民主自由"，鼓勵任何人根據某種主流顏色去傷害任何少數異己，然後說這就是正義。 <text:line-break/><text:line-break/>例子說不完，但我可以舉三個曾經說過的反例： <text:line-break/><text:line-break/>一，大約三十年前，我的好朋友翁金珠老師好像是當立委 (民進黨)。有一天，她跟我提到說她帶了一些學生去立法院參加一個好像是反對高學費的公聽會，會議中也有教育部官員參加。翁老師說，那些她帶去的學生講話態度很囂張跋扈，很不客氣，罵官員像在罵狗一樣。翁老師很生氣，就反過來罵這些學生說 "你們怎麼可以用這種態度對人、特別是對長輩講話？" <text:line-break/><text:line-break/>我聽了很感動，因為我相信這事很重要，它很微妙，但很基本，它就像浴盆裏的小嬰兒，在伸張所謂正義的同時，我們應該把髒水倒掉，但不要連嬰兒也一起倒掉了。 <text:line-break/><text:line-break/>二，1987年解嚴前後，我曾經在黨外雜誌義務工作兩三年。有一天，高雄有個群眾抗爭。我既是記者也是參與者。那一次，群眾逮到一個人身上偷帶相機，認定是特務，於是一群人馬上把他包圍起來，對他動粗。我清楚記得當有人往他臉上揮出第一拳時，那個特務的眼角隨即裂開，湧出一股鮮血。我一直記得他極度驚懼的眼神。接著便是群眾一擁而上的拳打腳踢。 <text:line-break/><text:line-break/>群眾都認識我，我大聲叫大家不要打，但是沒有人要聽我的，情急之下我就抱住那個特務，用背部幫他擋拳頭，同時幫他擠出一道空間，讓他脫逃。他像飛一樣地逃走了，連相機都不要了。 <text:line-break/><text:line-break/>事後，我寫了一篇報導，但我沒寫我掩護他逃走的這一段，我只文謅謅地寫說，"當他眼角湧出一股鮮血時，映照著熾熱的陽光，感覺異樣地刺眼"。雜誌社老闆事後責怪我怎麼寫這種 "同情特務" 的文章。我沒有回答。他要是知道我在現場還替特務挨揍、幫忙逃走，恐怕會懷疑我是不是也是特務。 <text:line-break/><text:line-break/>可是，在那當下，他就只是一個 "人"，一個陷入極度驚孔、滿臉鮮血的人，我不幫他要幫誰？ 其實，與其說我幫他，不如說幫我自己，幫每個跟我一樣具有基本生命尊嚴的人。 <text:line-break/><text:line-break/>不久之後，進入九零年代。所謂 "民主" 越來越興盛，越來越囂張跋扈，我也越來越不習慣，於是就離開了黨外雜誌，慢慢也離開了黨外圈子。 <text:line-break/><text:line-break/>三，1995年，我考上公費留學。1997年7月1號，香港回歸祖國那一天，我卻飄洋過海來到英國。考上公費留學出國之前，被迫必須接受教育部的 "訓練" 與 "講習"，連怎麼吃西餐也要教，一連幾天的課程。營隊結束那一天，教育部官員說會有個晚會，要我們準備些才藝上台表演，表演給連戰等高官看。 <text:line-break/><text:line-break/>那時候，連戰和李登輝正聯手競選總統與副總統，聲勢很高，勢必會當選連任。一聽到連戰要來，我就問教育部官員說我可以不參加晚會嗎？官員回答說不行，還威脅說我若不參加，有可能會被取消公費留學的資格。我頓時陷入天人交戰，一方面我不想要假裝友善地面對連戰等人，另一方面我也怕因此失去全額公費留學的資格。 <text:line-break/><text:line-break/>後來，我還是決定不參加晚會。我不但不參加，我還立即在好像是中國時報上寫了篇文章說，連戰不應該利用身為副總統的身份來公費留學生的晚會上拉票。沒想到，文章登出後，媒體竟然自行 "引申"，報導出一些假新聞，說我當眾在晚會上拒絕和連戰握手。 <text:line-break/><text:line-break/>很多綠營的人看了報導，跑來跟我說我很勇敢。我只好一再否認，此事完全子虛烏有，我根本沒去參加晚會，更不是那種會當面給人難堪的人；我沒那麼沒出息。我若真的要挑戰連戰，就會在其它適當的場合，以其他適當的方式進行，絕不會在一種與政治不相干的晚會上以搞偷襲的方式讓人當眾難堪；我不知道那樣做有何意義。 <text:line-break/><text:line-break/>我反對的又不是 "他"，而是他當時所代表的政治意義及行事作風，我在留學生晚會上去傷害 "他" 幹嘛呢？人家如果公開要跟我握手，我不會去傷害對方這樣一個基本的善意，哪怕它只是一個形式，因為維護這樣一個形式或禮儀十分重要。韓國瑜就算看妳不順眼，他還是一樣得低頭哈腰對妳鞠躬致敬、頒獎給妳不是嗎？難道我們應該期待雙方都各自發揮一己好惡來互相找機會羞辱對方？ <text:line-break/><text:line-break/>但是，台灣這二十幾年來卻不斷鼓吹傷害少數異己，歌頌這樣一種病態的私刑正義，視之為英雄行徑，真是很可恥，很沒出息。因為，藉著主流媒體之優勢，打的全是落水狗；你怎麼不在蔣介石的年代，公開拒絕跟蔣公握手試試？  <text:line-break/><text:line-break/>這樣一種病態的私刑正義，反映了人性中極其可笑卑鄙的一面，非常窩囊無恥。你看，市面上一大堆所謂社運，所謂抗爭，所謂學運，搞的往往就是這一套沒出息的打落水狗把戲；打完之後，掌聲雷動，媒體歌頌。請問天底下有這麼廉價的社運嗎？有這麼好康的學運嗎？那不叫運動，那叫做主流動員打落水狗。 <text:line-break/><text:line-break/>我常想起這樣一個極端畫面：John Pilger  在 "打破沉默：第三次世界大戰已然展開" (https://bit.ly/2kgmhxO) 中提到，當利比亞領導人達格費被美軍拿一把軍刀捅入肛門抽插旋轉，「雞姦」而死時，希拉蕊在銀幕上及時觀看這一幕，竟然興高采烈非常開心地大喊著：「我們來了！我們都看見了！這傢伙死了耶！」 <text:line-break/><text:line-break/>如果你能理解這一幕之可悲，也許就能理解我在說的什麼原初狀態。今天，就算是真正惡貫滿盈的希拉蕊都不應該遭受非人待遇，都一樣具有生命的基本尊嚴。 <text:line-break/><text:line-break/>很多傻蛋也許會說，那你怎麼可以寫文章罵比方說郭台銘或柯文哲是混蛋人渣？對於這種傻到爆的質疑，我只能說，你真的看不出來裏頭的差別嗎？寫文章罵人是一回事，公開偷襲式的羞辱又是另一回事。前者之開罵，必然指涉對方之特定卑劣言行，而且不會使人當下措手不及而當眾出醜，後者卻存心只是想使人無端受辱。 <text:line-break/><text:line-break/>而且，我罵人都會讓對方知道，比方說我會把罵人的文章用email或信件寄給當事人。目的就是要讓對方知道：如果你要去告我，讓我去坐牢，我是願意付出代價的。我希望彼此儘可能是在一種公平的位置上，而不會利用你沒法翻臉的公開場合來羞辱你，使你難堪，而你卻又不能對我惡言相向。 <text:line-break/><text:line-break/>這些道理，在我看來極端重要。因為那不僅僅是 “一種” 正義，而是一切事物與文明、一切善惡是非之所以能成立的基礎與共識，比九二共識還更加重要一百萬倍。我不認為這個文明的基礎、生活的基礎、人性的基礎之原初狀態是一種透過協商而產生的人為共識，它理當存在我們的共同人性之中；毀了它，其實也就等於毀了一切。</text:p>
      <text:p text:style-name="P1">老羊   |  2019.09.12 10:57   |   <text:a xlink:type="simple" xlink:href="http://palinfo.habago.org/Entry?Command=Information_PrintForum&amp;iPage=2#FORUM37907"><text:span text:style-name="T1">#</text:span></text:a></text:p>
      <text:p text:style-name="P3">那位園長有不喜歡韓國瑜（或是任何其他人）的自由，但是握手在那種場合就是禮節；台灣媒體愛煽風點火、斷章取義、顛倒黑白固然是事實，但是至少從我的觀點，那位園長因為不喜歡韓而在那樣的場合刻意不和他握手是失禮的。 <text:line-break/><text:line-break/>至於高雄教育局打圓場的解釋也很牽強，當今在這種場合的「國際禮儀」已經沒有什麼要等女士先伸手這回事；除非你是被介紹給英國女王還是什麼的。</text:p>
      <text:p text:style-name="P1">小羽   |  2019.09.12 09:31   |   <text:a xlink:type="simple" xlink:href="http://palinfo.habago.org/Entry?Command=Information_PrintForum&amp;iPage=2#FORUM37901"><text:span text:style-name="T1">#</text:span></text:a></text:p>
      <text:p text:style-name="P2">陳真醫師您好 <text:line-break/><text:line-break/>我是你的忠實讀者，關於幼兒園園長這篇報導，最後幼兒園園長有針對此事件做回應。 <text:line-break/><text:line-break/>『女園長事後發表聲明：對於記者這樣的報導，著實感到不妥！人與人之間應該要互相尊重，我跟市長以禮相待的畫面也很清楚的呈現，為何一個不握手就能描述成這樣。本意非如此，請相關報導不要再製造對立，應回歸教育專業，謝謝。』 <text:line-break/><text:line-break/>台灣最大的亂源是新聞媒體記者，把新聞過度政治化，失去公平客觀報導，常常標題殺人，只為博取版面和點閱率，製造人民對立。還原事實多方求證，這也是人民需要追求真象。 <text:line-break/><text:line-break/>謝謝陳真醫師用最客觀的論述來評論，佩服你一直在追求真善美。台灣人民的倫理道德一直在沉淪中，是非對錯已失去正常人判斷，由其是年輕一代的青年學子。韓國瑜並不完美，但至少他心中有高道德標準，他能苦民所苦。9/8是我參加過的造勢場合裡最為歡樂的一次，可能坐在搖滾區，很曬、很累、很餓，除了那不接地氣的小插曲外，真的很讓人開心、感動、歡樂、正向、積極，台灣不正需要這樣的氣氛嗎? <text:line-break/><text:line-break/>因為負面訊息滿天飛，心情鬱悶了許久，台灣社會為何變得如此黑暗，小女子從未說過粗話，也覺得粗話髒話讓人很刺耳，由其是某大X長，動不動就三字經、五字經。然而那天晚會韓國瑜的金句，讓我得到了舒解，原來『他奶奶的』『放馬過來』『恁杯旦里』可以講得這麼豪氣優雅，我想那是因為韓國瑜長期忍人所不能忍的抺黑，所以『他奶奶的』四字真言，讓人覺得他訴說心中的無奈，到底黑夠了嗎?這就是韓國瑜的高度，他從來不會黑來黑去，他最強的能力就是直球對決。 <text:line-break/><text:line-break/>https://tw.news.yahoo.com/拒跟韓國瑜握手-優良教師親自回應了-112300494.html</text:p>
      <text:p text:style-name="P1">Sasha   |  2019.09.12 07:15   |   <text:a xlink:type="simple" xlink:href="http://palinfo.habago.org/Entry?Command=Information_PrintForum&amp;iPage=3#FORUM37879"><text:span text:style-name="T1">#</text:span></text:a></text:p>
      <text:p text:style-name="P2">其實大家去看直播畫面，園長雖沒有主動伸手表達握手意願，但也是微笑完成儀式。，不要去放大那個動作的話根本沒什麼問題。女士沒伸出手，男士尊重對方配合也是很合理的，畢竟韓自己也奉行僕人式領導，在這件事上可看做是公僕代表人民對優良教師表達肯定和敬意，就別以上對下的關係來看了，個人認為媒體見獵心喜想炒作才是該被譴責的。我假想自己遇到蔡英文要跟我握手我一定也會想閃避，但還是會好好完成儀式，保持我的風度暫時放下我心中的不滿，我想這已是給予最大程度的尊重了）</text:p>
      <text:p text:style-name="P1">傅怡鈞   |  2019.09.12 00:18   |   <text:a xlink:type="simple" xlink:href="http://palinfo.habago.org/Entry?Command=Information_PrintForum&amp;iPage=3#FORUM37878"><text:span text:style-name="T1">#</text:span></text:a></text:p>
      <text:p text:style-name="P3">換個角度來看，今天如果蔡十八是頒獎人，貴為總統依台灣通知的禮俗，蔡十八要主動和其他受獎人都微笑恭喜握手，結果發生相同狀況 <text:line-break/><text:line-break/>結束頒獎後，媒體請問受獎人剛剛總統要跟你握手，你好像有搖頭？受獎人說：沒有啊。〝私下則有表示是並不喜歡蔡十八〞(若不是霉體記者造假) <text:line-break/><text:line-break/>這時輿論會如何發展?! <text:line-break/><text:line-break/>是真的以禮相待，還是有失尊重?</text:p>
      <text:p text:style-name="P1">怡靜   |  2019.09.11 23:45   |   <text:a xlink:type="simple" xlink:href="http://palinfo.habago.org/Entry?Command=Information_PrintForum&amp;iPage=3#FORUM37877"><text:span text:style-name="T1">#</text:span></text:a></text:p>
      <text:p text:style-name="P2">火鍋大王最近的兩個新視頻，都是講媒體報導的。 <text:line-break/><text:line-break/>https://youtu.be/-2Rr8hZK2aQ <text:line-break/><text:line-break/>Biased Hong Kong Reporting <text:line-break/><text:line-break/>這個是講同一個西方媒體（Vice）怎麼報導2014年烏克蘭顏色革命和目前的香港反送中。 <text:line-break/>（熟悉西方主流媒體的人應該對這種操作手法不陌生，但有的人腦子還是需要進補一下。另外是最後那段有關警察的視頻，那才是西方民主的真面目啊） <text:line-break/><text:line-break/>https://youtu.be/yUGPIeE9kMc <text:line-break/><text:line-break/>Hong Kong Bracing for Riots <text:line-break/><text:line-break/>看完這個視頻後....原來我們都是讀稿機啊！（那些在公開頒獎典禮嗆韓的不就是這種讀稿機？） <text:line-break/><text:line-break/>Everybody repeat after me! <text:line-break/><text:line-break/>This is extremely dangerous to our democracy <text:line-break/>This is extremely dangerous to our democracy <text:line-break/>This is extremely dangerous to our democracy <text:line-break/>This is extremely dangerous to our democracy <text:line-break/>This is extremely dangerous to our democracy <text:line-break/>This is extremely dangerous to our democracy <text:line-break/><text:line-break/><text:line-break/>哈哈哈....... <text:line-break/><text:line-break/>p.s. It's ok to love China and I love China, get over it. <text:line-break/><text:line-break/>怡靜</text:p>
      <text:p text:style-name="P1">張華   |  2019.09.11 23:06   |   <text:a xlink:type="simple" xlink:href="http://palinfo.habago.org/Entry?Command=Information_PrintForum&amp;iPage=3#FORUM37876"><text:span text:style-name="T1">#</text:span></text:a></text:p>
      <text:p text:style-name="P3">這位園長自己對記者說"不想握手" "打心底不喜歡他". 記者報導出來再說不妥似乎晚了.</text:p>
      <text:p text:style-name="P1">Sasha   |  2019.09.11 21:56   |   <text:a xlink:type="simple" xlink:href="http://palinfo.habago.org/Entry?Command=Information_PrintForum&amp;iPage=3#FORUM37875"><text:span text:style-name="T1">#</text:span></text:a></text:p>
      <text:p text:style-name="P2">陳醫師，您應該是被媒體誤導了，女園長事後發表聲明：對於記者這樣的報導，著實感到不妥！人與人之間應該要互相尊重，我跟市長以禮相待的畫面也很清楚的呈現，為何一個不握手就能描述成這樣。本意非如此，請相關報導不要再製造對立，應回歸教育專業，謝謝。 <text:line-break/><text:line-break/>此事根據典禮直播畫面看來，這篇報導應是最接近實情的：https://udn.com/news/story/120536/4042369 <text:line-break/></text:p>
      <text:p text:style-name="P1">陳真   |  2019.09.11 20:58   |   <text:a xlink:type="simple" xlink:href="http://palinfo.habago.org/Entry?Command=Information_PrintForum&amp;iPage=3#FORUM37874"><text:span text:style-name="T1">#</text:span></text:a></text:p>
      <text:p text:style-name="P3">卡韓政變(166)：一封公開信--致高雄市立XX幼兒園園長 <text:line-break/><text:line-break/>園長妳好， <text:line-break/><text:line-break/>我想公開請教，做為一個公務員，做為一個幼兒園園長，妳都是這樣教小孩的嗎？在一種正式場合，對於自己不喜歡的人，包括長輩或長官或同事或師長等等等，就當眾給他難看？ <text:line-break/><text:line-break/>我若是小孩的家長，妳喜歡我叫小孩也這樣公開對付妳、讓妳難堪嗎？我是個醫生，哪天妳若來我工作的醫院就醫看病，妳會喜歡我也用這樣的方式公開讓妳難堪嗎？ <text:line-break/><text:line-break/>一個人可以有政治立場，可以有各種私人好惡，但是，針對特定個人，在一種公開場合，在一種無預警的狀況下公開羞辱之，使之難堪，這樣的行為並不光采；羞辱了他人的同時，事實上也羞辱了自己。 <text:line-break/><text:line-break/>更何況，妳做為一個幼兒園園長，更是一種負面示範。今天，倘若我是貴園學生的家長，我會考慮讓小孩轉學，因為那就是一種不良教育。 <text:line-break/><text:line-break/>人與人之間，就算要打架要決鬥要叫罵，也該有著一種最基本的正直與公平，不出暗招，不打黑拳，絕不以不公平的方式去傷人。 <text:line-break/><text:line-break/>除了尊重個人之基本尊嚴，也應尊重場合，因為場合意味著一種屬於眾人成文或不成文的文化與價值呈現，就比方說我們就算再怎麼討厭哪個政治人物，也不應該趁他在婚喪喜慶或生病時去當場羞辱他。 <text:line-break/><text:line-break/>或是比方說，不管是在職場上或學校、機關，我們一定都會有一些不喜歡的人(特別是上司或某些老師或同事或長官，令人討厭者肯定不少)，難道每個人都可以義正詞嚴地根據自己內心之好惡來偷襲對方，使之公開受辱與難堪？我們希望生活在這樣一種任意遂行己意的氛圍之中嗎？ <text:line-break/><text:line-break/>我很討厭、甚至應該說痛恨民進黨的無數政客，但是，假設今天我做為一個公務員，必須從一個我所痛恨的無恥政客手中領取獎狀時，我只有兩種選擇，一是一開始就拒絕出席接受表揚，一是如同每個人一樣行禮如儀，該握手握手，該鞠躬鞠躬，我絕不會趁人之危，藉機宣洩一己好惡來使對方當眾受辱。 <text:line-break/><text:line-break/>我不知道你能不能明白這個道理？ <text:line-break/><text:line-break/>一點想法如上。 <text:line-break/><text:line-break/>祝好。 <text:line-break/><text:line-break/>陳真 <text:line-break/><text:line-break/>2019. 09. 11.   <text:line-break/><text:line-break/>email: emirchen@gmail.com <text:line-break/><text:line-break/>website: shorturl.at/xG049 <text:line-break/><text:line-break/>================= <text:line-break/><text:line-break/>特殊優良教育師拒韓國瑜握手　幼兒園長：打從心裡不喜歡他 <text:line-break/><text:line-break/>ETtoday 記者吳奕靖、洪正達／高雄報導 <text:line-break/><text:line-break/>高雄市長韓國瑜表揚1805位優秀教師，但沒想到又發生「拒絕握手」的窘境，一名獲頒特殊優良教育人員的幼兒園長，在頒獎的時候刻意不跟韓國瑜握手，不過雙方還是有點頭示意，事後這名幼兒園長表示自己不跟他握手的原因：「就是不喜歡他」。</text:p>
      <text:p text:style-name="P1">陳真   |  2019.09.11 17:45   |   <text:a xlink:type="simple" xlink:href="http://palinfo.habago.org/Entry?Command=Information_PrintForum&amp;iPage=3#FORUM37873"><text:span text:style-name="T1">#</text:span></text:a></text:p>
      <text:p text:style-name="P2">人渣黨的一個靠山被川普炒魷魚了。 <text:line-break/><text:line-break/>陳真 <text:line-break/><text:line-break/>============== <text:line-break/>與川普鬧翻 鷹派大將波頓結束17個月白宮職涯 <text:line-break/><text:line-break/>Yahoo奇摩（即時新聞） <text:line-break/><text:line-break/>2019年9月11日 <text:line-break/><text:line-break/>美國總統川普10日推文宣布將白宮國家安全顧問、鷹派頭號戰將波頓（John Bolton）革職，震撼華府政壇。長期力主美國採取強勢外交手段的波頓在這個圈子擁有數十年資歷，是新保守主義代表人物。 <text:line-break/><text:line-break/>川普說他炒了波頓後，波頓旋即在推特開嗆，說他不是被免職，而是主動辭職。 <text:line-break/><text:line-break/>過去17個月，波頓在川普執政下動盪不安的白宮主宰國家安全政策。他一向是華府的頭號戰將，比美國任何其他資深官員更願意部署軍事力量，對內也擺出相當強勢的姿態。 <text:line-break/><text:line-break/>當年力主入侵伊拉克的波頓不時倡議向伊朗和北韓宣戰，作風備受爭議，前總統小布希（George W. Bush）甚至得繞過參議院審查，強行任命他出任美國駐聯合國大使。 <text:line-break/><text:line-break/>波頓從小布希掌權的白宮卸任後，享受作為媒體評論員的角色，經常撰文批判前總統歐巴馬，也曾一時興起角逐總統大位的念頭。 <text:line-break/><text:line-break/>此時的波頓，似乎已成了上個世代的人物，直到愛看電視的川普在福斯新聞頻道（Fox News）發現他的身影。 <text:line-break/><text:line-break/>從地產大亨搖身成為總統的川普對健談的波頓印象深刻，儘管有報導說，波頓那一口招牌濃密鬍子並不討他歡心。 <text:line-break/><text:line-break/>川普主張在國際事務上少管閒事，儘管兩人立場迥異，波頓仍加入川普團隊，成了他的戰鬥內閣。 <text:line-break/><text:line-break/>川普5月表示：「他對諸多議題立場強硬，但那沒什麼關係。」 <text:line-break/><text:line-break/>卡內基國際和平基金會（Carnegie Endowment for International Peace）外交政策學者迪馬喬（Suzanne DiMaggio）說，「對川普而言，波頓扮演著一個重要角色」，他將川普從國家安全政策進程的官僚主義限制中解救出來。 <text:line-break/><text:line-break/>媒體報導，波頓與川普對阿富汗、北韓、伊朗與委內瑞拉的外交政策意見不合，是他丟官的導火線。 <text:line-break/><text:line-break/>●阿富汗 <text:line-break/><text:line-break/>川普7日投下震撼彈，說他邀請塔利班領袖到美國總統度假地點大衛營（Camp David），討論有關美國撤軍阿富汗的協議，儘管最終取消計畫。 <text:line-break/><text:line-break/>波頓極力反對這類最高層級談判，自小布希時期，波頓就強烈支持在阿富汗和伊拉克部署軍事部隊，並大力抨擊對敵人讓步的舉措。 <text:line-break/><text:line-break/>「華盛頓郵報」（WP）報導，波頓因大肆批評美國與阿富汗民兵組織塔利班的談判，而被排除在美軍撤離阿富汗計畫草案的決策圈外。 <text:line-break/><text:line-break/>●伊朗 <text:line-break/><text:line-break/>波頓也強烈反對美國與伊朗舉行高峰會。波頓向來與伊朗流亡反對派關係密切，在他獲命擔任白宮國安顧問前不久，才在集會上告訴伊朗流亡反對派，他們會在「2019年前」共赴德黑蘭，慶祝伊朗政權更迭。 <text:line-break/><text:line-break/>波頓2015年曾在「紐約時報」（NYT）意見欄，以「阻止伊朗轟炸（的辦法），（就是）轟炸伊朗」的大膽標題撰文。 <text:line-break/><text:line-break/>波頓上任後，川普宣布美國退出歐巴馬與伊朗及列強簽署的核子協議，恢復制裁伊朗，儘管波頓不願說出美國正在尋求伊朗政權改變。 <text:line-break/><text:line-break/>不過川普數度表示，他對外交抱持開放態度。 <text:line-break/><text:line-break/>川普似乎支持法國提議向伊朗提供貸款額度，還說他願意在無預設條件下會見伊朗總統羅哈尼（Hassan Rouhani）。 <text:line-break/><text:line-break/>●北韓 <text:line-break/><text:line-break/>波頓也以對北韓立場強硬聞名，波頓上任前曾投書「華爾街日報」（WSJ），說美國有理由對北韓發動先發制人的攻擊。 <text:line-break/><text:line-break/>波頓2003年作為國務卿官員時，批評時任北韓領導人金正日是「殘暴的獨裁者」，北韓反罵他是「人渣」。 <text:line-break/><text:line-break/>儘管如此，波頓仍陪同川普在新加坡及越南河內與金正恩兩度舉行具里程碑意義的高峰會，他也敦促川普，在平壤沒有進一步承諾的情況下，切勿同意達成協議。 <text:line-break/><text:line-break/>川普6月在兩韓非軍事區安排第3次川金會時，便提早派波頓前往蒙古訪問，好讓他保持安全距離。 <text:line-break/><text:line-break/>●委內瑞拉 <text:line-break/><text:line-break/>波頓主張推翻委國左派領袖馬杜洛（Nicolas Maduro），川普卻對談論委內瑞拉問題似乎愈來愈不感興趣。 <text:line-break/><text:line-break/>美國和其他西方和拉丁美洲國家半年多前拒絕承認馬杜洛政府的合法性，而波頓如今閃電去職，馬杜洛仍繼續在危機四伏的委內瑞拉獨掌大權。 <text:line-break/><text:line-break/>川普已好一段時間鮮少談及委內瑞拉。多家媒體報導，川普私下責怪波頓，因為他過度吹噓委國反對派領導人瓜伊多可望接掌政權的容易程度。</text:p>
      <text:p text:style-name="P1">陳真   |  2019.09.10 17:12   |   <text:a xlink:type="simple" xlink:href="http://palinfo.habago.org/Entry?Command=Information_PrintForum&amp;iPage=3#FORUM37872"><text:span text:style-name="T1">#</text:span></text:a></text:p>
      <text:p text:style-name="P3">卡韓政變 (165)：哪天解放軍來了 <text:line-break/><text:line-break/>陳真 2019.09.10. <text:line-break/><text:line-break/>有位醫界大老，是我大學老師，最近跟我說，有一位也是我認識的醫界大老 (綠油油)，問他說，陳真不是你的得意門生嗎，為什麼一直罵民進黨？意思是說我變節背叛了什麼似的。 <text:line-break/><text:line-break/>我聽了，雖不驚訝，但很反感。這些綠油油的醫生們真是很可恥，不在乎是非善惡，只在乎所謂敵我；不反中者就是敵人，反中者就是自己人；自己人再怎麼齷齪下流，再怎麼貪贓枉法，統統沒關係，再荒唐的鬼話都能說出口，力挺到底。 <text:line-break/><text:line-break/>例如阿扁和吳淑珍的健康明明不足以構成保外就醫或甚至連審都不必再審，直接豁免法律制裁，但是扁醫們卻應是要睜眼說瞎話，出賣基本的醫療專業良知，為政治服務，什麼荒唐鳥話都敢講，不但不覺得慚愧害臊，反而質疑我為什麼罵民進黨。我不罵人渣黨要罵誰呢？ <text:line-break/><text:line-break/>我知道醫界、學界、政界及人渣界等等等很多人十幾年來都在看這個留言板，我寫什麼你們馬上都會知道。因此，若有什麼疑問或不爽，直接找我就行。 <text:line-break/><text:line-break/>黨外時，整個台灣島，從南到北，從西到東，根本找不到幾個綠色的醫師或學者，絕大多數所謂知識份子膽小如鼠，看到國民黨就立正，聽到蔣家就喊萬歲；稍微好一點的，頂多就是沉默是金，明哲保身，把自己當啞巴，屁都不敢放一個，更不用說敢冒殺頭危險公開主張台獨了。 <text:line-break/><text:line-break/>可是，當綠營勢力崛起，坐擁無數權位，它媽的居然又絕大多數人馬上翻綠。 <text:line-break/><text:line-break/>當我公開主張台獨的一開始那幾年(1987-1990)，敢於公開支持的醫界或學界人士幾乎是零！幾乎一個也沒有。現在所謂台獨人士卻比蟑螂還多。   <text:line-break/><text:line-break/>不但由藍翻綠，尤其無恥的是，變成墨綠，綠到毫無是非善惡可言。真是很可恥。是不是哪天解放軍來了，你們又要由綠翻紅？而且紅得比紅還紅？紅到毫無是非善惡可言？ <text:line-break/><text:line-break/>================= <text:line-break/>踩紅線？一邊一國行動黨：政治是扁的職業 演說乃職能治療 <text:line-break/><text:line-break/>新頭殼newtalk &amp;;#124;謝莉慧 綜合報導 <text:line-break/><text:line-break/>2019年9月9日 <text:line-break/><text:line-break/>前總統陳水扁昨晚出席908台灣國募款餐會時上台致詞，還為一邊一國行動黨拉票，對此，台中監獄表示，需要調查了解釐清，才能作出後續處置。 <text:line-break/>對此，一邊一國行動黨今（9）天發表聲明指出，陳水扁依法可以從事政治活動，因為「政治」就是他的職業，主治醫師陳順勝也表示，鼓勵陳水扁演說，是為了職能治療所需。</text:p>
      <text:p text:style-name="P1">陳真   |  2019.09.09 20:59   |   <text:a xlink:type="simple" xlink:href="http://palinfo.habago.org/Entry?Command=Information_PrintForum&amp;iPage=3#FORUM37871"><text:span text:style-name="T1">#</text:span></text:a></text:p>
      <text:p text:style-name="P2">昨晚做了個夢，夢見謝聰敏，內容忘了。醒來很訝異，謝聰敏怎麼了？剛剛沒病人，上網一查才知道他昨天過世。 <text:line-break/><text:line-break/>我認識魏廷朝。大約是 32 年前 (1987年)，他出獄的第一場歡迎會，就是我和戴振耀等人幫他辦的，我還為這場歡迎會寫了篇報導在黨外雜誌上。 <text:line-break/><text:line-break/>但我私下不認識謝聰敏，不知道為何在他辭世的這一晚竟然會夢見他。 <text:line-break/><text:line-break/>老一輩的台獨，大多具有某種理想性。若非出於理想，誰會在那樣一個抄家滅族的恐怖年代主張台獨？但是，所謂台獨，曾幾何時卻變成一種投機商品，一種斂財奪權的工具，乃至成為一種敵人藉以傷害同胞的人肉炸彈；利之所趨，一時之間，大家爭相表態成為台獨。誰敢不台獨，誰就是傻瓜，誰就是敵人。 <text:line-break/><text:line-break/>九零年代之前，台獨是十分合理的。因為，面對以中國自居、凶殘的蔣家政權之高壓統治，偶語棄市文字成獄，難道你不會想要獨立？那個時候是沒有兩岸關係的，兩岸之間就是兩個恐怖獨裁政權互相以武力威脅，一個整天高喊 "血洗台灣"，殺你個雞犬不留，一個則是每天高唱 "殺朱拔毛"，說要 "反攻大陸消滅共匪"，難道你不會想要獨立？ <text:line-break/><text:line-break/>那時有首愛國兒歌是這麼唱的："蔣總統，丟炸彈，殺死共匪千萬萬，蔣總統，笑呵呵"。當你每天接受這樣一種變態教育，難道你不會想要獨立、跟可怕的所謂中國脫離關係？ <text:line-break/><text:line-break/>可是，當中國開始進行改革開放，當國民黨逐漸改邪歸正，當台獨成為美國藉以傷害中國的人肉炸彈，為什麼反而這時候才要獨立？那不是發神經嗎？那不是自尋死路嗎？那不是很矛盾嗎？當大陸很恐怖時，你整天說要統一，當大陸已欣欣向榮而且成為世界最主要的善的力量時，你卻反而要跟他拼命、決一死戰，那不是發神經嗎？ <text:line-break/><text:line-break/>快下班了，不寫了。 <text:line-break/><text:line-break/>陳真 2019. 09. 09. <text:line-break/>===================感嘆民主前輩日漸凋零 陳菊：聰敏兄一路好走 <text:line-break/><text:line-break/>2019-09-09 <text:line-break/><text:line-break/>中央社 台北9日電 <text:line-break/><text:line-break/><text:line-break/>台灣人民自救宣言起草人謝聰敏昨天病逝，享壽85歲。總統府秘書長陳菊今天感嘆歲月無情，亦師亦友的前輩日漸凋零，「大魏」魏廷朝早在1999年逝世，謝聰敏也在昨日離開，「聰敏兄，一路好走。」 <text:line-break/><text:line-break/>陳菊今天透過臉書貼文指出，1964年，彭明敏、謝聰敏與魏廷朝三人因發表台灣自救運動宣言，反對國民黨的威權統治，遭到逮捕判刑。謝、魏二人出獄後又被構陷入罪，經過兩次黑牢，謝聰敏流亡國外成為有家歸不得的海外黑名單，魏廷朝則參與美麗島事件三度入獄，比她還要晚了將近1年才出獄。 <text:line-break/><text:line-break/>陳菊說，這些令人尊敬的前輩，當年不畏國民黨鐵腕高壓，堅持爭取台灣的民主與自主，也因此撐開之後黨外運動的空間，最終促成台灣民主化。</text:p>
      <text:p text:style-name="P1">陳真   |  2019.09.09 11:08   |   <text:a xlink:type="simple" xlink:href="http://palinfo.habago.org/Entry?Command=Information_PrintForum&amp;iPage=3#FORUM37870"><text:span text:style-name="T1">#</text:span></text:a></text:p>
      <text:p text:style-name="P3">卡韓政變 (164)：人渣總動員 <text:line-break/><text:line-break/>陳真 2019.09.09. <text:line-break/><text:line-break/><text:line-break/>去年市長選舉中，人渣黨的東廠公公們曾經企圖以鄭南榕案來攻擊侯友宜。這樣的攻擊對不對，合不合理，其實得看情況。 <text:line-break/><text:line-break/>首先，如果侯友宜當年之黨國打手行徑有其道德問題，那麼，人渣黨變質後所膜拜的祖師爺貪污老賊李登輝，更應繩之以法不是嗎？因為李登輝當權的十多年之中，一切所謂政治迫害，全是由他下令，一手主導；哪有歌頌、膜拜希特勒，卻反而鎖定攻擊納粹政權底下一名小打手之理？ <text:line-break/><text:line-break/>人渣黨就是透過這樣一種極其骯髒的所謂轉型正義，藉以鬥爭異己，謀取政治利益， 非常惡劣無恥。 <text:line-break/><text:line-break/>我並不反對轉型正義，但天底下沒有主要加害者來追究次要加害者或甚至無辜者之理。若要追究，第一個應該繩之以法的就是李登輝，同時也應包括他的當年愛將蔡英文等人。若真要追究正義，國民兩黨都得關門大吉，八成以上的政客恐怕都得打入監牢。 <text:line-break/><text:line-break/>在上述這個意義上，我們當然反對鎖定侯友宜去進行攻擊，畢竟他當年只是一個根本微不足道的黨國打手。 <text:line-break/><text:line-break/>不過，話說回來，侯友宜動輒以所謂 "公務員奉命行事" 來推卸一切責任，難道就說得通？也許推得了法律責任，但是道德責任依舊存在。雖是奉命行事，但問題卻在於他的態度；他所表現出來的兇狠與敵意，遠超過所謂奉命行事之價值中立。他就像專門負責偵緝、圍捕黨外人士的那樣一種角色，非常敵視與暴力，毫不留情。相關例子說不完，何止鄭南榕一案。 <text:line-break/><text:line-break/>我認為，一個人當他面臨那樣一種指責時，理當勇於承認過去的錯誤，而不是反而還把自己塑造成什麼英雄似的，說自己之圍捕鄭南榕是一次 "不成功的救援"。這不但不是事實，而且說法十分卑劣無恥。歷史種種，不過也才三、四十年，我們當事人都還活著不是嗎？可別一副好像什麼鐵肩擔道義的正人君子，未免佔了便宜還賣乖。 <text:line-break/><text:line-break/>這樣一個人，理當不值得議論。我之所以批評他，自然也是因為忍他忍很久了，從黨外忍到現在，看他一路飛黃騰達，忽藍忽綠，實在很感冒；誰給他官位，他就效忠誰。最近看他百般扯韓國瑜後腿，更是令人反感。說穿了，就是己身想坐大，不爽看到韓國瑜跑第一；滿嘴什麼市政優先、人民第一，每一句話就是想損韓，甚至還說什麼 "台灣總得有人要好好做事" 來拒絕支持韓國瑜。 <text:line-break/><text:line-break/>台灣政壇就是一堆這種投機份子，例如郭台銘、柯文哲等等等。這些人，心無善念，缺乏理想，只以個人權位為重；為達目的，不擇手段，卻又往往裝模作態滿口漂亮話，把人民當白痴。當然，侯友宜的惡性程度遠遠沒法跟郭、柯等人相提並論。 <text:line-break/><text:line-break/>我發現，只要你看出一種言行模式，就能明白，人其實不太會變，是什麼樣的人就永遠是什麼樣的人。人渣們似乎始終有個信念，他們相信，只要手段夠無恥夠下流，就能勝出；於是，好好一個韓國瑜竟然被打成人民公敵似的。這場選舉，可說是人渣總動員，每天惡行不斷，非常下流；光是一場黨內初選就已如此醜陋，往後幾個月的選戰，卑鄙齷齪程度可想而知。</text:p>
      <text:p text:style-name="P1">陳真   |  2019.09.09 03:04   |   <text:a xlink:type="simple" xlink:href="http://palinfo.habago.org/Entry?Command=Information_PrintForum&amp;iPage=3#FORUM37869"><text:span text:style-name="T1">#</text:span></text:a></text:p>
      <text:p text:style-name="P2">晏德講的，我幾乎都能認同，但我沒有能力以某種實證方式講一種在我看來相當形而上的東西，只能講講八卦心得。 <text:line-break/><text:line-break/>我有個好朋友，是個西班牙女生。有一天，跟她走在劍橋的街上，她遠遠看到幾個男男女女忙著搬行李準備搭公車，距離我們至少數十公尺，但她很得意地跟我說，那些是西班牙人。我說是嗎？這麼遠也看得出來？歐洲人不都長得一個樣嗎？她說，她不用看長相，只需要遠遠觀察對方的動作，就能知道是不是西班牙人。 <text:line-break/><text:line-break/>聽她這麼說，我大約能明白她的意思。我說，我比妳厲害，我根本不用看到人，我光是看人用中文寫上幾個句子，就能知道是不是台灣人，我甚至能因此知道對方的個性與大概生平。她以為我在開玩笑，其實我不是。 <text:line-break/><text:line-break/>學姊說不定比我厲害，每當我做出某些反社會文明的舉止(例如把鼻屎當成彈珠彈出去)，她就會說我是台南永康人。雖然我不是，但我在永康住了四年，深受 "台南永康文化" 的 "燻" 陶，應該已具備半個永康人的習性。以前大家都說我好像英國紳士，氣質優雅，高貴不貴，沒想到在永康住了幾年後，身上的 "文化" 就變了。 <text:line-break/><text:line-break/>其實，不管走到哪，我通常很輕易也能判斷對方是不是台南人。但是，即便同一個小台南，"文化" 大不同，每個區都不太一樣。我的老家是在中西區，過去台南有錢人最多的一個區，文化上比較 "有水準"，但也比較傲慢，日本化得特別嚴重。我唸的小學旁邊就是台獨街，叫做民權路，台獨聯盟的一些元老就住這條街上。 <text:line-break/><text:line-break/>別說文化，倘若假以時日，經過比方說一億年，我看台南永康說不定能突變發展出嶄新的人類物種，身手矯健，反應特別快。因為，在那樣一種隨時會有生命危險的交通狀況下，居然還能存活下來，這樣一種優秀基因將會代代相傳，終而發展出新的優秀物種。 <text:line-break/><text:line-break/>某種差異性，使得人我有別。人渣政客特別喜歡炒作這樣一種差異，藉以彰顯敵我分明。但實際上，歷經數千年不變的相似性，恐怕更為驚人。我平常畏縮膽小，沒什麼人可以講話，於是就往書中跨越時空尋找知己。我常驚訝地發現，幾千年來，不論古今中外，人這東西，裏裏外外根本沒有任何改變，一樣的悲歡，一樣的惆悵，我們甚至被同一顆月亮感動，真是很神奇。 <text:line-break/><text:line-break/>維根斯坦生前不願出書，死後，人們一本一本幫他出。數十本書中，唯一有一本小書，很不哲學，很淺顯，小學生肯定也看得懂，跟巴勒網留言板的水平差不多。這書就叫做 "culture and value" (文化與價值)。維根斯坦對 "價值" 這東西，給了非常高的評價，幾乎就是人類命運之所託，亙古不變，連核子彈也打不壞，而文化則僅僅是表達價值的一個途徑，一種方法。 <text:line-break/><text:line-break/>當然，維根斯坦所謂的 "文化與價值" 同樣是個曖眛物，由他說了算。但究竟指的是什麼，難以言說，只能期待讀者與作者之間的心領神會；就像描述一隻鬼一樣，連描繪者其實也說不準這鬼究竟長啥模樣。 <text:line-break/><text:line-break/>曖昧之物不一定空洞，它不一定缺乏意義，而只是難以描述。為什麼難呢？因為它在形體之上，謂之形而上；就像一種氣味，看不見也摸不著，但我們都能意識到它的存在。 <text:line-break/><text:line-break/>既然是鬼，就沒有個標準了，只能任人分說。就像說鬼故事一樣，倘若說得好，帶來一種啟發甚至啟蒙，若說得不好，旁人也只能呵呵。 <text:line-break/><text:line-break/>維根斯坦很少誇人，但他卻點名了幾個影響他的人，其中一位就是寫 "The Decline of the West" (西方的沒落) 的Oswald Spengler。上個世紀至本世紀初的西方哲學界很看輕這樣一種影響，認為不具所謂學術意義，根本不值得討論，彷彿維根斯坦只是隨口說說而已，聽聽便罷。 <text:line-break/><text:line-break/>但在我看來，晚期的維根斯坦哲學很顯然受到Spengler 非常深刻的影響，例如language game及 form of life等等這些晚期維根斯坦的核心思想，根本就是Spenglerian (斯賓格勒式的)，這也難怪維根斯坦宣稱他不願講說自己的思想具有什麼原創性。 <text:line-break/><text:line-break/>Spengler 是個高中教師，記得好像是教數學，其實是個哲學家，擁有博士學位，不過並沒有走入學界。第一次世界大戰之所以沒戰死沙場是因為體弱多病，根本沒法從軍。他就窩在慕尼黑的一個貧民窟，過著與世隔絕的生活，每天靠著微弱燭光拼命寫作，前後花了大約十年時間，完成 "西方的沒落" 這本巨著。他完全不採學術形式，而是像在訴說一個夢那樣，直接論斷西方文化的衰敗與滅亡。 <text:line-break/><text:line-break/>這書出版後，引起社會上很大的反應，學界也開始重視，一些大學邀請他前往任教，但Spengler一概拒絕，他說他需要時間寫自己想寫的東西，一生寫了大量文字。 <text:line-break/><text:line-break/>維根斯坦常跟別人推薦這書。當然，這書會帶給你什麼影響或啟發，那我就不知道了。表面上寫的是文化，但我讀起來卻像一種季節變遷與生物現象的描述，一如維根斯坦認為自己的哲學就像一種生命史，講萬物生命的活動狀況及其相似與差異。</text:p>
      <text:p text:style-name="P1">林晏德   |  2019.09.08 23:34   |   <text:a xlink:type="simple" xlink:href="http://palinfo.habago.org/Entry?Command=Information_PrintForum&amp;iPage=4#FORUM37868"><text:span text:style-name="T1">#</text:span></text:a></text:p>
      <text:p text:style-name="P2">這是我第二次在這兒留言。因為梁成功同學所問的問題，是我思考過的問題。對於梁同學所問，我試著講講我的思考。 <text:line-break/><text:line-break/>首先要指出的一點是，文化這個詞，是個包含太廣以致也往往沒法精確指涉內涵的名詞。所以附加在文化之上所謂的民族傳統文化，也很難講清楚其內涵。 <text:line-break/><text:line-break/>不過，文化這個詞所指涉的也不是完全空的，就像我們一眼可感覺出中國文化和西方文化在許多面不同，即使在中國之內，倘若語言不通，則東北和兩廣的差異，只怕也不會小於歐洲內的瑞典和希臘。事實上，我讀大學時第一次見到香港來的同學，是受到強烈文化震撼的，覺得他們和我們差別很大。想來你在大陸，可見到更多各處人的差異，體會會比我還深。 <text:line-break/>可是再反過來說，東北和兩廣有差異，難道就又會各方面都不同嗎?卻又不然。我想起以前讀到胡適弟子唐德剛教授描寫胡適夫人江冬秀女士對他的慈祥照顧，一樣能夠馬上覺得親切，因為台灣的老太太對年輕子弟的呵護照顧方式，也是一樣的。 <text:line-break/><text:line-break/>上面拉雜講這些，是要說明文化這詞難以說清楚，往往有異有同，不管在同一個文化內或不同文化之間都是如此。所以討論起來真是太難。說到底，每個地方都有各自不同的發展，但是若有某種共通的機制，在經歷過長時間之後，不同地方也可能有相同的文化呈現。(如同以上所舉唐德剛的例子) 。重點是，文化或傳統民族文化，是太多作用彼此交織而成，其變遷必然是長期才能看到成效的。政治上的舉措，或許表面上看起來很大的作用，但是，是不是會有長期影響，卻還要看後來的歷史發展。就我自己的態度，基本上是不太相信政治措施對文化有長期的影響，因為政治相較於文化，實在太短暫了。 <text:line-break/><text:line-break/>接著談談關於「中國傳統文化」的問題。如同我以上所說，文化是個太難釐清、包羅太廣的名詞，所以我也不討論甚麼是中國傳統文化。我只想談中國傳統文化的形塑機制。自戰國以至清末，中國社會的基本架構是皇權和鄉紳的共治結構，而在此結構上，透過儒家傳統、取士等，逐步構成了某種中國大地上上層的共通文化架構。這個上層架構，也透過派到地方的地方官、戲曲、取士等，緩慢而逐步的影響各地。但是因為在清末之前，中國的國家機器都沒能力穿透到縣以下，因此在各地的社會也還是有極大的差異。這個各地的差異，也透過出仕等途徑，以某些方式影響著上層社會。在人類學裡，會說這是大傳統與小傳統間的關係。有時某些小傳統，也可能成為大傳統。 <text:line-break/><text:line-break/>然而，眾所周知，從十九世紀以來，上面這幅圖像，面臨到強勢西方文明帶來的衝擊。客觀來說，中華文明必然也要隨之改變，而主觀來說，則涉及到對這個改變的態度是抗拒或追求。我覺得你所所問的問題，是因為兩岸的分裂，剛好與這個面對西方文明之過程相重疊所產生的。大陸在1949年之後，一改過去對西方的抗拒，轉為全面追求西化(當然是某種特殊形式的西化，即社會主義的實踐)，但是台灣則是採取了另一方向的西化(資本主義化)，而仍有部分抗拒。從這點來說，你會覺得在公元2000之前台灣保有比較多傳統民族文化，不能說全沒道理。 <text:line-break/><text:line-break/>可是這種保有的效應不要被誇大。如同我所說，文化是長期才看得出變遷的，兩蔣在政治上的立場是希望能保有傳統文化，在我看來比較好的評價應該是說把某些傳統仕紳文化透過普及教育而讓多數人有淺薄的接觸。但「早已在那」的傳統文化卻很難說因為兩蔣而有所保存，事實上還是在慢慢萎縮的，尤其是因為台灣的量體小，在強勢西方文明的衝擊下，很難保有主體性。 <text:line-break/><text:line-break/>反過來說，大陸採取的全面西化，短期內確實使得大陸變得與台灣所熟悉的過去傳統中國很不相同(我相信台獨會滋長，跟這種陌生感是多少有關的)。但是也不要誇大大陸全面西化的「去中國」。一來如前所說，文化要長期才有效果。二來即使是全面西化，由於大陸的量體大，導致大陸不可免的也仍是以中國的方式(Chinese way)在西化。從這點來說，中國性(Chineseness)在大陸保存得比台灣好。 <text:line-break/><text:line-break/>最後我想談談你所說的兩蔣保留優秀傳統文化與民風淳美這一點。如同之前所說，其實傳統文化早已在那兒了。兩蔣所做的，更多是透過普及教育，把傳統仕紳的語文、倫理教育普及到多數國民(這也是目前大陸在做的)。但是，畢竟時代不同了，多數國民所受到的傳統教育只能是很淺薄的部分。我倒是寧願相信，是常民社會保留了更多一點的傳統文化。至於民風淳美，我不能說台灣沒有這部分，正如柏楊說他來台灣後覺得台灣人對陌生人較為和善。我相信這是因為台灣的地理環境不像大陸那樣面對嚴苛，使得人有較大的空間變得較為和善。我也不能說兩蔣推動的普及性倫理教育完全沒有一點效果。但是，從充斥今日台灣政壇之卑鄙齷齪，其人也幾乎都是兩蔣時代受教育者來看，真的不要太過誇大國民普及教育的長期效果。人性在某種環境下為惡的可能性，遠過於教育所能給予的。 <text:line-break/><text:line-break/></text:p>
      <text:p text:style-name="P1">郑丰远   |  2019.09.08 20:15   |   <text:a xlink:type="simple" xlink:href="http://palinfo.habago.org/Entry?Command=Information_PrintForum&amp;iPage=4#FORUM37867"><text:span text:style-name="T1">#</text:span></text:a></text:p>
      <text:p text:style-name="P3">這一代台灣人其實有點精神分裂，大約從二、三十年前起，台灣開始強調所謂本土化和去中仇中，大力讚揚台語而貶低普通話，以能說台語、有一口台語口音為榮，而那些不諳台語、只會說標準普通話或其他鄉音的族群比如外省籍，就被視為血統和思想不純正，不夠愛台灣的罪人，甚至視之為黨國餘孽。人們如此仇中反中，但奇怪的是一提到和中國比較，又說自己保有更多純正的中華文化傳統，以此嘲笑對岸之文化空洞，這不是很奇怪嗎? 你一方面整天仇中，一方面卻又說自己”中”得比對方更純正更地道，那你到底是在說什麼? <text:line-break/><text:line-break/>同樣地，過去所謂血統純正的台灣人是很鄙視唾棄國旗的，一說到國旗就想吐、眼中彷彿要冒出火來，說那是外來統治者的標記，但一牽扯到中國，突然又變得很愛國很愛國旗了，說一定要講中華民國，不能講中華台北，一定要用”正統”國旗，不能用那個中華台北會旗。常看到一些年輕一輩的傻B，這會兒痛罵國民黨和外省人，轉頭就像個烈士般拿起中華民國國旗揮舞，真的搞得我好亂啊。 <text:line-break/><text:line-break/>有一年到惠州出差 (在廣東省，靠近深圳)，早上到酒店的餐廳吃飯，惠州主要講惠州話或粵語，我身旁一桌人大概在談生意吧，不太想讓人知道他們在講什麼，於是用閩南語交談，我一聽十分震撼，好像遇到祖宗的那種感覺。我當下明白原來什麼正港台灣人的語言根本就是騙人的，明明是來自中國的語言，卻硬要說成什麼從台灣某顆石頭蹦出來的”台語”。當下的那種感觸真的很深，那就是台灣真的很小，一個小不拉雞的海島，我們卻經常把自己吹捧成什麼偉大國家和民族，真的是太不知天高地厚了。 <text:line-break/><text:line-break/>再說，真硬要說什麼兩地的中華文化比較，台灣除了裡頭的漢人文化還有什麼? 中國有 56 個民族，130 種語言 (不含方言)，30 種文字，這些都是所謂中華文化，除了漢族，台灣有保存到一丁點嗎? 加上所有台灣原住民文化也沒得比不是嗎? <text:line-break/><text:line-break/>就算你要較真，只比漢人文化，兩地仍然各有千秋。台灣人很喜歡說什麼我們繁體字保留了更多中華文化的精髓，問題是，大陸也用繁體字啊，在一些領域比如書法和漢學研究，不都會使用或參考繁體字嗎? 而一般人的生活，用繁用簡有差嗎? 簡體字反而使中國在掃除文盲和現代化上功不可沒。再說，台灣和香港的現況，已經早就讓繁體字蒙上一層灰，任何繁體的新聞和文章往往讓人存疑和警戒，因為背後往往不懷好意、別有用心，充滿了陰暗和不真誠。 <text:line-break/><text:line-break/>一些台灣人總會說，可是看看我們故宮，裡頭全是中華文化的瑰寶和精華，大陸早就沒有了。Again，你不是要去中反中嗎? 怎麼又揣著故宮驕傲起來了呢? 如果真的反中反華，怎不讓這些”中國毒素”滾回中國，全部空投到大陸呢? 不滾回去也不打緊，這麼討厭的話，全砸爛不就得了。不但不砸爛，反而小心翼翼保存呵護，說明台灣實際上還是很珍惜這些的。 <text:line-break/><text:line-break/>若要真的說到文物，台灣同胞不妨花些時間，到我們最喜歡的自由民主影音平台 YouTube，看看一些有關大陸近幾十年的各種考古文物發掘，比如各種夏商周秦漢三國晉南北朝隨唐五代宋元明的出土遺址、比如三星堆、比如嚇死人的水下考古，真的會讓人嘆為觀止。 <text:line-break/><text:line-break/>就算老的不說，看看大陸現在如火如茶的漢服運動，看看各地的古詩古詞比賽、看看大陸燈謎的盛行，看看網路次文化裡對中文使用的那種腦洞，哪一樣不如人了? <text:line-break/><text:line-break/>我說這些，不是要說哪邊好哪邊差，我只是要說台灣人你醒醒吧，你就是中華文化的一份子，你就是中國人，你要是真的看重什麼中華文化，那麼一個取用不盡用之不竭的寶藏就在你面前，擁抱它你就有無限璀燦的未來，上面說的這些都是你的，為何要反其道而行，葬送你和你下一代的未來呢? 自家的山珍海味不屑與之，偏要到門外吃土，那不是自找罪受嗎?</text:p>
      <text:p text:style-name="P1">陳真   |  2019.09.08 16:56   |   <text:a xlink:type="simple" xlink:href="http://palinfo.habago.org/Entry?Command=Information_PrintForum&amp;iPage=4#FORUM37866"><text:span text:style-name="T1">#</text:span></text:a></text:p>
      <text:p text:style-name="P2">同學好， <text:line-break/><text:line-break/>其實，我雖然沒有 (辦法) 直接回答你的問題，但實際上卻 "跑到問題的外面來"，給了一些更好的回答。 <text:line-break/><text:line-break/>舉個例，在我出國念哲學之前，因為我是學醫，對西方哲學一無所知。因此，出國前兩年，我廢寑忘食下了很大的苦功。 <text:line-break/><text:line-break/>大多數學科要入門很容易，就如同想從福建去上海那樣，無甚希奇。但哲學卻很難，那就像一個地球人想登陸火星那樣艱難。為什麼呢？因為它涉及一種截然不同的思維方式，一切理所當然的事物，頓時顯得十分可疑。 <text:line-break/><text:line-break/>正常狀況下，誰會去思索比方說我們怎麼寫數列？我怎麼會知道寫完1接著就是2，3, 4, 5...？正常人誰會納悶這個事情？正常狀況下，誰會懷疑眼前一切事物的真實性？誰會懷疑地球是否存在？除了三歲小孩 (例如我女兒)，誰會困惑為什麼明天會比後天先來？(她前幾天哭鬧著一定要我說出為什麼昨天不會再出現？我一再回答說，"答案就是因為這樣那樣啊"。她很不滿意我的唬弄回答，硬要我說出個究竟。最後我只好說，妳去問上帝，看祂會不會回答妳。) <text:line-break/><text:line-break/>哲學入門很難，但是，哲學一旦入了門，剩下的其實就只是一些無甚希奇、不需要什麼智商的技術問題了。 <text:line-break/><text:line-break/>那我是如何跨過哲學這道窄門的呢？我下了很大的苦功，就像愚公移山那樣。比方說，我把John Rawls 五、六百頁的 "A theory of justice" 硬是整本讀完，把 Karl Popper 的 "Conjectures and Refutations"、Thomas Kuhn的 "The Structure of Scientific Revolutions" 以及Paul Feyerabend 的 "Against Method" 以及 "Farewell to Reason" 等等等讀完，還讀了一些老師提前開給我的一份書單 (十幾本書)，全是一些我連書名都看不懂、簡直跟天書根本沒兩樣的書，例如Edward Smith 等人於 1981年出版的 "Categories and Concepts"， 1994年再版 Hilary Kornblith編的 "Naturalizing epistemology"，1992再版不知第 N 次 Charles Ragin 等人編輯的 "What Is a Case?: Exploring the Foundations of Social Inquiry"...等等等。 <text:line-break/><text:line-break/>出國前兩年，囫圇吞棗半讀半猜地念完這麼多書，夠入門了吧？當然還不夠。我老是被書中成百上千的各種 XX主義 (XX-ism) 搞得暈頭轉向。同一個詞，比方說 idealism (唯心主義)，本身就有幾百個意思，一會兒這個意思，一會兒又是那個意思，無數個如此複雜的主義互相交錯辯駁，腦子不亂掉才怪。 <text:line-break/><text:line-break/>於是，我就想，好吧，林北非搞清楚不可，於是我就讀哲學字典，決心搞懂所有XX主義。我真的把整本哲學字典給翻爛了。 <text:line-break/><text:line-break/>可是，這樣入門了嗎？恐怕還沒有，而且說不定越讀離哲學大們越遠。後來你知道我怎麼入門的嗎？因為老師的一句話，他叫我 "忘記康德，忘記羅素，忘記哲學。至少在將來這一年內，離哲學系圖書館遠一點"。他說，我想知道的是 "你" 怎麼想，而不是讓你來告訴我其他哲學家怎麼想；我對其他哲學家沒興趣，我只對 "你" 怎麼想事情有興趣。 <text:line-break/><text:line-break/>真是一語驚醒夢中人。唉呀，不早說，搞清楚我怎麼想的，那還不容易嗎？害我廢寢忘食辛苦讀了那麼多書，連整本哲學字典都翻爛。奇妙的是：當我搞清楚自己怎麼想的，我似乎就一腳踏進哲學的大門，從此通行無阻。也許可以這麼說，當我忘記或不在乎那成百上千的 XX主義，忘記那成百上千的哲學家怎麼說以及說什麼時，一個新的哲學家就誕生了，那就是我自己。不管我想得對不對、好不好，我終究用上了自己的腦子。 <text:line-break/><text:line-break/>當然不是說讀書沒用，而是說，我們其實可以相當 "直接" 地認識事物，我們並不需要 "先" 依附或甚至執著在一大堆概念上，然後才能產生理解。維根斯坦曾舉了個例子很傳神，藉以形容其哲學本質。他說，當我們來到一座宏偉的建築物前面，儘管讚嘆，儘管欣賞，而不用急著去大樓管理室調閱相關建築資料。他有句名言就是這個意思，他說：Don't think, but Look!  看就好，別想個不停，因為根本沒有什麼好想的。 <text:line-break/><text:line-break/>我知道這些說法很容易誤導，很容易被人們用一種庸俗的理解方式來批評。只能說，福音只傳有緣人。絕世武功的秘笈根本不用怕人知道，因為知道也沒用，只有那些身賦異稟的有緣人才能受用。 <text:line-break/><text:line-break/>當然，很多東西是這樣。旁人講什麼都沒用，直接告訴你桃花源的地址也沒用，你得自己先把蠢事統統幹一遍，走上許多冤枉路，然後有一天，或許才有可能找到你想要的東西。 <text:line-break/><text:line-break/> "忘記康德，忘記羅素，忘記哲學"，忘記一大堆 XX主義是對的，但是，倘若你不先記住，哪來遺忘？你若不在腦子裏先裝滿一堆雜七雜八的東西，哪來放空？哪來忘懷？武俠小說常喜歡說武功之最上乘乃是 "無招勝有招"，這話也許沒錯，但你總得先苦練得滿頭包，練出一堆功夫，然後再來說無招也不遲。 <text:line-break/><text:line-break/>倚老賣老，說點心裏話，倘若哪裏說得太過了，可別介意。這年頭想跟人講心裏話不容易，一部份原因在於 "語言" 的不同；世界不一樣，語言也就不一樣。人獅有別，人話與獅語不同語言之間得經過一種 "翻譯"，而這 "翻譯" 工作並不容易，因為它必須有個前提就是人獅之間仍然必須有個生命的交集或共通性，做為一種溝通橋樑，才不會雞同鴨講。 <text:line-break/><text:line-break/>至於范光棣講的 “台灣因為歷史原因把中華文化保存得相當好”，我覺得，我們要了解一句話的意思得看上下文；根據上下文，我看這話只是一種勉勵，一種修辭，當不得真；畢竟總不能說兩岸統一，台灣這邊一無是處吧？</text:p>
      <text:p text:style-name="P1">梁成功   |  2019.09.08 13:51   |   <text:a xlink:type="simple" xlink:href="http://palinfo.habago.org/Entry?Command=Information_PrintForum&amp;iPage=4#FORUM37865"><text:span text:style-name="T1">#</text:span></text:a></text:p>
      <text:p text:style-name="P3">陈医师： <text:line-break/>谢谢您能多花这么多时间让我在巴勒网继续接受学习。 <text:line-break/>您可能误会了。我之所以问这种问题是因为我对“中华文化优秀在何处”的答案真的很迷茫，更不清楚毛邓蒋以及台湾后来政客的作为对其有什么影响，我要解决这种迷茫，就当然不应该给您设定什么预期答案。没想到这些词汇中，您看到了一些对您很不适用的既定框架。我用这些很暧昧的词汇真的是希望您能帮我释惑，帮我去理解这些概念，但既然这些词汇与问题中暗含一些您不适应的思考模式，我当然就不用它们来烦您了。 <text:line-break/>我也可能理解了您是什么意思，我初高中都要学要考的“民族精神”的内涵在初升高时就直接变了个样，依据就是总书记的讲话，老师甚至直接讲，大家当前手中课本不一定有用，因为你永远不知道习总书记会什么时候再抛出一个什么表述。这些概念，严谨地来说，很多确实都不能准确反映事实，但当人们（就比如习近平）在使用这些概念表达时，我的信念是，我们依然能有方法去检视他们是否足够智慧或/和真诚。各级中国政府与学者对类似的概念与思考方式多有使用，其中很多人写的确实跟我一样空洞，但我也相信真的有人（包括习的演讲撰稿人）认真地思考过这种概念并能够用真心赋予其意义。对于整个知识界与政界充斥着类似的概念与思考框架，我想法十分复杂，我一方面知道要保持警惕，但绝大部分时候我还是会自觉不自觉地真诚信任这些概念并投入那些框架中。 <text:line-break/>我心中原初的那个求知意欲还在，但换个表述方式。 <text:line-break/>范光棣先生在《論急統：范光棣給台灣鄉親的一封公開信 》中表示“台灣因為歷史原因把中華文化保存得相當好”时，台湾到底是将什么具体的文化要素保存得相当好？他说“這方面我們可以提供大陸不少幫忙”，但这句话对于已在返殖势力多年把持下的今日台湾而言，还有多少参考意义？ <text:line-break/>我有时候会这样：在短暂的一段时间内，“看见”自己有了一份（可能）更深刻的理解，不久之后，那份理解却会消失，我记得的只有那份想法出现时的喜悦。今天打字时我便是如此，咀嚼着您的文字，不止一次的感觉到终于理解了您在说什么，也许我当时仍然没有产生“真正”的理解，但总好过我现在面对着自己与您的文字感到充满困惑，只记得当时的喜悦。我的回复很可能与您的回复驴唇不对马嘴，但我希望您能帮我解开疑惑，也希望您能谅解我的愚蠢与冒昧。 <text:line-break/><text:line-break/>老羊： <text:line-break/>看您的留言我大概知道我在这方面的见解大概对您没有什么参考价值，但出于礼貌我还是回复一下——我的回复可能也无非一些口水。 <text:line-break/>关于您的第一个问题，我首先声明：我对中国人的文化传统与文化现状仅仅来自于我十分有限的阅读游历与观察思考能力。就我所见，“大陆网友”传颂台湾“这方面”最多的就是“宽容友善的人际氛围”与“从世间万事中寻找欢乐的能力”，这与多年前罗素对传统中国的观察相合，也符合我的期许。但是，我难以确证台湾是否真的在这两方面存在巨大优势或者说大陆做的很不好，即使可以确证，也难以得出“中华文化在台湾保存得更好”这个观点——其间还要援引不少其他结论来证明。 <text:line-break/>而关于您第二个问题，新中国成立后的社会主义经济体制确立与改革开放，根据我的观点，对大陆传统社会文化的冲击很可能不亚于毛时期的那些政治运动。改革开放深入推进，工业化与城市化进程步入成熟期的今日大陆则更是如此。中国的经济转型千头万绪，而到底哪些经济要素是造成冲击的关键，我看您写下的问题，估计您把握得比我清楚的多。要我用脑中那点匮乏的智力与见识来进行两岸比较的话，大陆在经济转型过程中，农民工与贫富差距问题造成的问题尤其突出，可能还有别的关键因素能造成差异，但恕我无知，一时举不出来。 <text:line-break/><text:line-break/><text:line-break/><text:line-break/></text:p>
      <text:p text:style-name="P1">陳真   |  2019.09.08 12:07   |   <text:a xlink:type="simple" xlink:href="http://palinfo.habago.org/Entry?Command=Information_PrintForum&amp;iPage=4#FORUM37864"><text:span text:style-name="T1">#</text:span></text:a></text:p>
      <text:p text:style-name="P2">馬英九狠酸蘇貞昌、陳明文「為何有那麼多錢可以掉？」 <text:line-break/><text:line-break/>新頭殼newtalk &amp;;#124; 王峻昌 新北市報導 <text:line-break/><text:line-break/>2019.09.07. <text:line-break/><text:line-break/><text:line-break/>前總統馬英九今（7）日出席國民黨提名新北市第7選區（板橋東區61里）立委參選人柯志恩的服務處加油茶會，致詞時以行政院長蘇貞昌住家曾遭竊180萬元現金、民進黨立委陳明文在高鐵掉了300萬元之事，狠酸民進黨說：「為什麼他們有這麼多錢可以掉？我們都沒有呢？」 <text:line-break/><text:line-break/>柯志恩今天舉辦板橋服務處加油茶會，國民黨新北市立委第6選區（板橋西區65里）提名參選人林國春也出席與會，馬英九看到林國春時，對著台下的民眾說，「他很厲害」，以前發現某位民進黨高官家裡掉了180萬，沒有報案，最近又有人在高鐵掉了300萬，也沒有報案；「為什麼他們有這麼多錢可以掉？我們都沒有呢？」 <text:line-break/><text:line-break/>警官出身的林國春說，馬英九講的高官就是行政院長蘇貞昌，18年前蘇貞昌當台北縣長時，縣長辦公室指示縣警局位在板橋的官邸遭竊，丟失縣長女兒兩本護照，需要協助補辦，當時他是刑警大隊電腦組長，是他經手替蘇貞昌的女兒補辦護照，沒想到後來北市警方逮到一名竊賊，才發現原來當時根本不是板橋縣長官邸遭竊，而是蘇貞昌位在台北市的住家遭竊，包括偷走180餘萬元現金，是該竊賊行竊以來偷過最多現金的一次。 <text:line-break/><text:line-break/>林國春說，蘇貞昌在住家失竊鉅款被媒體報導後，才承認住家被偷，卻表示錢是媽媽多年積蓄，又說是蘇媽媽給蘇選舉的紅包錢等等，但他認為蘇貞昌當初謊報失竊地點，就是怕家裡藏太多錢曝光，應該說清楚講明白，一如陳明文也該說清楚講明白。</text:p>
      <text:p text:style-name="P1">葉小慧   |  2019.09.08 11:12   |   <text:a xlink:type="simple" xlink:href="http://palinfo.habago.org/Entry?Command=Information_PrintForum&amp;iPage=1#FORUM37863"><text:span text:style-name="T1">#</text:span></text:a></text:p>
      <text:p text:style-name="P2">陳明文的「助兒創業300萬」之後，現在有漁業署的「台日互惠300噸」。 <text:line-break/><text:line-break/>葉小慧 2019.09.08. <text:line-break/><text:line-break/>蔡政府對日真友好，對自己漁民真出賣！日本成立部隊巡守釣魚台，台灣沒反應；現在日本缺黑鮪魚，就出賣自己漁民權益，把台灣擁有的限額部分割給日本，還稱「台日互惠」。 <text:line-break/><text:line-break/>查證「黑框作業」所指控的「台日友好交換配額」事件，恐怕更加糟糕。若依據日本共同社報導，台灣可能連那300噸的大目鮪都沒有。即使確實以300噸的大目鮪作為交換，市場價格的明顯差異（黑鮪魚：大目鮪=535.2/182.0 約兩倍之差），仍然讓台灣漁民權益受損。 <text:line-break/><text:line-break/>以下為查證資料： <text:line-break/>1) 日本共同社昨日率先發出快訊：北小委員會已達成協議，將大型金槍魚台灣300噸配額移交給日本。所謂大型金槍魚：太平洋藍鰭金槍魚，就是黑鮪魚。但並未提及有用300噸大目鮪交換事宜。 <text:line-break/>---- <text:line-break/>【共同社波特蘭9月7日電】關於太平洋藍鰭金槍魚2020年的捕撈配額，中西部太平洋金槍魚類委員會（WCPFC）北小委員會達成協議，將台灣大型魚配額中的300噸移交給日本。（完） <text:line-break/>https://tchina.kyodonews.net/…/2019/09/86f7910e79b2-300.html <text:line-break/>---- <text:line-break/>2) 聯合即時新聞原報導：台日友好！日人愛吃黑鮪魚 台灣讓300噸配額給日本。 <text:line-break/>---- <text:line-break/>2019-09-07 22:07聯合報 記者葉冠妤╱即時報導 <text:line-break/><text:line-break/>漁業署表示，WCPFC在3至6日於美國奧勒岡州波特蘭舉行北方次委員會(NC)第15屆會議，該會議甫就太平洋黑鮪、北太平洋長鰭鮪、紅肉旗魚及北太平洋水鯊等資源狀況及目前管理措施進行年度檢視，並將於本年12月舉行的WCPFC年會提出管理修正建議，其中，我國基於互利立場，與日本就太平洋黑鮪管理進行合作，同意於2020年將300公噸的太平洋黑鮪配額移轉給日本使用，另一方面，我國漁民有迫切需要但面臨配額不足的大目鮪，則需要日本等有關國家給予協助。 <text:line-break/><text:line-break/>農委會漁業署副署長林國平表示，日本此次在北小委員會提議，希望能擴大黑鮪的捕撈配額，30公斤以上大魚的捕撈配額增加20%、未滿30公斤小魚增加10%，但最後提案未過，日方轉而尋求台灣協助，我國也願意在不影響漁民捕撈權益的前提下，將300噸的捕撈配額轉交給日本，基於互利、互惠，日本也將我國需求量較大的大目鮪300噸配額給台灣。 <text:line-break/>林國平強調，台灣黑鮪配額約1700噸，過去海洋資源富饒，每年捕獲量多在1000噸上下，但近10年捕獲量降至500噸以下，未能利用配額達千餘公噸，壓力相對較輕，因此這次答應移交給日本300噸後，也不會影響到台灣漁民的捕撈權益。 <text:line-break/><text:line-break/>他說，國際間偶有在總限額不變下，各國彈性調配漁獲捕撈配額的例子，這次台灣和日本互換捕撈配額，目前僅是北小委員會初步決議，尚未定案，還須在年底提報WCPFC大會，若通過，將從明年起生效。 <text:line-break/>https://udn.com/news/story/7270/4035028 <text:line-break/>---- <text:line-break/><text:line-break/>3)依據「漁產品全球資訊網」所查詢台灣去年均價(107/01/01-108/01/01)，黑鮪魚(代號2114)均價為每公斤535.2元，大目鮪(代號2112)則為每公斤182.0元。黑鮪魚比大目鮪貴了兩倍。但漁業署所稱的交換噸量都是300噸。 <text:line-break/>https://efish.fa.gov.tw/efish/statistics/trendchart.htm <text:line-break/><text:line-break/>4)漁業署原新聞稿：太平洋黑鮪限額轉讓 中西太平洋漁業委員會12月決定 <text:line-break/>https://bit.ly/2kAOwYb</text:p>
      <text:p text:style-name="P1">小魚   |  2019.09.08 10:17   |   <text:a xlink:type="simple" xlink:href="http://palinfo.habago.org/Entry?Command=Information_PrintForum&amp;iPage=1#FORUM37862"><text:span text:style-name="T1">#</text:span></text:a></text:p>
      <text:p text:style-name="P3">我以前覺得，支持民進黨的真的是腦殘的台灣人，現在，覺得不支持民進黨的也是很多腦殘的台灣人 <text:line-break/>例如最近紛紛擾擾什麼25分鐘...我也不是非常韓粉的韓粉，因為我覺得台灣的選舉結果不會改變命運 <text:line-break/>我只是說，民進黨的選舉策略，是讓你們這些不支持民進黨的不喜歡韓， <text:line-break/>『每個人都有缺點，也可以被放大放小，如果有人鋪天蓋地的搞，一定可以搞臭，不管你原來臭不臭』（或許韓真臭，或許不臭） <text:line-break/>所以只要不喜歡民進黨的不投票給韓，菜就贏了！這就是他們的策略！ <text:line-break/>但菜贏了，台灣就輸了，因為這種先殺自己一刀的硬碰硬，對岸不會沒有反應.. <text:line-break/>所以吳敦義是說了實話，可是台灣人沒腦袋，相信對岸硬的時候要有一個更硬的人來對抗！這就是自己是細漢仔，以為隔壁家的阿嘟仔會來幫忙？人家家的老小還要顧啊.. <text:line-break/>至於非菜的當選，當選就不會統一？我覺得只是慢一點罷了，但是慢的好處是可以以拖待變，或許台灣會有轉機？只是一昧的去中國化，對岸也不會讓你這樣搞下去的 <text:line-break/><text:line-break/>我的論點沒有太多人相信，所以我等著看..</text:p>
      <text:p text:style-name="P1">陳真   |  2019.09.06 16:52   |   <text:a xlink:type="simple" xlink:href="http://palinfo.habago.org/Entry?Command=Information_PrintForum&amp;iPage=1#FORUM37861"><text:span text:style-name="T1">#</text:span></text:a></text:p>
      <text:p text:style-name="P2">卡韓政變 (163)：明文規定，碧仲就輕 <text:line-break/><text:line-break/>陳真 2019.09.06. <text:line-break/><text:line-break/>謝謝小慧。是蔡碧仲沒錯啊，是筆誤，我還以為明文規定他改姓陳了耶。 <text:line-break/><text:line-break/>因為照顧小孩，昨晚一夜沒睡。中午去吃麵，點完菜之後我就坐著睡著了，當麵端來時，我突然被驚醒，頓時不知身在何處今夕何夕，只見到兩位女服務生彼此之間互使眼色，露出燦笑。當我悠悠醒來，才想起我是來吃麵，這是我第三次在同一家店睡著了，最長一次睡了將近兩個鐘頭，睡到整個下巴全是口水，給服務員們帶來一點工作中的樂趣。 <text:line-break/><text:line-break/>我上一篇文章就是在這樣一種腦袋不清的狀態下寫的，寫完之後幾分鐘就收到幾封指正函，幾個地方筆誤了。傳播速度之快，讓我被告的風險遽增，因為我根本提不出人渣黨貪污舞弊的證據。我有一些圈內人證，但我不相信這些人會幫忙作證，除非他們不要命了。 <text:line-break/><text:line-break/>人渣黨控制了司法檢調系統，法官紛紛改掛綠旗，以示忠貞；自己人大事化小，小事化無。你看，陳明文光是其中一個案子，六、七億的工程款項，居然只裁罰洩露底標的陳明文18萬，易科罰金不用坐牢。 <text:line-break/><text:line-break/>可是，民進黨開的法院及檢警調系統，對於異己或對人渣黨稍有不敬者，作風剛好相反，小事大辦，根本沒事也能把你弄出事來。比方說你寫文章批評民進黨政府 "送" 錢給一些每天在貪污國外貸款的所謂 "友邦"，這樣寫不行哦，你要說 "借" 錢才行 (可是這些錢明明將有去無回)，否則就是造謠，破壞公眾安寧，必須繩之以法。 <text:line-break/><text:line-break/>黨外時，國民黨是採積分制，就像超商累積點數兌換獎品那樣，積分夠了才會出事，才會有報應，平常一般不會有事。因此，黨外同志間經常以此互開玩笑，有時還當成問候語，見了面就問 "最近好嗎？積分夠了嗎？大家加油啊！" <text:line-break/><text:line-break/>人渣黨則不是這樣，積分當然是一定要的，那會影響你往後的前途。但是，積分制之外，也有立即兌獎的部份，兌獎方式眾多，比方說出動網軍造謠抹黑你，騷擾你工作的醫院或學校，或是在你的文章中挑語病做文章，然後以司法檢警調做為打壓工具。 <text:line-break/><text:line-break/>套句高達的話，"愛人者去愛，殺人者去殺"，囂張跋扈者也儘管去囂張跋扈，是非善惡究竟有沒有降臨島嶼的一天，我還真不敢說，畢竟我不曾見過，我只見過道高一尺，魔高一丈，人渣們始終吃香喝辣，而忠良之士卻必遭迫害。 <text:line-break/><text:line-break/>但是，即便公義從此消失於宇宙之間，我還是一樣厭惡不義，此心不渝。</text:p>
      <text:p text:style-name="P1">葉小慧   |  2019.09.06 13:12   |   <text:a xlink:type="simple" xlink:href="http://palinfo.habago.org/Entry?Command=Information_PrintForum&amp;iPage=1#FORUM37860"><text:span text:style-name="T1">#</text:span></text:a></text:p>
      <text:p text:style-name="P3">陳醫師好 <text:line-break/><text:line-break/>「卡韓政變 (162)：政治所為何事？ 」文中看到一點問題，陳碧仲是否應為「蔡」碧仲，為「法務部」次長。 <text:line-break/><text:line-break/>陳明文在我小時候，也就是30年前更久就已經在嘉義政壇活躍，有印象的正好是他從國民黨變成民進黨，然後嘉義縣就一路民進黨執政至今，高雄都變天了，嘉義縣依舊綠茫茫，地方生活還是青筍筍。為此，我在2014年曾經寫了一篇選舉感想文紀錄。 <text:line-break/><text:line-break/>現在大家都會酸「明文規定，碧仲就輕」，知道陳明文真的很誇張，可是然後呢？似乎又要無疾而終了。 <text:line-break/><text:line-break/>---- <text:line-break/>葉小慧 <text:line-break/>2014年11月30日 <text:line-break/><text:line-break/>接下來要講的這些話，因為選舉落幕了所以才敢講。 <text:line-break/><text:line-break/>回嘉義跟同學聚會，再回家跟家人東聊西聊，意外的居然也談到了政治。這跟我對娘家向來對政治冷漠的印象差距甚大，但也是這次談話讓我對這次選舉結果抱持非常悲觀的預期。 <text:line-break/><text:line-break/>嘉義從藍天變綠地，我經歷過，小時候一直有印象，不管哪個黨，通通有送500，然後鄉下人的道義就是，錢收了你不能不辦事，當然更不用說檢舉，除非你都不收咩，那你不收其他人都收了，你是要獨善其身還是跟大家一起。 <text:line-break/><text:line-break/>那時候的交換，也許一開始是500，但後面慢慢變成，選誰他會幫你造橋鋪路，會幫你在颱風過後山崩時候盡快幫你修路修橋，所以有關係就變得很重要，沒關係就得努力跟人家有關係，500也是關係，一票也是關係。 <text:line-break/><text:line-break/>山上中低收戶人家如我，熬出來在台北市當天龍人，說真的我很滿足了。外移是因為我身體差，除了唸書咬文嚼字，我不是下田的料，父親走了之後，母親也說，跟政府租的地由兄弟共業，女孩子拋棄繼承。嘉義沒什麼工作，先生工作也必須在台北，所以走到今天。 <text:line-break/><text:line-break/>藍天變綠地，是因為陳明文的轉投陣營。大家覺得沒關係，會做事就好，生活會變好就好。這一變十幾年。但接下來要說的是，什麼都沒變。 <text:line-break/><text:line-break/>娘家努力生產報國，可是孩子只能送公托，結果鄉說想要把公托委外給台南財團，惹得大家怒了，不了了之，然後明明有近千萬的經費，公托說沒錢了，沒辦法買新的娃娃車，剩下的一台娃娃車不能送孩子回山區，要父母接送，但奇怪另外一邊有縣議員什麼的家，娃娃車一定接送到家。 <text:line-break/><text:line-break/>我小時候印象中過得比較好的人家，現在還是過得比較好，甚至更好。他們不需要擔心孩子要送公托，因為他們孩子有私托，公托有沒有都沒關係，而公托沒了受影響最大的正是這些除了公托很難有其他選擇的中低收入戶。 <text:line-break/><text:line-break/>這只是其中一件事情。母親怒，相當怒，她說嘿說什麼選民進黨會比較好，傻傻相信，結果嘿啦人家比較好，咱呢？然後這次家鄉選情很無聊，幾乎都只有一位參選，因為上下都被搓好了。 <text:line-break/><text:line-break/>母親說，至少要一半一半，讓一黨有另一黨監督。說起來沒錯，但也錯了，我忍住沒提醒母親，檯面上這些政治人物，哪一個不是十幾年前就在，甚至更早，從我小時候到現在，他們說會監督，他們說會做好服務，早該做到了，何必到現在還是這些人在把持。他們吃得肥肥，我們裝得槌槌，裝到自己都信了。 <text:line-break/><text:line-break/>我跟某人爭論，說聯考制度對小時候我這種窮苦人家才是公平的。因為我以前不需要補習，憑自己努力憑自己衝刺，一樣可以上省女上國立大學，我可以走出循環。現在人說的公平正義，都是中產階級的公平正義，根本不是我們這種弱勢者的。中產階級他們要別人賺到的他們也要，別人享受的他們也要，這才是真的，所以教改怎麼改？就這樣改。 <text:line-break/><text:line-break/>一切都是自私，而這個環境供養自私最好的土壤，真正底層的還期望這些自私的人會替自己想，腦袋真的不夠清醒。 <text:line-break/><text:line-break/>我沒忍住，還是跟母親說，那妳可以表達自己的意見啊，她說「驚去吼郎砰砰」。這句話，真的在我心底開了一槍。 <text:line-break/><text:line-break/></text:p>
      <text:p text:style-name="P1">陳真   |  2019.09.06 12:06   |   <text:a xlink:type="simple" xlink:href="http://palinfo.habago.org/Entry?Command=Information_PrintForum&amp;iPage=1#FORUM37859"><text:span text:style-name="T1">#</text:span></text:a></text:p>
      <text:p text:style-name="P2">卡韓政變 (162)：政治所為何事？ <text:line-break/><text:line-break/>陳真 2019.09.06. <text:line-break/><text:line-break/><text:line-break/>政治上貪贓枉法聚財斂財之事，我不認為是所謂民主的錯，也不認為是資本主義本身的問題，這只是一種人渣分贓政治，一種病態，而非制度本身使然，更無其必然性。社會主義不也一樣有可能產生一大堆貪官污吏吃飽喝足無所不貪。這不是制度本身的內在問題，而是在外部意義上人民到底有沒有意願與決心鏟除病態的素質問題。 <text:line-break/><text:line-break/>被歹徒騙一次是正常，倘若被騙一百次依然喊萬歲，那就是被騙的人的問題，要不是智能低下就是心態或基本道德感有問題。 <text:line-break/><text:line-break/>人渣歹徒們之所以呼風喚雨，喊水會結凍，並非因為他們有三頭六臂，而是因為普遍低素質的人民賦予他們權力，任其為所欲為。 <text:line-break/><text:line-break/>至於陳明文在高鐵上忘了帶走三百萬然後不斷撒謊圓謊胡扯瞎掰一通的事，各位有沒有想過，如果不是剛好出現這樣一個 "疏忽"，讓人大開眼界，讓人突然發現政治之黑暗與污濁，平常你會抱持多大的義憤或多大的意願真心想要去理解不良政治之為害與荒唐？恐怕連理解它的動機也沒有，更不用說企圖改變它了。 <text:line-break/><text:line-break/>也就是說，台灣人幾乎全是順民，平常無所事事，選舉一到就接受洗腦指令去投票，蠢血沸騰一番，投完之後就又隨便政治人物大貪特貪，然後再等待四年後，再依洗腦指令再投一次票，然後很驕傲地說，我們很偉大哦，我們享受民主自由哦。 <text:line-break/><text:line-break/>其實，即便發生這樣一種可說是 "人贓俱獲" 的醜聞，台灣人依舊很順從，頂多酸一酸，笑一笑，然後呢？然後就沒了。絕大多數人缺乏義憤，他總是隨時能找到各種理由與藉口來使自己不作為，彷彿自己是個什麼魯濱遜，活在一己世界，跟社會沒有任何連結，總之就是不干我的事，甚至以此為榮為傲，好像這樣過活顯得比較清高或浪漫似的。 <text:line-break/><text:line-break/>有句話說 "冰山一角"，政治上，我們實際所能看見的扯爛污行徑，恰恰就是冰山一角，九牛一毛，滄海一粟，絕大多數的污穢與齷齪全掩蓋在桌面底下。即便露出的那冰山一角，我們也往往無法確切知道其黑暗行徑之一切細節，遑論各種所謂證據。但是，難道你真的幼稚到就真以為一角不過只是一角，沒有冰山，只有一角？甚至以為連一角都不存在，只因為你沒有所謂證據？ <text:line-break/><text:line-break/>你看，無數政治人物都是股神，永遠買在低點，賣在高點，簡直神乎其技，永遠都能事先知道何時股票會噴出大漲，永遠都能在土地變更地目之前事先知道何時要在何處購買土地，賺取數十倍數百倍暴利，永遠都能事先知道公共工程的底標 (陳明文之前的案子就是一例)，永遠都能比別人有更好的機會平步青雲坐領高薪，不管怎麼扯爛污，永遠都能免於官司，永遠都能比別人有更多撈大錢卡大位的機會，永遠都能輕易取得各種其實根本不必歸還的所謂貸款....請你告訴我，這一切貪贓枉法利益輸送的所謂 "證據" 在哪？難道你因為提不出每個細節的所謂鐵證，就因此否認貪瀆分贓政治的存在？ <text:line-break/><text:line-break/>我不相信有人會腦殘到真的相信陳明文那三百萬是要拿給小孩去菲律賓開什麼珍珠奶茶店。一個二十多歲的人，說是在菲律賓已經工作兩年，卻從來沒有當地帳戶，難道每個月薪水都是給現金？要去國外創業，卻必須扛著一大袋巨額現鈔說要去買機器買麵粉，然後再揹去菲律賓開店？難道他在台灣連帳戶也沒有？父母給錢都得這樣辛苦地扛著大皮箱給現金？而且，還說什麼賣麵粉的商家指定要現鈔，如今曝光，珍奶事業被迫已經 "腰斬"，種種荒唐透頂的低能謊言，存心就是有恃無恐，把人民當白癡。 <text:line-break/><text:line-break/>我不相信有人白癡到會去相信那些鬼話，但我相信大多數台灣人不會在乎，更不用說憤怒了。 <text:line-break/><text:line-break/>我相信那三百萬只是一種零頭，一種台式黑金政治之日常例行作業；若非骯髒錢，就是從事不可告人之用途。 <text:line-break/><text:line-break/>但是你看，檢調會真的去調查嗎？當然不會。為什麼？因為法院過去是國民黨開的，早已變成民進黨所經營。連查都不用查，所謂內政部長徐什麼勇的就出來幫忙辯解了，所謂法務部副部長蔡碧仲更是公開宣稱一切合法，實在有夠無恥。 <text:line-break/><text:line-break/>蔡碧仲原本是地方上一名律師，曾擔任陳明文貪污案的辯護律師，後來就被陳明文與蔡英文提拔為法務部次長，基本上就是一個政治打手。管中閔之卡管案，千方百計想要把管中閔給繩之以法的人之一就是蔡碧仲。 <text:line-break/><text:line-break/>在這個人渣政權底下，一個人被任用，絕不是因為他是個人才，而是因為他很乖，很忠心，是自己人。 <text:line-break/><text:line-break/>以民主之名，行黑金撈錢奪權之實。二十幾年來，在貪污老賊李登輝的帶領下，台灣的政治腐爛齷齪到根本難以想像的地步，比黨外時期的蔣家政權還要骯髒黑暗數百倍。 <text:line-break/><text:line-break/>陳明文其實不是一個人，而是一個集團，是當今政壇最主流的政治惡勢力，蔡式政權的左右兩大護法之一。他過去是國民黨的地方派系，後來民進黨壯大，就如同蔡英文，便馬上由藍轉綠，投靠民進黨，然後轉過頭來鬥爭逐漸改革向善的國民黨，查封其黨產，各項龐大公家資源卻掠為一黨之私，一如當年舊國民黨之所為。 <text:line-break/><text:line-break/>尤有甚者，民進黨這幾年所積極進行的什麼保防法、反滲透法等等等，一來反中洗腦，一來藉以傷害異己；無數泯滅良知的政治惡行，主要操盤者之一就是陳明文，執行蔡英文的意志。 <text:line-break/><text:line-break/>各位有沒有想過，高鐵三百萬的事如果發生在韓國瑜身上，如果韓國瑜說要拿這三百萬給他女兒韓冰讓她去國外創業，你想會有什麼後果？毫無疑問，所有人都會唾棄他，連我也絕對不可能再支持韓國瑜，因為這三百萬若非骯髒錢，就是從事不可告人的用途。 <text:line-break/><text:line-break/>但是，當這樣的事發生在民進黨身上時，你看，整個黨、大官小官及綠營名嘴與媒體全部跳出來護航，硬是要瞎掰。這個黨之毫無廉恥，難道你還看不出來？究竟是什麼樣的低能腦殘者居然會支持這樣一個黨？居然會相信這些人熱愛什麼民主自由，居然會相信這些人渣是什麼臺獨勇士，居然會相信這些人渣會為大多數基層民眾的福祉打拼。 <text:line-break/><text:line-break/>今天不要說是一個像韓國瑜那樣傑出優秀的人出來競選，就算是一隻貓頭鷹出來選總統，我們都還是應該投給貓頭鷹而不是投給一群貪婪腐敗的歹徒與騙子。 <text:line-break/><text:line-break/>在綠媒的渲染下，人們常嘲笑韓國瑜的庶民取向，聽起來實在很荒唐。姑且不說黨外時期或早期民進黨整天抬舉庶民，甚至假裝自己也是庶民 (例如用語刻意粗鄙或動輒罵幹你娘)，藉以吸收選票，如今卻反而百般羞辱平民百姓販夫走卒，說是土包子，說是草包，說韓的支持者沒水準，全是一些魯蛇云云。 <text:line-break/>而我想說的是，政治之所以還具有它應有的一點基本價值，難道不就是因為它的庶民核心意義？也就是說，政治難道不就是要農漁勞工商及老幼婦孺創造更好的生存環境？難道政治只是要讓有錢人賺更多？讓菁英們過得更爽，卻始終以一般人的基本生存條件為代價？ <text:line-break/><text:line-break/>韓國瑜口才其實並不好。他之所以贏得許多人的心絕非因為什麼口才，而是因為他的心之赤忱；人們發現，他聽得懂我在說什麼，他能了解我的痛苦，他跟我過著一樣的生活，他跟我一樣努力打拼，他乾淨勤奮聰明，他在乎我的痛苦與將來。 <text:line-break/><text:line-break/>我始終確信一點：韓流不可能消失。它也許會被打壓於一時，但永遠不可能消失。為什麼？因為那就是政治之所以還值得存在的唯一原因。政治倘若不是為了追求廣大庶民百姓更好的生活，政治有何意義可言？倒不如回歸叢林社會或無政府狀態不是嗎？</text:p>
      <text:p text:style-name="P1">洋洋   |  2019.09.05 22:56   |   <text:a xlink:type="simple" xlink:href="http://palinfo.habago.org/Entry?Command=Information_PrintForum&amp;iPage=1#FORUM37858"><text:span text:style-name="T1">#</text:span></text:a></text:p>
      <text:p text:style-name="P3">打錯了，是1502萬。</text:p>
      <text:p text:style-name="P1">洋洋   |  2019.09.05 21:10   |   <text:a xlink:type="simple" xlink:href="http://palinfo.habago.org/Entry?Command=Information_PrintForum&amp;iPage=1#FORUM37857"><text:span text:style-name="T1">#</text:span></text:a></text:p>
      <text:p text:style-name="P2">300萬有5公斤重，竟然會忘了拿，不僅忘了拿，還沒報案，高鐵通報警方，據報導陳明文相當不滿，大發雷霆！ <text:line-break/><text:line-break/>看看這家底，0.03個單位對他真的無關痛癢。 <text:line-break/><text:line-break/>陳明文 107年11月1日 財產申報清單 <text:line-break/><text:line-break/>土地53筆 <text:line-break/>房屋14棟 <text:line-break/>存款1502元 <text:line-break/>LEXUS汽車1輛 <text:line-break/>有價證券1819萬 <text:line-break/>專業投資3818萬 <text:line-break/>保險16筆 <text:line-break/><text:line-break/>從來沒有那一刻，讓我想讀毛選或者馬克思的著作。 <text:line-break/><text:line-break/>有個經濟學家說民主體制下的資本主義，必然會造成金錢集中化的現象，最後是極少數有錢人掌握一切資源。然後等待下一個世界大戰，重新分配財富。 <text:line-break/>大劉給了另一個答案。 <text:line-break/><text:line-break/>劉慈欣 <text:line-break/>贍養人類 <text:line-break/>這部科幻小說中幻想未來的地球貧富差距已經到了極致： <text:line-break/>「99%的世界財富掌握在一個人的手中!這個人被稱做終產者。第一地球變成了由一個富人和二十億個窮人組成的世界，窮人是二十億，而富人只有一個。」 <text:line-break/>https://youtu.be/kvxTjPf3Kzc <text:line-break/><text:line-break/>在油管上看科幻小說，約10分鐘就完事。 <text:line-break/>再推薦兩部大劉的作品 <text:line-break/><text:line-break/>赡养上帝 <text:line-break/>https://youtu.be/1mppmqlxsrU <text:line-break/><text:line-break/>鄉村教師 <text:line-break/>https://youtu.be/H9ORB1h_AE4</text:p>
      <text:p text:style-name="P1">政信   |  2019.09.05 15:06   |   <text:a xlink:type="simple" xlink:href="http://palinfo.habago.org/Entry?Command=Information_PrintForum&amp;iPage=1#FORUM37856"><text:span text:style-name="T1">#</text:span></text:a></text:p>
      <text:p text:style-name="P3">我在網路上看到了一個段子。 <text:line-break/><text:line-break/>「人家掉了0.03個億，真心不懂你們嚷嚷什麼？」 <text:line-break/><text:line-break/>貧窮不止限制我們的想像連計量單位都不一樣。</text:p>
      <text:p text:style-name="P1">陳真   |  2019.09.04 20:27   |   <text:a xlink:type="simple" xlink:href="http://palinfo.habago.org/Entry?Command=Information_PrintForum&amp;iPage=1#FORUM37855"><text:span text:style-name="T1">#</text:span></text:a></text:p>
      <text:p text:style-name="P2">【重磅快評】高鐵300萬太驚奇！陳明文一家歹戲拖棚 <text:line-break/><text:line-break/>2019-09-04 <text:line-break/><text:line-break/>聯合報 主筆室 <text:line-break/><text:line-break/>高鐵昨天上午撿到裝了300萬現金的未上鎖登機箱，追查發現失主竟是民進黨立委陳明文，陳的次子說這是父親給創業基金，要讓他到菲律賓開珍珠奶茶店；不可思議的情節製造了漫天問號，以致有民眾到地檢署告發洗錢，更有議員賭上職務認為陳明文無法證明所言為真。 <text:line-break/><text:line-break/>300萬元確實不是小數目，這恐怕也是高鐵歷來拾獲金額最大的遺失物，加上主角是立委陳明文，以致這件事瞬間成了社會矚目的新聞；原本陳家是可以好好說明，但卻摻雜了情緒及政治操作，迅速升高新聞的熱度。 <text:line-break/><text:line-break/>不知道是在何種情境下，陳明文把300萬元留在車上就逕自下車了，直到中午和兒子吃飯才「突然」想起錢遺落在高鐵上；陳的兒子趕到高鐵站領取，結果300萬元一文未少拿回。 <text:line-break/><text:line-break/>陳家提出最初的版本顯然省略許多重要細節，例如裝這麼多錢的登機箱為何沒上鎖？有沒有人同行？高鐵拾獲登機箱是如何確認是陳明文的？是高鐵主動通知陳家？還是陳明文的兒子到高鐵站詢問才拿回？高鐵說是個人隱私不便透露，陳家也沒有交代，以致給外界有想像的空間。 <text:line-break/><text:line-break/>陳家沒有一次說明白， 自然有人就會猜測錢是那裡來的？有何用途？陳明文說是給兒子的創業基金，但一下子拿出300萬現金，又沒說怎麼湊的，讓人不聯想也難；今天陳明文辦公室發聲明說300萬現金均自銀行分次提領，金流正常，絕無違反洗錢法規，也非有心人影射的政治獻金；但300萬現金均自銀行分次提領，陳家如何分次提領，有沒有單次超過50萬元？銀行有沒有通報，恐怕要再說明。 <text:line-break/><text:line-break/>不巧，今天藍營有人爆料，陳明文申報的現金存款只有約240萬，根本不足300萬，這只登機箱內的300萬到底怎麼來的？陳家應再進一步解釋，難道陳明文名下存款在這次提領後已經「歸零」？而且還向人舉債60萬？ <text:line-break/><text:line-break/>或許陳明文說這300萬是給兒子到菲律賓開珍奶店的創業基金不假，以行動響應蔡總新南向政策，顯然政治正確，但到菲律賓開奶開茶店要計畫兩年之久，而蔡總統一上任就提出新南向，如今都要選連任了，陳家才開始要錢進菲律賓，蔡總統會不會嫌陳家動作太慢了些？ <text:line-break/><text:line-break/>高鐵300萬皮箱的新聞披露，陳明文的兒子不久就在臉書PO文「質疑300萬現金事件的人心思邪惡」，不僅流於情緒而且有政治操作之嫌，如果陳家把這些心思把拿來好好說明錢是怎麼湊的？提示一下銀行提款、通報記錄，交代何時要繳贈與稅，向外界清楚說明，也不會搞到如此難堪局面，歹戲只好拖棚囉。</text:p>
      <text:p text:style-name="P1">陳真   |  2019.09.04 17:54   |   <text:a xlink:type="simple" xlink:href="http://palinfo.habago.org/Entry?Command=Information_PrintForum&amp;iPage=1#FORUM37854"><text:span text:style-name="T1">#</text:span></text:a></text:p>
      <text:p text:style-name="P3">卡韓政變 (161)：講你萬遍也不厭倦 <text:line-break/><text:line-break/>陳真 2019.09.04. <text:line-break/><text:line-break/><text:line-break/>高鐵北上列車，昨天 (9月3日) 撿到一個皮箱，有位乘客忘記帶走，箱子沒上鎖，裏頭竟然裝了三百萬現金。高鐵站於是趕緊報警尋找失主，發現皮箱的主人竟然是蔡英文身邊的兩大政治紅人之一陳明文。更詭異的是，陳明文對於高鐵站報警行為很不爽。 <text:line-break/><text:line-break/>這事告訴我們什麼？給了我們何種啟發？ <text:line-break/><text:line-break/>第一，對我們一般人而言，別說三百萬現金，我口袋裡平常光是放著三千塊台幣，都會隨時很小心注意是否掉出來。可是，這位負責民進黨選舉提名作業、權傾一時的蔡英文心腹陳明文，竟然把裝著三百萬現金的皮箱給忘了帶走。由此你就可以知道在這些人眼裏，三百萬是多麼卑微的一點小錢，套句扁嫂吳淑珍的用語，幾百萬只是食之無味可有可無的 "肉屑"。。 <text:line-break/><text:line-break/>第二，陳明文說，這些錢是要專程拿去台北給小孩到菲律賓創業珍珠奶茶買機器用的，你信嗎？這是什麼年代，海外創業要揹著這麼多現金在身上？他不知道有匯款或網路銀行這回事嗎？再說，帶這麼多錢，過得了海關嗎？ <text:line-break/><text:line-break/>柯文哲前一陣子指控蔡英文身邊的人"都" 貪污。蔡身邊有哪些人恐怕數不清，但是其中有兩個是當今政治紅人。一個是我介紹過的柯建銘。柯建銘被其黨內同志形容為現代和珅，和珅是清朝的大貪官。但是，柯文哲母親卻公開宣稱，柯文哲全家都是柯建銘的 "不銹鋼粉"，永不生銹。 <text:line-break/><text:line-break/>至於蔡英文的另一位心腹陳明文，在扯爛污方面亦不遑多讓。不過，柯文哲之批評卻極為偽善；一方面指控貪污，一方面卻又是兩大貪官的知心友人與不銹鋼粉。為了政治結盟，陳明文的兒子陳冠廷還被柯文哲延攬擔任北市府副發言人 。 <text:line-break/><text:line-break/>今天，柯、陳兩大門神如果是國民黨籍，肯定早已關入監牢，坐穿牢底；而國民黨則必然會因此被攻擊得體無完膚。但是，不管如何卑劣的違法亂紀，只要是民進黨所為，支持者照樣力挺到底，而且往往不會有事，或是大案小辦，大事化小，法院就像他們家開的似的。 <text:line-break/><text:line-break/>你看五年前高雄發生恐怖的氣爆案，就像戰場一樣，街道滿目瘡痍，死傷慘重。各方捐款頓時湧入，高達45億元，希望能幫助災民。可是，這些錢卻大多被濫用與挪用了，甚至官員還拿去日本觀光旅遊，明目張膽程度，令人瞠目結舌。這麼一大筆指定用於賑災的錢，居然如此濫用挪用。可是你看，綠營支持者會在乎嗎？一點也不會。今天，假設這是國民黨或韓國瑜所為，肯定老早被鬥得身敗名裂並繩之以法。 <text:line-break/><text:line-break/>台灣社會，不管什麼事，永遠是兩套標準。藍的就算清廉乾淨得如一顆水晶球，一如韓國瑜，照樣能抹黑鬥臭得臭不可聞；就算勤政愛民得有一餐沒一餐，快要過勞死，一如韓國瑜，卻照樣能抹黑鬥臭得彷彿他天天喝酒打牌睡大覺。 <text:line-break/><text:line-break/>反之，明明貪婪無度，貪贓枉法，雞犬昇天，違法亂紀，無法無天到不可思議的程度，但是只要是綠的，就一點事也不會有，照樣扯爛污，呼風喚雨，萬民擁戴。 <text:line-break/><text:line-break/>由此你可以發現，決定一個社會政治發展之良莠，關鍵之一其實就在於人民的普遍素質。人民素質之低落與腦殘，使得台灣形成一種反淘汰社會，忠良飽受誣衊構陷，而人渣們卻個個名利雙收，步步高昇，萬民擁戴。 <text:line-break/><text:line-break/>這些話，如果一年講上250遍，四十年來我講過至少一萬遍，可謂講你萬遍也不厭倦，可是有用嗎？</text:p>
      <text:p text:style-name="P1">陳真   |  2019.09.04 11:50   |   <text:a xlink:type="simple" xlink:href="http://palinfo.habago.org/Entry?Command=Information_PrintForum&amp;iPage=1#FORUM37853"><text:span text:style-name="T1">#</text:span></text:a></text:p>
      <text:p text:style-name="P2">卡韓政變 (160)： "疑似" 臭雞蛋的界線 <text:line-break/><text:line-break/>陳真 2019.09.04. <text:line-break/><text:line-break/><text:line-break/>剛剛看到新聞說，柯文哲接受專訪表示，"自己依舊是綠色，因為自己是228受難家屬，很討厭外省人"。 <text:line-break/><text:line-break/>其實，光是寫出 "柯文哲" 三個字，我就有一種極其強烈的自我作賤感，很窩囊。曾幾何時，我們竟然得窩囊到必須去評論這樣一個絲毫不值得評論的小人物。黨外時，我提著頭寫文章罵蔣家。蔣家再怎麼壞，至少你無法否認它最基本的嚴肅性。 <text:line-break/><text:line-break/>但是，這年頭不是這樣，政治失去了最基本的嚴肅性，一堆小丑、小癟三竟然成為政治的主角，搔搔頭，抓抓癢，裝模作態胡言亂語，而我們卻被迫每天得看著這樣一些根本不值得絲毫議論與關注的小癟三在眼前搔首弄姿胡扯瞎掰。 <text:line-break/><text:line-break/>因此，各位得弄清楚一點就是文章的意思，我們並不是真的要討論這些小丑與騙子，而只是要表達一種不可思議感，一種訝異，為何連這樣低級低能的一堆小癟三卻居然也會有人崇拜。 <text:line-break/><text:line-break/>再者，在數學課堂上，當我們說蘋果一斤五元，香蕉一斤兩元，各買八斤一共多少錢時，我們是在講一種算數，而不是說我們真的在乎香蕉蘋果的價錢。同理，當我們提起小癟三的種種，目的當然不是為了關注他們，而只是想說我們究竟如何認識人事物。 <text:line-break/><text:line-break/>我常納悶一種極限問題，比方說，到底人渣黨是要齷齪腐爛到何種程度，然後你才願意拋棄對它的支持？我昨天半夜煮了一碗泡麵，自己加了個蛋，但我發現那顆蛋整個散開來，有點異味，但我不是很確定。 <text:line-break/><text:line-break/>一般來說，我還是會把 "疑似臭雞蛋" 吃下去，不想浪費食物。但是，當一顆疑似臭雞蛋很明顯已經不是 "疑似"，而是 "就是" 臭雞蛋時，我當然還是會把它丟掉。 <text:line-break/><text:line-break/>但昨晚那顆疑似蛋，我一口又一口地嚐，想確認它到底是否真的發臭，結果，當我幾乎快把整顆蛋都吃完時，都還無法確定它是否臭掉。這就是一種極限或界線問題，到底是要跨過哪條界線，我才會願意忍痛把蛋丟掉？ <text:line-break/><text:line-break/>這條界線的存在是極其重要的，因為那意味著一切改變的潛在可能性。因此我很納悶，在人們心目中，對於人事物的是非善惡認定，究竟有沒有這樣一條界線的存在？老實說，我發現特別是綠營的腦殘人士們，這條線是不存在的。 <text:line-break/><text:line-break/>也就是說，即便人渣黨或其同路人例如柯文哲等等再怎麼扯濫污，再怎麼無恥下流，支持者依舊永遠真心相挺。這似乎就是腦殘人士的一個基本特徵，亦即在整個大風向改變之前，他們絕對效忠於其所支持的對象，不管他如何卑鄙齷齪與荒唐。 <text:line-break/><text:line-break/>人渣黨就不用說了，比方說柯文哲與郭台銘，爛到這種地步，居然還有人支持，居然還有人相信什麼 "白色的力量"，實在很不可思議。我沒法理解這種心靈或大腦。 <text:line-break/><text:line-break/>柯文哲根本不是什麼 228的受難者家屬。如果他是，那麼全台灣兩千三百萬人都是。他也根本不是什麼白色，我根本不知道白色究竟是意味著什麼？意味著一種投機的顏色？意味著變色龍，見人說人話，見鬼說鬼話嗎？ <text:line-break/><text:line-break/>當一個人的各種言行齷齪卑劣到極點時，他就早已不該是 "疑似" 臭雞蛋，而是應該立即丟到垃圾桶的 "壞蛋"。但是，這樣一條界線，卻似乎不存在許多腦殘人士的心中。</text:p>
      <text:p text:style-name="P1">陳真   |  2019.09.04 11:00   |   <text:a xlink:type="simple" xlink:href="http://palinfo.habago.org/Entry?Command=Information_PrintForum&amp;iPage=2#FORUM37852"><text:span text:style-name="T1">#</text:span></text:a></text:p>
      <text:p text:style-name="P2">一封回信： <text:line-break/><text:line-break/>維根斯坦有個哥哥叫保羅，是個非常著名的鋼琴演奏家，在一戰時失去一條手臂。戰後，他仍醉心於演奏音樂。因為維根斯坦家族是奧地利首富，一堆作曲家如拉威爾、布拉姆斯等等等，都是維根斯坦家中常客，他們於是為保羅做了一些僅由左手彈奏的曲子；保羅也樂於演出，聲譽更勝以往。 <text:line-break/><text:line-break/>另一方面，因為他只剩左手，更顯傳奇，很多人總是熱烈期待看到他以獨臂鋼琴家的神奇姿態演奏出美妙樂章。(聽起來就像王羽演出的什麼獨臂刀王一樣) 但是，維根斯坦很反對，反對到一種十分感冒的程度，並且毫不諱言他很不喜歡他哥哥的演奏。 <text:line-break/><text:line-break/>之所以不喜歡是因為，維根斯坦認為他哥哥做為一個演奏家，太過於突顯自己而抹滅了作曲者的 "聲音"。拉威爾也曾因此和保羅翻臉，因為保羅擅自竄改了拉威爾的原始樂章。拉威爾很不爽，提出抗議。保羅回嗆說，演奏家並不是作曲家的奴隸，我得有自己的聲音才行。拉威爾寫信罵回去說："演奏家就是奴隸！"。維根斯坦很顯然站在哥哥的對立面。 <text:line-break/><text:line-break/>保羅曾經說，只要弟弟維根斯坦存在他附近，他就不可能專心彈琴、練琴，因為他受不了維根斯坦對他的音樂演出與音樂態度之強烈負評。維根斯坦一方面要他哥哥別太在意自己的意見，但卻又一方面經常表達對其音樂演奏之不喜與不悅。 <text:line-break/><text:line-break/>除了對於保羅演奏內涵的不喜之外，維根斯坦最感冒的是保羅和音樂之間的某種關係與態度；他尤其不喜歡看到人們之熱烈欣賞他哥哥之所謂獨臂演奏。他跟他哥哥說，人們只是抱著一種看猴戲的態度來看你，沒必要這樣做賤音樂，做賤自己。 <text:line-break/><text:line-break/>保羅有沒有真心聽從維根斯坦的意見我不是很確定，但他後來確實拒絕了一些演出。對外拒絕的原因是說他無法理解也無法欣賞那些為他之獨臂演奏而特別作曲之音樂。 <text:line-break/><text:line-break/>我想說的是，我如果是那位罹患精神分裂症的鋼琴演奏家David Helfgott的親友，我也一樣不會樂於見到他以那樣一種方式呈現在眾人面前，我覺得那是一種捉弄，一種看熱鬧。 <text:line-break/><text:line-break/>我當精神科醫師三十年，最不喜歡聽到或看到的事情之一就是這樣： <text:line-break/><text:line-break/>在臨床上，每次有一些護理系或其他科系的實習生來醫院精神科見習時，總是會聽到他們對於精神病患常有這樣一些評語："好可愛哦！"、"好純真哦"、"好善良哦"、"好好笑哦"，感覺就好像來到動物園裏頭，有著一種異樣的歡樂感與 "感動"。特別是女生，說著說著，甚至還會哽咽，彷彿喜極而泣，被什麼善良、純真與純潔所感動似的。 <text:line-break/><text:line-break/>但我要說的是，精神病或失智或腦傷引起的各種精神症狀，基本上就是一種病，一種殘酷病魔，往往帶給當事人及家屬無盡的折磨；那不是什麼善良與純真應有的原始樣貌，而是一種心智與人格之退化與扭曲，一種可悲的症狀。 <text:line-break/><text:line-break/>症狀也許恰好展現了某種所謂 "樸素" 與 "良善"，但對於家屬與親友來說，感受卻大不同；他們絕不會希望看到自己的親人退化成比方說像個 "純真的小孩"。 <text:line-break/><text:line-break/>我爸多次中風導致失智，前後長達十年，同樣也是退化成像小孩一般 "純真"。這樣一種 "純真"，卻徹底傷了我的心，直到今天，我都還沒有辦法從這些難以言喻的傷痛中復原。套句梵谷的話，"如果我能有所選擇，我不會選擇瘋狂"。我相信，病患的家屬，如果可以有所選擇，也絕不會樂於看到自己至愛的親人變得如此 "純真"、"善良" 或 "可愛" 乃至於 "好笑"。 <text:line-break/><text:line-break/>至於說到當事人的什麼才華，或許因為瘋狂之疾而帶來某種原創與提昇，但我相信，做為當事人的至親至愛，那樣一種 "成就"，乃至那樣一種眾人窺奇的眼光與誇讚，同樣也不會帶來喜悅；就如同我不相信學姊會樂於看到我發瘋，然後因此變成一個所謂 "傳奇的" 哲學家或動見觀瞻的異樣人物，她應當只會希望看到我僅僅只是我，一個與大多數人無異的xx醫生或xx學者而已。</text:p>
      <text:p text:style-name="P1">洋洋   |  2019.09.04 08:59   |   <text:a xlink:type="simple" xlink:href="http://palinfo.habago.org/Entry?Command=Information_PrintForum&amp;iPage=2#FORUM37851"><text:span text:style-name="T1">#</text:span></text:a></text:p>
      <text:p text:style-name="P3">人民日報客戶端點名龍應台的雞蛋說，指出她的偏見、虛偽與狡猾。 <text:line-break/><text:line-break/>查了一下，人民日报客户端是由人民网旗下一个部门制作，主要的职责在于客户端的搭建。而内容则来自人民日报&amp;;人民网的编辑们所写的稿子。 <text:line-break/>好像是一個手機APP平台 <text:line-break/><text:line-break/><text:line-break/>為何只見雞蛋不見燃燒彈？ <text:line-break/>海外網 09-04 07:51 <text:line-break/><text:line-break/><text:line-break/>龍應台在社交媒體上寫了一段長文，以“花園的地上有一顆雞蛋”形容香港，形容香港年輕人，試圖營造出一種“以卵擊石”的悲情，然而對於這樣的言論，網友顯然不買賬，有人直接反駁：只見雞蛋，不見炸彈。 <text:line-break/><text:line-break/>四處叫喊帶有“港獨”色彩的口號，瘋狂堵塞機場破壞地鐵設施，在街頭縱火，這哪裡是雞蛋？這是鐵鎚。如果任憑騷亂遷延，香港才有巢傾卵覆之虞。將普通香港青年與暴力極端分子混為一談，既美化了暴力，也捆綁了大多數善良市民，這是對暴力的縱容，也是對大眾的不公。我們不能只看聲勢，不問是非；不能只有觀點，不講事實。 <text:line-break/><text:line-break/>因此，龍應台的“雞蛋”中到底藏的是什麼？ <text:line-break/><text:line-break/>是一貫的偏見。對這場長達近三月的騷亂，龍應台視而不見，完全將矛頭對準了內地，挑唆香港和內地的關係。 <text:line-break/><text:line-break/>說什麼不了解香港篳路藍縷的艱辛歷史。正是因為太了解，我們才不忍看香港再亂下去。香港和祖國的命運始終相連，中央所做的一切都是為了香港好。面對香港亂局，全國人民憂於言表，不希望毀掉香港的繁榮穩定，不希望極盡“攬炒”綁架獅子山下大多數矢志奮進的人，這才是對香港最大的尊重與愛惜。 <text:line-break/><text:line-break/>說什麼不懂香港人濃厚的原鄉情義。正是因為太理解，所以才充滿包容關愛。猶記得三年前香港機場的那次快閃，人們在《踏雪尋梅》中聽出了需珍惜“好時光”，在《獅子山下》中記住了要“同舟共濟”。也看到街頭被暴徒圍毆的香港光頭警長劉sir的回信，他說：“只恨他們亦是中國人，打不是，不打也不是。”這是許多中國人的樸素情感。血濃於水，骨肉相連。14億內地同胞對香港有著不可磨滅的關愛之情，這才是真正的原鄉情義。 <text:line-break/><text:line-break/>沒有人否認，目前香港社會存在不少待解之結，需要紓困解難，但發展才是解藥，極端暴力只會打上死結。沒有人否認，香港有不錯的家底，但在全球經濟格局深度調整、國際競爭日趨激烈的背景下，也面臨很大的挑戰，經不起內耗，經不起折騰。也正因這樣，人們呼喚理性溝通，呼喚進一步凝聚止暴制亂、恢復秩序的共識和行動，呼喚解決香港深層次問題，共謀發展之道。 <text:line-break/><text:line-break/>一個真心信奉法治價值的人，不會認同什麼“違法達義”；一個真心認可自由價值的人，不應對不同意見拳腳相向。龍應台對此絕口不提，更看不到香港反對派和暴力分子顛覆政權的企圖，這既是顛倒黑白、混淆是非，更暴露了她思維的狹隘。 <text:line-break/><text:line-break/>中國人民的愛國情懷深藏於血脈之中。3年前，在香港大學，當龍應台問到在場香港市民的啟蒙歌曲，她完全沒想到全場齊唱《我的祖國》。這樣的合唱，顯然在她的意料之外，但卻在我們的情理之中。旋律背後，是山川河流稻香，是鄉關家國故園，是口口相傳的文化記憶，是代代相傳的身份認同。作為一個中國人，不去呵護這種家國意識，卻去肢解它、去摧毀它，這就是龍應台的偏見。 <text:line-break/><text:line-break/>沒有人會比中國人更在乎香港的前途命運。香港是東方之珠，也從來都是掌上明珠。但正因為極珍視，我們希望它始終靚麗璀璨而不是蒙塵。 <text:line-break/><text:line-break/>號稱文化人的龍應台，她的邏輯其實早被大陸網民看穿，那就是思維上的狡猾：當你和她談止暴制亂，她卻和你談情懷；當你和她談家國情懷，她卻要和你說民主法治；但當你真的和她談中央對香港的全面管治權就是基於憲法和基本法，她卻強調你為何要干涉香港自由；而當你尊重特區政府高度自治權、尊重修例或停止修例、給香港足夠的空間，她卻怪你為什麼“不去了解”。 <text:line-break/><text:line-break/>（人民日報客戶端之光）</text:p>
      <text:p text:style-name="P1">陳真   |  2019.09.03 09:43   |   <text:a xlink:type="simple" xlink:href="http://palinfo.habago.org/Entry?Command=Information_PrintForum&amp;iPage=2#FORUM37850"><text:span text:style-name="T1">#</text:span></text:a></text:p>
      <text:p text:style-name="P2">安仔，你講得很對。港台這類由美國CIA技術指導的 "民主" 活動，向來有個特徵就是掛民主羊頭，賣反中狗肉，藉以偷渡族群概念，憑空虛構出一組對立概念，亦即 "香港人 VS.中國人"。 <text:line-break/><text:line-break/>香港還算客氣，因為它剛開始炒作，台灣就不是這樣，台灣的口號是："台灣人VS.支那賤畜"，炒作對於自己骨肉同胞的仇恨，誓言 "奪回" 台灣，"贏回" 台灣，"光復" 台灣。過去這二十幾年來，每天就是搞這一套洗腦內容。</text:p>
      <text:p text:style-name="P1">陳真   |  2019.09.03 09:34   |   <text:a xlink:type="simple" xlink:href="http://palinfo.habago.org/Entry?Command=Information_PrintForum&amp;iPage=2#FORUM37849"><text:span text:style-name="T1">#</text:span></text:a></text:p>
      <text:p text:style-name="P3">看龍應台寫東西，我得先念上幾遍忍經才不會吐血。什麼花園裏的一顆雞蛋，是客廳裏的一顆美製人肉炸彈啦。 <text:line-break/><text:line-break/>不過，各位可別真以為她這麼 "單純"，好口愛哦，其實大家都是內行人，這都是故做單純狀。為什麼呢？因為吹什麼風就唱什麼調向來就是島內菁英們的一個基本作風。比方說當年腦殘學生們人手一冊的 "野火集" 就是這樣，龍應台寫的，表面上好像在批評國民黨，其實小罵大捧。不痛不癢處嬌罵兩句，關鍵處就大大地捧。 <text:line-break/><text:line-break/>例如，公共工程不佳，黨外把箭頭指向國民黨當政下之腐敗貪污的一種後果。龍應台就說，不可以這樣看事情哦，這樣是沒有理性、不夠客觀的哦，道路施工品質不佳，我們應該生氣，應該向養工處申訴才對哦。 <text:line-break/><text:line-break/>我要是執政者，肯定是要讓這樣的書大發利市，成為暢銷書，最好能列為學校教材，因為它在根本上排除了任何改變的可能性，你只能在雞毛蒜皮處做文章，例如路燈不夠亮，我好生氣，倫家要去跟施工單位抗議。 <text:line-break/><text:line-break/>但是，面對一個主流皆曰可殺、飽受污名化的中國，她就又是完全另外一套相反的標準，明明是外來勢力藉機搞暴亂，她卻能一下無限上綱成捍衛人類崇高價值的可歌可泣行動，什麼花園裏的一顆雞蛋，搞修辭能搞到這種程度，還有什麼樣的是非不能混淆？</text:p>
      <text:p text:style-name="P1">安仔   |  2019.09.03 09:24   |   <text:a xlink:type="simple" xlink:href="http://palinfo.habago.org/Entry?Command=Information_PrintForum&amp;iPage=2#FORUM37848"><text:span text:style-name="T1">#</text:span></text:a></text:p>
      <text:p text:style-name="P2">看了龙应台很台的文青式政论，很恶心，不想多说。 <text:line-break/>反而想问问巴勒网各位大侠，"时代革命，光复香港"这句口号是不是很台？我是说粤语的，很清楚香港人的口语环境，以及文宣风格，这句口号，我第一反应就不是出自粤语语境的人。因为叫起来很不粤语，反而很国语。我的意思是，蔡蔡子有没有给钱香港暴徒，我不知道，但是指导文宣工作，肯定是有的。 <text:line-break/>还有，昨天香港中文大学学生会已经把五大诉求改了，其中一项是解散警队。这倒没什么，对我来说就是搞笑而已。但是有一个苗头我很担心，那就是越来越强调这场运动是"香港人""香港民族"对抗暴政，包括随处可见的香港人加油之类的标语，这是不是很像台湾操弄族群对立的套路？例如本省外省，利如我是人我反核？</text:p>
      <text:p text:style-name="P1">洋洋   |  2019.09.03 08:01   |   <text:a xlink:type="simple" xlink:href="http://palinfo.habago.org/Entry?Command=Information_PrintForum&amp;iPage=2#FORUM37847"><text:span text:style-name="T1">#</text:span></text:a></text:p>
      <text:p text:style-name="P3">龍應台說 <text:line-break/>在「五大訴求」的深處，其實是一個價值坐標：社會制度的公平、資源分配的正義、法治精神的貫徹、政府治理的透明、人民參政的充分。 <text:line-break/><text:line-break/>如果真是如此，五大訴求為何沒有一項提到房價? <text:line-break/><text:line-break/>香港最嚴重的資源分配問題是土地與房價。香港的房價非常貴，根源是英國人統治時期香港所有土地都是英國人的，英國人用拍賣的方式高價釋放給民眾。香港回歸後董建華上台就宣布興建8.5萬個住宅單位以抑制房價。現任的林鄭也知道房價問題的嚴重，上台後宣布要填海造鎮提供70萬便宜住房。香港有錢人不希望房價回落，於是他們利用媒體煽動民粹抵制，兩位特首整治房價的政策，雙雙失敗落幕。 <text:line-break/><text:line-break/>香港貧富差距非常大(系尼指數0.55)。香港十大富豪合計身家淨值達香港GDP（國內生產毛額）的35%，遠高於印度的5.2%和中國的1.4%，其中有九位是以房地產起家。 <text:line-break/><text:line-break/>香港的稅制也很偏向有錢人，稅的級距2-17%，沒有免稅額度。這方面來說香港可謂有錢人的避稅天堂，窮人的剝皮地獄。 <text:line-break/><text:line-break/></text:p>
      <text:p text:style-name="P1">洋洋   |  2019.09.03 07:09   |   <text:a xlink:type="simple" xlink:href="http://palinfo.habago.org/Entry?Command=Information_PrintForum&amp;iPage=2#FORUM37846"><text:span text:style-name="T1">#</text:span></text:a></text:p>
      <text:p text:style-name="P2">陳真醫師說過 <text:line-break/>龍應台寫東西真是它媽的有夠難受，很台，矯揉造作非常台，總是充滿莫名其妙的矯飾、傲慢與虛榮。 <text:line-break/><text:line-break/>真它媽的太對了 <text:line-break/><text:line-break/>她看過五大訴求 ? <text:line-break/><text:line-break/>五大訴求簡單說就是 <text:line-break/>1、撤回《逃犯條例》修訂，從此無法可依引渡罪犯 <text:line-break/>2、釋放被逮捕的人 <text:line-break/>3、承偌事後不得追究 <text:line-break/>4、成立調查小組，調查警員執法是否過當。 <text:line-break/>5、港府必須承認反送中是和平遊行，沒有發生過暴力、破壞事件。 <text:line-break/>6、改選特首與立法委員。 <text:line-break/><text:line-break/>反送中遊行的恐怖暴力、破壞，她都沒看見嗎 ? <text:line-break/><text:line-break/>暴力 <text:line-break/>[embed]https://youtu.be/7IpfKRRbiEQ[/embed] <text:line-break/><text:line-break/>破壞 <text:line-break/>[embed]https://youtu.be/qp-WLx50tvw[/embed] <text:line-break/><text:line-break/><text:line-break/><text:line-break/>龍應台／花園的地上有一顆雞蛋，該怎麼對待？ <text:line-break/>2019-09-02 <text:line-break/><text:line-break/>官方武力鎮壓的憂慮，在每個人的心頭。 <text:line-break/><text:line-break/>一天一天逼近。 <text:line-break/><text:line-break/>而民間，大陸人對抗議的香港怒目相視，同聲撻伐。 <text:line-break/><text:line-break/>抗議者用暴力手段升高衝突可能是致命的策略錯誤，要付出沈重代價。 <text:line-break/><text:line-break/>但是二零一九走向香港街頭的年輕人並不天真，他們知道自己面對的，是怎樣一堵銅牆鐵壁，而自己是一枚多麼細小的雞蛋。 這些二十歲的人知道，當清算的時刻到來，他的「身家性命」，可能全毀。 <text:line-break/><text:line-break/>香港人到底要什麼呢？ <text:line-break/><text:line-break/>在「五大訴求」的深處，其實是一個價值坐標：社會制度的公平、資源分配的正義、法治精神的貫徹、政府治理的透明、人民參政的充分。 <text:line-break/><text:line-break/>沒有人民參政的充分，就不會有政府治理的透明；沒有政府治理的透明，就不會有資源分配的正義，就不會有法治精神的貫徹，就不會有社會制度的公平。 <text:line-break/><text:line-break/>這樣的價值，難道不是北京人、上海人、廣州人、成都人、長沙人、昆明人、杭州人、西安人、瀋陽人，都想追求的嗎？ <text:line-break/><text:line-break/>包含在中國共產黨社會主義核心價值內的，不就有「自由、平等、公正、法治」的白紙黑字嗎？這樣的價值，難道大陸人民自己不要嗎？ <text:line-break/><text:line-break/>對公平正義的渴望，對合理制度的追求，對人民參政的要求，是普遍性的。 <text:line-break/><text:line-break/>在中華人民共和國九百多萬平方公里的領土上，卻只有香港人站了出來。 <text:line-break/><text:line-break/>今天香港人扯破了喉嚨吶喊，很多人是抱著犧牲的決心在吶喊的。你可以說，他們在替那廣大的、無法出聲的人，吶喊出來。換一個角度看，大陸人完全可以對今天的香港人輕聲說一句：「謝謝你，請保重，願青山常在」…… <text:line-break/><text:line-break/>如果大陸人民不去了解香港的篳路襤褸艱辛歷史，不去認識香港人本有的濃厚原鄉情義，不去認真思考一向以「和理非」聞名全球的香港人為什麼被逼向了街頭，不去真誠地理解香港人對於現代價值的堅持在乎，不去謙虛地反省自己為什麼不被熱愛不被擁抱，而硬要把香港人定為「港獨」，把香港的求學青年當作國家的敵人，把自己的同胞打成外國勢力的走狗，硬要把屬於中國最璀璨的一粒東方之珠踩碎踩爛，那恐怕是二十一世紀崛起的中國最不幸的粗暴和愚昧了。 <text:line-break/><text:line-break/>這，哪裡是全世界對中國懷抱善良願望的人，願意見到的呢？ <text:line-break/><text:line-break/>如果把香港當敵人對付，用武力處理，那恐怕不是香港背叛了他的「祖國」，而是他的「祖國」背叛了香港。 <text:line-break/><text:line-break/>大國之為大國，絕對不在於導彈、金錢和權力，不在於一個黨的鐵腕統治，而在於大國人民胸懷之闊、眼光之遠、氣度之大、包容之廣。 <text:line-break/><text:line-break/>花園的地上有一顆雞蛋。 <text:line-break/><text:line-break/>我們是怎麼對待一顆雞蛋的呢？ <text:line-break/><text:line-break/>我們彎下腰，輕輕拾起，捧在手心，萬萬不能摔破的。</text:p>
      <text:p text:style-name="P1">陳真   |  2019.09.03 03:21   |   <text:a xlink:type="simple" xlink:href="http://palinfo.habago.org/Entry?Command=Information_PrintForum&amp;iPage=2#FORUM37845"><text:span text:style-name="T1">#</text:span></text:a></text:p>
      <text:p text:style-name="P3">卡韓政變 (159)：一個謎 <text:line-break/><text:line-break/>陳真 2019.09.03. <text:line-break/><text:line-break/><text:line-break/>有個好朋友曾經很興奮跑來找我，說她遇到了真愛。為什麼呢？她說，有一天，一個人坐在咖啡廳，卻有人主動送上一顆鑽戒，說要跟她做朋友，讓她很感動。我說，妳不是遇到真愛，恐怕是遇到騙子了。但她不信，依舊沉醉在突如其來的愛情之中。 <text:line-break/><text:line-break/>後來，她帶 "真愛" 來找我，想請我鑑定。見完面之後，我勸她趕緊連夜逃走，但她還是不信，於是我也就不多說了。幾個月後，她哭哭啼啼跑來找我，對方確實是個騙子。 <text:line-break/><text:line-break/>我常納悶人們的識人能力。一般狀況下，人都差不多，但是那些極端例子卻理當很容易就能看出來。為什麼呢？因為人的言行思維與價值觀，必然具有一種內在一致性，不可能偽裝。 <text:line-break/><text:line-break/>而且，同樣的基本言行模式會反覆出現。好人壞人都一樣，你不需要知道一個人的全部資訊，光是講幾句話就足以判斷，甚至哪怕只是一個眼神都足以洩露一個人之真實為人。這就好比一顆臭雞蛋，咬一口就想吐，豈有可能得把整顆臭雞蛋都吃光才知道臭？ <text:line-break/><text:line-break/>我是要講郭台銘和柯文哲。過去，我們也許一時難以評價，但是當他們公開講了許多鳥話做了無數窩囊卑鄙的鳥事之後，事實上一切早已一目了然，難道你還真的看不出來這是一些什麼樣的人？每天造謠抹黑扯濫污，搞了幾個月還不夠嗎？這樣你還看不出來？這樣一些無恥下流的卑鄙混蛋，好話說盡，壞事做絕，居然也會有人支持？真是很不可思議。 <text:line-break/><text:line-break/>你要投票給誰，旁人當然管不著，但我實在很難想像至今還會有人想投給郭台銘或柯文哲。投給這樣一些心術不正行事詭詐齷齪的混蛋，對我來說，這真的是個謎。為何人們會這樣或那樣看人，實在是一件很奇怪的事。就如同怎麼會有人說雄才大略的韓國瑜是個草包，真不可思議。郭台銘和柯文哲才是如假包換的大草包。事實上，我在五、六年前就這樣形容柯文哲，那是如此顯而易見的一件事。 <text:line-break/><text:line-break/>爭執這些其實毫無意義，因為這根本不需要爭議，對我而言，這就像一加一等於二那樣無可爭議。韓國瑜如果是草包，那麼，我這輩子沒見過幾個人不是草包。同理，如果說郭台銘很有什麼國際觀，那我這輩子根本沒見過幾個沒有國際觀的人。以前在台南住社區，左鄰右舍很多歐巴桑的國際觀應該都跟郭台銘差不多。聽她們講起公眾事務，我真的很無言。 <text:line-break/><text:line-break/>看文章要會看出作者原意，我並不是想說誰的好話或壞話，而只是想說明某種不可思議的感覺。這樣一種感覺，經常對我產生一種很大的困惑。比方說，很多女同事平常很喜歡傳來一些所謂 "好可愛、好可愛" 的幼兒圖片或動物圖片，但我往往不覺得 "好可愛好可愛"，而是覺得好做作好噁心。 <text:line-break/><text:line-break/>例如，時下很多女生拍照，不知道為什麼，總喜歡噘著嘴，實在有夠難看，但我知道她們肯定是覺得這樣噘著嘴很可愛。這於是就成為一個謎，為何人與人之間的品味、美感與道德感會有這麼大的落差？ <text:line-break/><text:line-break/>過去半年多以來，台灣就像中了邪似的，每天就是抹黑韓國瑜，無所不用其極。包括郭、柯、王等人，真的不是一句卑鄙齷齪了得。你想當總統，那就要有真心善念啊，要關心人民的痛苦啊，要努力想說要怎麼提出施政方針啊，怎麼是無時無刻儘想著如何造謠抹黑別人，如何結黨營私搞陰謀，真是讓人看了火冒三丈；無恥下流無底線，實在有夠窩囊沒出息。</text:p>
      <text:p text:style-name="P1">陳真   |  2019.09.03 02:56   |   <text:a xlink:type="simple" xlink:href="http://palinfo.habago.org/Entry?Command=Information_PrintForum&amp;iPage=2#FORUM37844"><text:span text:style-name="T1">#</text:span></text:a></text:p>
      <text:p text:style-name="P2">(續) <text:line-break/><text:line-break/>我用不回答來回答你的問題，我知道生活中如果凡事都要這樣搞，恐怕得每天自己一個人自言自語。 <text:line-break/><text:line-break/>因此，我試著回答你的問題。 <text:line-break/><text:line-break/>簡單說，我一點都不覺得台灣有什麼中國民族文化的成份，反倒覺得大陸很中國。另外，我也一點都不覺得台灣有什麼良好的社會風氣，也許比起大陸在某些方面文明一點 (例如整體治安，例如乖乖排隊，例如醫生在作假上比較不敢太離譜)，但這類東西其實很容易改變；我也不明白這是不是你所謂的文化或風氣。</text:p>
      <text:p text:style-name="P1">陳真   |  2019.09.03 02:45   |   <text:a xlink:type="simple" xlink:href="http://palinfo.habago.org/Entry?Command=Information_PrintForum&amp;iPage=2#FORUM37843"><text:span text:style-name="T1">#</text:span></text:a></text:p>
      <text:p text:style-name="P3">成功同學你好， <text:line-break/><text:line-break/>底下是你的發問： <text:line-break/><text:line-break/>"我很久以来有一个问题始终萦绕于心。小时候就已经听说，台湾在保存中华优秀传统文化方面做得比大陆好，尤其是民风淳美（那时2010年左右）而大了一些后又接触了一些不同的观点。 <text:line-break/><text:line-break/>网友们对这个问题讨论得很激烈，但很多时候却流于口水。曾经看过一篇大陆人写的长文分析，但那位网友的价值观比较右，我无法接受，或者说，他的分析让人感觉缺乏人文关怀，流于“庸俗的乐观主义”。 <text:line-break/><text:line-break/>我想问的是，蒋家的统治是否真的使台湾在民族文化保存与社会风气建设上优于大陆？如果有，表现是什么，时至今日，蒋家统治在这方面的遗产多大程度上还在？多大程度上已经消失？" <text:line-break/><text:line-break/>我的回答可以有兩種方式，一是虛假的，一是真心： <text:line-break/><text:line-break/>虛假方式是：如果這是一道考題，那我就只好想辦法迎合考官的心意努力瞎掰了。我也許會舉些例，說說這個，談談那個，然後做出點正面的論證或反面的否證。 <text:line-break/><text:line-break/>第二種方式出於真心，亦即這題目恐怕還是得由出題者自己來回答。因為：一，我從來不曾以那樣的方式想問題。二，我甚至無法理解這個題目的意思。我不明白所謂 "民族文化保存" 與 "社會風氣建設" 究竟指的是什麼。事實上，這類辭彙你可以說這樣，也可以說那樣，各吹一把調，毫無意義。 <text:line-break/><text:line-break/>我考高中時，作文據說拿了台灣北區聯招最高分，但我從小到大最怕的課之一就是作文。為什麼呢？因為我只會我手寫我心，一旦脫離我心，我就無言了。這也是為何這二十幾年來我不再接受採訪的一千個理由之一，因為我對採訪者的發問沒信心，估計是每一題都會以無言收場。 <text:line-break/><text:line-break/>記得學校作文課總是出一些我從未想過的題目，例如 "試論述忠勇為愛國之本"。我的天啊，這樣的題目要怎麼寫？有些時候，出題者顯然是要學生做出違心之論。比方說我念國中時，有一回國文老師出題："偉大的孔子"。 <text:line-break/><text:line-break/>我很快就寫完了，寫得很滿意，但我玩了點小花樣就是把題目改成 "偉大的孔子？"，多了個問號，然後朝 "不偉大" 的方向寫作。下場是：老師喊我出列，要我面對全班，當場痛罵，數落罪狀。 <text:line-break/><text:line-break/>高中時，國文老師是個非常可愛單純的阿嬤，湖南來的，口音很重，建國中學總是念成 "見鬼中學"，中華民國偏說成中華民鬼，國、鬼不分。這位阿嬤，感覺就像從清朝皇宮跨越時空而來的那種感覺，很空靈。 <text:line-break/><text:line-break/>有一回，在課堂上，她喊我起立，要我說出一個成語，足以和 "狐假虎威" 一詞對應。我答說 "狗仗人勢"，全班哈哈大笑。阿嬤一直說不對不對，不可以講髒話。結果，她公布 "正確答案" 是 "虛有其表"。我很無言，不過，她是拿麥克風的人，我也只能認了。 <text:line-break/><text:line-break/>阿嬤常給我的作文打出很低的分數。後來，我決定從善如流，用她喜歡的方式寫作。比方說有一回題目是寫什麼 "暑假記趣" 之類。我就寫說我去北投某個溫泉景點玩，用一種很正經八百很韓愈的方式寫，最後我還效法古代聖賢之風雅，對這溫泉命名，我寫著："臨去之際，特恃不羈之才，命名為靈源溫泉"。那一次，我終於得到高分，阿嬤很喜歡。一直到現在，平常生活中，我仍然常跟學姊玩這樣一種假裝正經八百的語言遊戲。 <text:line-break/><text:line-break/>可能扯得有點遠了，不過意思差不多，亦即很多所謂題目，其實不是題目，而是某種既定答案的框架，惟有出題者才能知道如何在這獨斷 (dogmatic) 框架底下填入所謂答案。 <text:line-break/><text:line-break/>羅素曾經說，他對於一般約定俗成的說法總覺得無奈，比方說，"德國的什麼品種狗很忠心" (羅素舉的例子)。羅素認為，這些說法相當曖昧而含糊，但人們卻好像私下都已經串通好了似的，對之有所共識。 <text:line-break/><text:line-break/>在這點上，我跟羅素站同一線，我就是沒法和各種共識產生共識 (除了九二共識之外)。一個人，如果他連自己講的話究竟何意都會感到巨大困惑，他事實上恐怕也很難在公眾語言與思想上平息。我通常採取的策略就是假裝，假裝有共識，假裝我知道人們在說什麼，假裝事情就是這樣或那樣。</text:p>
      <text:p text:style-name="P1">陳真   |  2019.09.02 17:15   |   <text:a xlink:type="simple" xlink:href="http://palinfo.habago.org/Entry?Command=Information_PrintForum&amp;iPage=2#FORUM37842"><text:span text:style-name="T1">#</text:span></text:a></text:p>
      <text:p text:style-name="P2">蘇起有個演講，談兩岸關係。9月7日(周六) 下午兩點半到四點半，地點在高雄圖書館總圖。要參加者須報名。兩點進場。報名網址： <text:line-break/><text:line-break/>https://bit.ly/2klAqd1</text:p>
      <text:p text:style-name="P1">陳真   |  2019.09.02 11:53   |   <text:a xlink:type="simple" xlink:href="http://palinfo.habago.org/Entry?Command=Information_PrintForum&amp;iPage=3#FORUM37841"><text:span text:style-name="T1">#</text:span></text:a></text:p>
      <text:p text:style-name="P2">卡韓政變 (159)：四十年的舊戲碼何日方休？ <text:line-break/><text:line-break/>陳真 2019.09.02. <text:line-break/><text:line-break/><text:line-break/>四十年前，我從台南北上念高中，每天都會經過台北火車站或是台北公館這一帶。那時是美麗島事件發生前後，地下道也有一整排所謂 "民主牆"，跟底下這個差不多： <text:line-break/><text:line-break/>https://bit.ly/2ZL7hXe <text:line-break/><text:line-break/>那時候，每天都可看到一大堆一看就知道是腦殘的學生或成年人，臉上帶著一種興奮詭異的凜然表情，在牆上寫下感人字句，表明堅決捍衛民主自由的偉大決心。每天放學經過，我常仔細觀察這些人的表情，察看他們寫下哪些蠢話。 <text:line-break/><text:line-break/>當年的蔣家政權，在美國的吹捧下，成為台灣人(特別是台灣年輕人心目中)世界民主的燈塔，而蔣家則是世界的偉人，民主世界的偉大領袖。至於黨外，則是破壞民主自由的陰謀份子，眾人皆曰可殺，民主牆上經常可見 "不容破壞民主自由"、 "槍斃叛國賊" 的標語口號。 <text:line-break/><text:line-break/>兩年後，我加入叛國賊的行列，掛牌成為一個黨外人士，能文能武，無役不與，但一切痛苦似乎都白費。一直到今天，人們依舊演出同樣戲碼，只是主角換了人，但劇情一樣，連台詞都一字不改。</text:p>
      <text:p text:style-name="P1">陳真   |  2019.09.02 10:54   |   <text:a xlink:type="simple" xlink:href="http://palinfo.habago.org/Entry?Command=Information_PrintForum&amp;iPage=3#FORUM37840"><text:span text:style-name="T1">#</text:span></text:a></text:p>
      <text:p text:style-name="P3">謝謝從輔。 <text:line-break/><text:line-break/>我並不推崇維基百科，因為印象中它是可被修改的(我不確定是否如此，因為我並不關注這東西的運作方式)。一個東西，一旦任何人都可修改，那就沒完沒了了不是嗎？比方說我還看過辛亥革命是阿扁所發動的維基內容，其它內容大多正確，但卻冒出一句阿扁是中華人民共和國的國父；三分真七分假的內容更可怕，但你總不可能花時間針對內容不斷去改正，因為我們時間有限，而網軍或人渣們卻是整天以此為業。 <text:line-break/><text:line-break/>台灣盛行網軍，人渣黨甚至動用納稅人的大筆金錢豢養網軍，幹盡醜事。這些見不得人的人渣，每天躲在陰暗處呼風喚雨，為所欲為。他們才有辦法操弄維基或類似網站，正常人理當敬而遠之，至少在繁體中文的世界是這樣，網路畢竟是人渣們的天下，盤踞在各大網站，例如PTT (或PPT？)之類。一個人與其花時間去分辨裏頭每一句話、每一篇文字究竟哪些是真哪些是假，倒不如完全不要接觸。 <text:line-break/><text:line-break/>這就好像常有人拿自由時報之類的人渣媒體之報導內容來問我，我都很無奈，怎麼會有人想要浪費時間去看詐騙集團的文宣品？然後再花更多時間去研究哪些是真的哪些是謠言。我每次都回答說，你就直接把這些東西當成垃圾就好，完全不要接觸，而不是每天從垃圾堆裏撿食物，問說這還能不能吃。 <text:line-break/><text:line-break/>當然，維基不至於低級齷齪至此，但其可修改性，使得它在華人世界很難正常使用；在網路世界，我沒法 "直接" 相信任何用繁體中文寫成的資訊。 <text:line-break/><text:line-break/>再者，維基百科有個根本缺點就是它在形式上限制了表達方式，表面上只陳述事實，問題是，天底下並沒有 "純事實" 這回事。證據不可能是證據，除非有人透過某種觀點，讓它變成證據。也就是說，証據不但不會說話，它甚至根本不存在，存在的是作者。 <text:line-break/><text:line-break/>因此，作者很重要，一切匿名資訊我都不相信。我得先知道作者是誰，幾歲，是男是女，平常做些什麼，過去做過一些什麼...等等等，我得知道這些基本前提資訊之後，我才有可能確切知道他到底在說什麼，以及他所言究竟有無參考價值。 <text:line-break/><text:line-break/>有句俗語說，"以人廢言"。這話是對的。平常只要看到一些人的名字，我就直接跳過去，根本不會想知道他寫了什麼，因為毫無可信度或毫無內涵可言。這一類人士很多，成百上千，族繁不及備載，比方說什麼黃創夏，什麼王瑞德，什麼范世平，什麼尚毅夫等等等，所言毫無意義。 <text:line-break/><text:line-break/>作者不但重要，而且必要。為什麼？因為如上所說，事實不存在，證據不存在，唯有透過某種觀點，事實方才具有了某種意義與可理解性。 <text:line-break/><text:line-break/>我們當然不可能了解每個作者的生平，因此，我的意思並非說要先查考作者才能評價其所提供的資訊，而是說，諸如維基百科這樣一種假裝把 "我" 字給去掉的陳述方式，其實也等於在相當程度上閹割了事實據以存在的可能性。 <text:line-break/><text:line-break/>事實，並不是一個個獨立的原子，而是一個細密繁複的概念網，各種觀點與描述方式貫穿其中，編織起一個個不同的網，一個個不同的評價方式，因此，把 "我" 字給去掉，無非等於是在根本上把概念網給拆了一樣。當然，它依舊還是可以提供某種資料指引，但這畢竟不是我們想做的。 <text:line-break/><text:line-break/>假裝把 "我" 字給去掉，我只講了它不好的一面，但它同樣也有好的一面，就像一座圖館那樣，或者說，就像食品原料店那樣，提供一些其實不是原料的原料供廚師或餐廳老闆們使用，讓他們做出他們想做的菜餚。至於我自己，我覺得自己一方面能作菜，一方面也能產生各種原料。 <text:line-break/><text:line-break/>至於維基百科這個事實上資訊原料來源相當偏頗的 "圖書館"，當任何人都可修改它的內容時，它的使用價值就更是幾乎不存在了。一個外星人降臨地球，倘若他準備了解中華人民共和國或辛亥革命，他可能會真以為阿扁是它的國父。</text:p>
      <text:p text:style-name="P1">孫從輔   |  2019.09.02 04:56   |   <text:a xlink:type="simple" xlink:href="http://palinfo.habago.org/Entry?Command=Information_PrintForum&amp;iPage=3#FORUM37839"><text:span text:style-name="T1">#</text:span></text:a></text:p>
      <text:p text:style-name="P2">陳真醫生你好，我沒有自己的網站，我很樂意這篇翻譯能刊登在巴勒網上。謝謝陳真醫生能撥冗修改文章，若能加上評論和註解揭露更多真相，更好。我不要求文章發表時或被轉載時有無我的名字在裡面，一切照巴勒網慣例即可。對我而言，記載和傳播才是最重要的。將來巴勒網若有翻譯任務，我願意盡一份力。 <text:line-break/><text:line-break/>另外，我注意到世界上有良心人士將這些殘酷邪惡的事件記載到維基百科上，但大多數只有英文敘述，即使有中文也是非常簡略和片面。我認為若能有系統的建立這些資訊的中文維基條目，是很有意義的事。對於此，我也願盡一份力。 </text:p>
      <text:p text:style-name="P1">陳真   |  2019.09.02 03:37   |   <text:a xlink:type="simple" xlink:href="http://palinfo.habago.org/Entry?Command=Information_PrintForum&amp;iPage=3#FORUM37838"><text:span text:style-name="T1">#</text:span></text:a></text:p>
      <text:p text:style-name="P3">卡韓政變 (158)：英、美在乎什麼民主自由與人權嗎？ <text:line-break/><text:line-break/>陳真 2019.09.02. <text:line-break/><text:line-break/><text:line-break/>謝謝從輔， <text:line-break/><text:line-break/>你這文章之翻譯(美國"好人"們如何摧毀一個阿富汗家庭) <text:line-break/><text:line-break/>新聞來源：The Bureau of Investigative Journalism <text:line-break/>網址：https://tinyurl.com/yxeqs7r3 <text:line-break/>作者：Abbie Cheeseman &amp;; Ahmed Mengli <text:line-break/>相關視頻：https://tinyurl.com/y4w7bp3j <text:line-break/><text:line-break/><text:line-break/>是要投給巴勒網嗎？還是你有自己的網站？ <text:line-break/><text:line-break/>若要投給巴勒網，我們的作法是翻譯之後會再找個人修改。修改後，雙方對於翻譯內容取得同意後再放上首頁。首頁的文章會透過一個 mailing list 每個月發送一次。 <text:line-break/><text:line-break/>如果你要投給巴勒網，我可以幫忙校訂，弄完之後再請你過目，沒問題的話再貼上首頁。 <text:line-break/><text:line-break/>除了校訂，我可能會簡單寫個說明。說明包括兩部份： <text:line-break/><text:line-break/>一是對於這文章的性質做個說明。畢竟這是關於某個個案的調查報導。閱讀的人很可能會一頭霧水，因為不知道為何以及如何理解如此細節的一篇個案報導。 <text:line-break/><text:line-break/>另外則是對於內文做些說明或表示異議。比方說內文提到： <text:line-break/><text:line-break/>"他的故事是阿富汗各家庭每天所面臨的艱難情況。空襲正在該國進行。十年來首次，美國和阿富汗的軍事行動比叛軍殺死了更多平民。" <text:line-break/><text:line-break/>這段話牽涉到一些問題，比方說，川普雖然對於發動戰爭與擴大政治版圖比較沒興趣，但他實際上卻很可能是美國近代史上簽署最多戰爭授權的總統；他懶得管這些，因此乾脆授權軍方或CIA在海外直接任意大開殺戒，大幅放寬戰爭授權。 <text:line-break/><text:line-break/>歐巴馬擅於以轟炸取代地面部隊，以便減少美軍傷亡，避免國內輿論壓力。但是，川普卻比歐巴馬還丟下更多炸彈。美軍傷亡確實減少了，但平民傷亡卻爆增。阿富汗就是一例。美軍整天狂轟濫炸，平民死者不但於去年創新高 (光是去年一年阿富汗平民死亡就高達三千多人)，而且，根據聯合國的報告，死者之中三分之一為兒童。 <text:line-break/><text:line-break/>至於說美軍與阿富汗政府軍屠殺平民人數首度超越 "叛軍"，這類敘述其實過於簡略而誤導。所謂叛軍，就是塔利班，他們原本就是阿富汗政府，是2001年美國以反恐之名對之發動侵略，才被推翻。 <text:line-break/><text:line-break/>我認為，這樣一場長達至少18年的侵略戰爭所造成之傷亡及戰亂中之各類型的死亡，美國應負全責；不能講得好像美國只是進去阿富汗幫助誰打什麼 "壞人"，"不小心" 打死了很多平民。這類描述方式，往往抹除了基本事實，亦即侵略才是這場戰爭的核心事實。 <text:line-break/><text:line-break/>講起這些事，我心理上就有陰影，有一種本能上的排斥，實在很不想講。要是我能遺忘，許多時候我真寧可自己從一開始就根本不知道這樣一種關於現實的荒唐、血腥殘酷與卑劣。 <text:line-break/><text:line-break/>舉個例，香港那些反送中的人渣們不是每天搞破壞嗎？然後西方社會一面倒地 "聲援"；或者應該說，這完全就是一場由西方社會 (主要是 CIA) 一手精心策畫的動亂，並且渴望藉由這場動亂之持續擴大，進而失控，盼望能引來中共的鎮壓。 <text:line-break/><text:line-break/>過去二、三十年來，美國每天就是以民主為藉口，在全世界各地製造類似的暴亂甚至內戰，藉以顛覆異己政權，發動侵略。 <text:line-break/><text:line-break/>中國，相對於美國或比方說英國，乾淨得就像一張白紙，所謂什麼爭民主、爭自由，全是鬼扯蛋，天底下還會有比中國統治下的香港更自由更不設防的城市嗎？中國統治下的香港，所謂民主與自由，更是遠勝英國殖民時期。西方社會倘若面對諸如像香港這樣的暴亂等級，老早派出軍警不知道要打死多少人、逮捕多少人，哪有可能像香港警察這樣軟弱得近乎荒唐？ <text:line-break/><text:line-break/>就如火鍋大王所說，倘若美國發生香港這樣的暴亂，老早派出軍隊，宣布戒嚴，封鎖整座城市，哪有可能僅僅逮捕數十人。 <text:line-break/><text:line-break/>請看7:30到8: 20： <text:line-break/><text:line-break/>https://www.youtube.com/watch?v=kFnqIJaHKno <text:line-break/><text:line-break/>我跟各位說，在英國，隨便一個完全和平的抗爭，參與者僅僅只是 "走出" 封鎖線，都必然會遭到逮捕或警察攻擊，然後隨之而來的是刑度極重的司法究責。 <text:line-break/><text:line-break/>但是，這樣一些對於社會秩序之維持極其強悍嚴厲的國家，如今卻天天大肆造謠，高舉什麼人權與民主自由，把香港警察講成好像什麼暴政底下殺人不眨眼的武裝走狗似的，甚至叫囂什麼 "絕不容許中國政府如此對待爭取民主自由的偉大香港人"，真的是非常無恥。 <text:line-break/><text:line-break/>舉個最近的例子，就在上個月(8月)的中旬，聯合國譴責英國長年持續販售武器給沙烏地阿拉伯，對葉門進行極其病態殘酷血腥的侵略，刻意製造最大的人道災難。 <text:line-break/><text:line-break/>葉門和敘利亞，可以說是當今世界人道災難最嚴重最血腥的兩個國家。葉門總人口才2700萬，但截至目前為止，已經有將近一千萬人陷入饑饉，大約有一千八百萬人急需人道救援，平均每十分鐘就有一名兒童死於 "可避免之因素"。關於葉門，我一時沒法詳談，可參見學姊兩年前的一篇舊文，就可約略明白葉門之如何遭受西方社會之荼毒： <text:line-break/><text:line-break/>https://bit.ly/2Leblv5 <text:line-break/><text:line-break/>而我現在要說的是，面對葉門這樣一種近代史上規模罕見的人道災難與侵略，英國卻趕緊販賣比平常超過一百多倍、高達兩千五百多億的武器給沙烏地阿拉伯，讓他們用來屠殺更多葉門人，破壞更多葉門的民生基礎設施，使千萬人淪為餓莩，死於戰火，其中尤其是老幼婦孺，更是這場同樣以 "追求民主" 為名、毫無人性的侵略戰爭最大的受難者。 <text:line-break/><text:line-break/>各位懂我的意思嗎？懂得這樣一種對比嗎？美英等國，一方面對於自由到近乎荒唐、根本不設防的香港，整天以民主自由之名一手製造動亂，一方面卻又整天在全世界各地幹盡天下最血腥殘暴的各種侵略與戰爭。我表達能力有限，我不知道要怎麼樣講才能讓人們產生一點憤怒？ <text:line-break/><text:line-break/>謝謝從輔這篇翻譯，容我再找時間校訂。 <text:line-break/><text:line-break/>每天忙到爆累到爆，往往心有餘而力不足，而我也只能在精神狀況往往極為疲憊的情況下，勉強用一點零碎時間寫點東西。 <text:line-break/><text:line-break/>巴勒網通常會選一些文章，在 EMAIL 群組上徵求勇士幫忙翻譯，也許以後也可以在這版面上公告徵求，看勇士能不能多一點。至於文章的選擇，各位若平常有看到不錯的文章，也歡迎在這版面推介，也許先確定要翻譯哪些文章再來進行翻譯會比較好。</text:p>
      <text:p text:style-name="P1">王修亮   |  2019.09.01 12:17   |   <text:a xlink:type="simple" xlink:href="http://palinfo.habago.org/Entry?Command=Information_PrintForum&amp;iPage=3#FORUM37837"><text:span text:style-name="T1">#</text:span></text:a></text:p>
      <text:p text:style-name="P2">論普及與菁英教育 <text:line-break/>(一) 天賦與平凡 <text:line-break/>幾年前電競業興起，世界各國的電競優秀者名利雙收，許多愛玩電動的年輕人忽然在親友間谷底翻身，由廢材成為「天才」。 <text:line-break/>曾與女兒很深切的討論過：「電競能力是不是一種天賦之才？」 <text:line-break/>我玩過不少遊戲，非常清楚其中材與不材差異之巨大。 <text:line-break/><text:line-break/>一個副本，即使多次仔細看過破關高手的視屏，反覆作筆記、畫重點(沒辦法，個性已養成，就算玩遊戲也無法不做功課)，手拙的我依然因為缺乏靈活應變的能力，難免疏漏出錯，是公會裡永恆的二軍。更別說能夠在先發測試中，敏銳的發現細節裡隱藏的可能。 <text:line-break/>平庸的我，安於二軍的我。 <text:line-break/>女兒就比我強多了，常常在背後出手搶救我的危機，幫著指揮我「跳」、「左邊」、「F2」、「團補」！ <text:line-break/>我很喜歡看她玩遊戲時行雲流水的輕快。 <text:line-break/><text:line-break/>但是站在講台上，只要看到學生一個細微的表情動作變化，甚至一種眼神，我便可以秒感應學生心思的同時，反彈似的迸出整節課程後續引導的方向、方式與學生可能有的反應、需要的修正等等，連推論的動作都不必。 <text:line-break/>基於習慣，我每次上課前總會設計好當節兩小時的課程，但正常的狀況下，我總是會因為學生現場的反應，進行與原規劃完全不同的方式來達到同樣的教學目標。 <text:line-break/>而且完全略過思考與判斷的階段，我動作語言的轉化，發生得彷彿風吹浪湧般自在，我得在事後長時間的反覆回想中(通常我會把上課錄音帶再聽一遍)，才有辦法解析出來自己為何要如此提問、如此回答學生、如此改變。 <text:line-break/><text:line-break/>我五十歲以前，一直認為所有的老師都是這樣的。 <text:line-break/>除此之外，生活中的我多麼笨拙死板啊！ <text:line-break/>敏銳或笨拙、靈活或死板，在不同的事務上對照著呈現。對我來說是這樣，對女兒來說也是這樣，對所有學生來說也是這樣。 <text:line-break/>甚麼是人材天賦，甚麼是平凡？ <text:line-break/><text:line-break/>然後我和女兒遇到的第二個問題：所有的人材，一定能以自己的天賦，在這個世間賺取足以養生的職業、金錢嗎？人總得過日子啊！ <text:line-break/>如果一個電競人材或是電腦程式高手、飛行高手，生長於一千年前，會是人才還是庸才？若是他如同我，只擁有單一種天賦上的敏銳靈活，他的一生會過得如何？有辦法肯定自我嗎？社會能給予他自信自尊嗎？ <text:line-break/><text:line-break/>我沒有答案，但是我認為小學課程的目的之一，就是讓學生自己有能力思考、發現、處理這個問題。 <text:line-break/>國小教育是各種啟蒙，啟蒙自我於群體環境中，覺悟生命存在之必要、與享受生活美好的能力。 <text:line-break/>因此，他會啟蒙自己某一種材賦，即使在當今之世，這種材賦只是一種趣味，甚至完全無所發揮，他都必須能肯定自己擁有某種天生的不平凡，只是生不逢時。而他知曉生不逢時是常態，一個落後國家交通極為不便的山村，很可能所有的孩子都生不逢時，因為貧富差距、城鄉差距、階級差距。 <text:line-break/>他的生不逢時屬於時代差距。 <text:line-break/><text:line-break/>他可能選擇相對平凡的職業，並且在業餘持續追尋各種可能，研究自己的天賦才能如何發展發揮，成為興趣。他也可以選擇放棄一切，活在似乎無用卻美好的天賦才能裡度過生命，清苦而幸福。 <text:line-break/>都是他自知自覺的選擇。 <text:line-break/><text:line-break/>這是我的想法，我真心認為沒有一個學生(人)是平凡的，如果他看起來似乎真的無材無能，只是因為屬於他的時代已經過去了或尚未來到，沒關係，他有知覺的能力，他因此願意選擇對自己的材能天賦自在、冒險或放逐，都沒有關係，通常他會因為某些原因選擇平凡生活，但我和他都知道：他並不平凡。 <text:line-break/><text:line-break/>(二)菁英教育 <text:line-break/><text:line-break/>學校教育可略分為普及性與菁英性，通常我不會用「平庸教育」來形容普及教育(但會以此名辭批判)，因為普及是一種目標與方法，而平庸是一種行為模式。 <text:line-break/>例如：台灣的國民義務教育是普及教育，會形成平庸的現象，並非義務教育的內容與目標要求平庸，而是各種不恰當的政策與人為的失措，使學習效果平庸化。 <text:line-break/>為便於溝通，我先定義教育的普及與菁英，當然是我自己的定義。 <text:line-break/><text:line-break/>普及教育相對於專長專業，注重通識學習：「大家都認得二千五百個字。」、「大家都願意且瞭解為何需要遵守法制」、「大家都了解且能擁有基本的國民品德」等等，目的並不在於特別學習某種技能與創意。 <text:line-break/>普及教育是人格與群性建構的「基礎」，獨屬於某個國家、某個區域、某種信仰。 <text:line-break/><text:line-break/>菁英教育有幾種不同的定位，例如：限制性的，刻意限制少數人才能進入某層次以上的高階教育，不論是公力還是私立，以便讓少數人壟斷社會上的權貴富裕階級。如果國家做得較為公平，弱勢者仍能憑藉某些實力得以翻身，若是不公平，就單純是階級壟斷。 <text:line-break/><text:line-break/>或者如：專業技職與專業學術的分流，人們憑著不同天賦與努力，國家的政策如果得體，就能使絕大多數人各習其材，各展所長。 <text:line-break/><text:line-break/>限制型的菁英教育當然也能培育出國家群體所需，端看政策的規劃。 <text:line-break/>專長型的菁英教育則對國民、國家都有更大的利益。 <text:line-break/>限制與專長兩者當然也能合一，國家要負責規劃、調查、推論往後十年、三十年甚至更長遠的計畫，估量整體發展所需的物質與人才項目，依此彈性調整菁英教育的項目取捨、人數規劃。 <text:line-break/>我個人認為這是最佳狀況，當然是苛求了。 <text:line-break/><text:line-break/>目前台灣的普及教育是十二年(普及教育時間太長反而是一種限制，箍死了技職專業的發展，其實九年是非常恰當的)，加上急於擴張高等教育、缺乏均衡的體制內補救教育等錯誤政策，很少人是不讀完大學的，研究所、博士班也因此平庸化，所謂的專業甚是含糊。 <text:line-break/><text:line-break/>而整個社會在畢業人材的配置，國家人員任用上，也鮮少注重專業。在這種錯亂的體系裡，所謂的菁英也跟著定義錯亂，教育上專業的意義消失，通常指的是權貴人與有錢人本身，菁英定義從「天賦能力學習」錯亂為「物質富貴階級」，而權位、財富的重新分配當然也不會透過專業而來，依然是壟斷。 <text:line-break/>限制性或台灣型其實都算不上是菁英教育。 <text:line-break/><text:line-break/>在現代的世界局勢裡，一個國家不可能只實施普及教育，整體人民的生活就算僅僅是維繫現狀，都還需要各種菁英站在適當的官員與專業位置位上，殫精竭慮的努力運作。菁英教育畢竟是不可或缺的！ <text:line-break/>菁英教育是生逢其時的優秀天賦，加上認真努力負責等等的人格養成。 <text:line-break/><text:line-break/>專業培育與人格養成，不可能是截然二分的學習：「國中小只學習人格，高中後才開始追求專業與職業」。 <text:line-break/><text:line-break/>發現並發揮天賦才華是人格養成非常重要的一環，和表達、溝通、自尊與自信、自我與群體成就感、群性分工合作，都有密切的關係。 <text:line-break/>例如：辦理一個是內活動，有人擅長領導開會、有人擅長寫計畫，有人擅長規劃桌椅的排列法，有人擅長畫圖布置，有人擅長寫字做文宣，有人擅長募款，有人擅長有效率的清潔，各有專長，同時也在活動實踐中反省，嘗試錯誤的修正、疏漏的充實。 <text:line-break/>人格與天賦專長能力，必然都是從小培育、操作、練習的，隨著成長更形健全。 <text:line-break/><text:line-break/>這樣說起來，從小學開始切割成音樂班、美術班、體育班、程式設計班，甚至領袖養成班等等，好嗎？ <text:line-break/><text:line-break/>雖然各自專長的技巧方法不同，但人格養成教育的原則與概念是相同的，例如：守時、負責任、尊重等等習慣，普及教育最終是需要國民能擁有知覺的個性與群性，在生活中有能力與群體合作。 <text:line-break/>在普及教育開始時就以天賦專長切割了人格養成，反而失去「人」的多元觀察與實踐能力。 <text:line-break/><text:line-break/>例如：體諒、同情、同理，過早放進同溫層，使得菁英們的環境狹隘，不知「人」只知「知識技能」，因而常常過於紙上談兵，被批判不知民間疾苦。 <text:line-break/>早學則技巧純熟，但疏離群體常態生活。晚學則勤苦難成，但是容易深入群體生活，發現、解決真實的問題。這是一種兩難，需要取捨與調整。 <text:line-break/><text:line-break/>我個人比較贊成學校大約五成至七成的時間進行普及教育，其他時間則以分組、社團活動、研究會、公益參與等等形式進行天賦專長訓練，兩者比例的多寡，當然和學校、社區資源能取得的多寡，以及社區型態、國家現況等等有關。 <text:line-break/><text:line-break/>台灣現在的普及教育，一方面在教法上採用平庸 (是，這裡是批判用詞)，把所有學生與教師當白痴來使用、教導，例如：我們一直反覆於灌輸背誦與快樂學習的兩種極端，無論怎樣翻轉都是另一個極端，找不到均衡。一方面在教材上又採用菁英教育。高等教育的教授們操控著國中國小教材內容，為了「將來收到的大學生可以早就準備好基礎本科能力」，把所有孩子當菁英來教，教材內容艱澀繁雜龐大，佔去國中小學生們全部的課堂時間，壓榨得孩子喘不過氣來，哪有辦法進行專長天賦的發展？ <text:line-break/><text:line-break/>就連國中小教師們本身都不被視為「具有教育天賦的某種菁英」，鼓勵教師創作教學都只是漂亮的假象，創作出來的教學幾乎都是實務上最低階的花俏遊戲活動，略為上層的理論敘述與思想系統結構，國小教師們連自己學習的機會都難以碰觸，遑論引導學生。 <text:line-break/>要不然，問問看有幾位教師能清晰解說國小學習「照樣造句」，在各年段背後的不同概念，以及前後的銜接課程概念？ <text:line-break/><text:line-break/>教師們看起來的確很懶得學習，甚至連研習之後都還創作不出來，那正是因為教師被拘限在「跟隨」裡面太久了，早已遺失了教育的天賦，而能夠一直保有教育天賦的國中小教師因為太有思考與創意能力，要不因此反而進不來教育體系，要不在體系內被視為叛逆、怪胎，被冷漠或排斥。 <text:line-break/><text:line-break/>要求國中小教師「跟隨」「陪讀」教育專業教授，這是台灣教育平庸化重要原因之一。理論和實務的專業本該是平等交流，而不是跟隨與陪讀。 <text:line-break/><text:line-break/>強迫不具備數學或醫學或物理、化學專長的孩子，「跟隨」「陪讀」百分之一甚至千分之一的天賦孩子們，反而犧牲了大多數孩子的不同天賦與人格，不得其才不得其正，要不心靈和行為扭曲掉，要不天賦才能浪費掉。使得大多數孩子苦於教育，茫然失措。 <text:line-break/><text:line-break/>不同天賦，當然需要不同的教育方法與方式。 <text:line-break/><text:line-break/>教育原應該因材施教的，前提是教師自身知覺己材，因而有能力探測學生「材質」，才能「修飾引導其材」，使學生自知自覺的「成材」。 <text:line-break/>每個人都有其笨拙與遲鈍之處。 <text:line-break/>每個人亦均有其材。 <text:line-break/><text:line-break/>(三)結語 <text:line-break/>除了政策問題，菁英學習最怕的就是將孩子忽然拉去完全不屬於他的年齡層，讓他失去與同齡互動的機會，只與知識相處成長。 <text:line-break/><text:line-break/>至少要保留一部分正常普及教育的時間，並且以正常課程設計強化同學與他的互動機會，讓知識技能與人格心靈都能同時成長。否則就像我年輕時看過的新聞，一位四歲讀大學的香港天才兒童，到十四歲時在美國自殺了，或是像歷年來新聞中的另外幾位天才兒童，陷落在毒品與犯罪之中。 <text:line-break/><text:line-break/>生命仍然需要保有身心的某些均衡，而台灣的教育，人格與素養喊得震天價響，緊緊握在手上的仍然只是極端的知識。 <text:line-break/><text:line-break/>「調合東方一點點的威權，西方一點點的自由。」 <text:line-break/>或許這句話無法說的很明確，或許我們也可以類似的共鳴： <text:line-break/>「調合行為一點點的約束，心靈一點點的自在。」 <text:line-break/><text:line-break/>但是不論如何，我深知朋友這樣的心聲，也就是希望孩子們能取得各種均衡，盡情享受菁英式的自在揮灑，又能在國民基礎教育中建構正常的人格，知覺自己天賦材能的所在所用，於整體環境中進行最佳選擇，或者辛苦精進於專長專業，或者安然於平凡的業餘興趣。 <text:line-break/>都是一種幸福。 <text:line-break/><text:line-break/>期望教育能如此，我們努力，亦只能期望。</text:p>
      <text:p text:style-name="P1">孫從輔   |  2019.09.01 02:25   |   <text:a xlink:type="simple" xlink:href="http://palinfo.habago.org/Entry?Command=Information_PrintForum&amp;iPage=3#FORUM37836"><text:span text:style-name="T1">#</text:span></text:a></text:p>
      <text:p text:style-name="P3">響應陳真醫生的呼籲，我在此盡棉薄之力翻譯一篇文章。有辭不達意之處請多指教。 <text:line-break/><text:line-break/>*** <text:line-break/><text:line-break/>美國”好人”們如何摧毀一個阿富汗家庭 <text:line-break/><text:line-break/>新聞來源：The Bureau of Investigative Journalism <text:line-break/>網址：https://tinyurl.com/yxeqs7r3 <text:line-break/>作者：Abbie Cheeseman &amp;; Ahmed Mengli <text:line-break/>相關視頻：https://tinyurl.com/y4w7bp3j <text:line-break/><text:line-break/>凌晨4點，Masih Ur-Rahman Mubarez的妻子Amina打來電話，這是他們每天一早的聊天時間。當他拿起電話時，他能聽到她聲音中的恐慌。 <text:line-break/><text:line-break/>Amina從阿富汗的Wardak省打電話來，她在那裡撫養孩子，而Masih在伊朗邊境工作，以支持這個家。她告訴他，士兵正在襲擊他們的村莊。他們中的一些人說英語。 Amina被告知要關掉她的電話，但Masih不讓她關--- 不然他怎能知道他們沒事呢？ <text:line-break/><text:line-break/>電話結束時，Masih說當事情平靜時他會再次打電話。但在上午9點，當他撥打妻子的號碼時，她的電話已關閉。他於上午9點30分再次嘗試，仍然關閉。在那一天整天和隔天，他多次打來電話。但Amina的手機仍關閉。 <text:line-break/><text:line-break/>他另花了一天時間來了解真相。親戚避開他的電話或含糊回答他的問題，直到最後他的兄弟告訴他真相。 “他試圖避免告訴我整個故事，但我堅持說他要說實話，”Masih以一種搖擺不定的聲音回憶道。 “他告訴我要對上帝有耐心---沒有人活下來。” <text:line-break/><text:line-break/>一場空襲擊中Masih的房子，殺死了他的妻子和他的七個孩子，以及四個年輕的表兄弟。他最小的孩子才四歲。 <text:line-break/><text:line-break/>在接下來的幾周里， Masih活在悲傷裡，而對真相的需求也如此強烈。誰殺了他的家人？為什麼？ <text:line-break/><text:line-break/>他尋找真相的過程持續八個多月，和軍事官員與政府官員鬥爭，卻得到模糊的回應與否認。這使他轉與我們The Bureau of Investigative Journalism (以下簡稱The Bureau) 以及紐約時報的記者合作，將迷團一片片拼湊起來。最終得到了一個明確的結論 – 美國軍方投放了致命的炸彈。 <text:line-break/><text:line-break/>他的故事是阿富汗各家庭每天所面臨的艱難情況。空襲正在該國進行。十年來首次，美國和阿富汗的軍事行動比叛軍殺死了更多平民。但是，確認誰在進行致命打擊通常是不可能的。道歉或任何形式的公開問責更是難以實現。 <text:line-break/><text:line-break/>美國一再否認它轟炸了Masih的房子，甚至否認他所在地區有任何空襲。但是使用衛星圖像，照片和開源內容，我們證明了美軍是錯的。在我們的調查之後，軍方現在承認它確實在該地點進行了襲擊，但仍否認導致平民死亡。 <text:line-break/><text:line-break/><text:line-break/>幸福生活毀於一旦 <text:line-break/><text:line-break/>“在我的房子遭到轟炸之前，我過著正常的生活。我結婚了，有四個女兒和三個兒子，“Masih告訴我們在喀布爾的記者：“我們的生活充滿了愛。” <text:line-break/><text:line-break/>Masih曾是當地一所由瑞典組織所經營的學校的首席教師，之後他在2014年因財務問題被迫到伊朗從事建築工作。他仍然回憶起他在Mullah Hafiz村的日子，他在那裡把時間用於耕種，教學和他的孩子們。 “那時我們非常幸福，”他說。“我們的生活曾經充滿愛”。 <text:line-break/><text:line-break/>襲擊當天究竟發生了什麼，目前尚不清楚。村民們說，2018年9月22日整夜，炸彈投在了位於塔利班控制區的Mullah Hafiz。他們說，同一天晚上，士兵們對該村莊進行了一次襲擊，作為對塔利班一所監獄作戰行動的一部分，該監獄距離Masih的家約200公尺。其中一名村民說，塔利班武裝分子從一些民宅中向士兵開槍。 <text:line-break/><text:line-break/>Masih的表兄告訴我們，他和其他男性親戚與一些村民一起被帶走並被拘留。在第二天早上的某個時刻，一場襲擊擊中了Masih的房子。當他的親戚回來時，發現建築物變平了。他們說，在瓦礫中有Amina的屍體，七個孩子和他們的四個表兄弟。 <text:line-break/><text:line-break/>Masih的孩子年齡在4到14歲之間；他的妻子Amina是32歲。表兄弟們和所有女孩的年齡從10歲到16歲不等。 <text:line-break/><text:line-break/>完整的死亡名單與死者年齡如下： <text:line-break/>Mohammad Fayaz (4), Fahima (5), Samina (7), Mohammad Ilyas (8), Mohammad Wiqad (10), Amina (10), Safia (12), Zarifa (12), Anisa (14), Nafisa (14), Rahmania (16), Amina (32) <text:line-break/><text:line-break/>在知道他的家人被殺後，Masih立即返回阿富汗。回程艱難--- 他在伊朗的建築工作是非法的，他說他必須把自己交給伊朗警察並等待被驅逐出境。他花了三天時間才回到自己的村莊。就在那時，他開始尋找真相。 <text:line-break/><text:line-break/>Masih聲稱政府官員私下承認他的家人已死。然而，雖然阿富汗國防部和省警察在襲擊發生後幾天內公開宣布，他們在有關塔利班監獄的一項行動中殺死了大量塔利班武裝分子，但他們並未承認任何平民在襲擊中喪生。 <text:line-break/><text:line-break/>“我一再告訴他們，這是我的孩子，是我的妻子，是我的表兄弟，他們都是平民，我的房子被毀了，”Masih說。 “當他們說他們轟炸了塔利班監獄時，他們絕對沒有襲擊民房，殺死平民。” <text:line-break/><text:line-break/><text:line-break/>記者調查 <text:line-break/><text:line-break/>正如Masih的調查，The Bureau也得到同樣結果。我們獨立地聽說了9月23日在Mullah Hafiz的襲擊殺害了多名兒童，我們試圖確認兇手。 <text:line-break/><text:line-break/>The Bureau一直在阿富汗記錄襲擊超過四年。深入了解已發生的事情通常很困難。這些襲擊主要發生在塔利班控制下的偏遠地區。當地媒體往往沒有報導這些報導，美國和阿富汗軍隊也都沒有完全公開透明。 <text:line-break/><text:line-break/>調查此次襲擊時，我們面臨著同樣的障礙。但是這一次，在幾個月的時間裡與當地阿富汗記者和紐約時報的Visual Investigations unit一起工作，我們能夠證明這次殺死多名兒童的襲擊案應由美國負責。 <text:line-break/><text:line-break/>我們的第一步是聯繫阿富汗和美國軍隊。 <text:line-break/><text:line-break/>阿富汗國防部官員告訴我們，沒有人可發表評論。 <text:line-break/><text:line-break/>當我們聯繫美國軍隊時，我們得到了矛盾的陳述。隨著報導的發展和紐約時報的介入，它的故事反覆改變。 <text:line-break/><text:line-break/>一位美國發言人於10月份首次表示，他們的行動與造成Mullah Hafiz平民傷亡的指控之間“無關聯”。在2月份的一封電子郵件中，他們聲稱完全沒有9月23日在該區襲擊的記錄。 <text:line-break/><text:line-break/>在五角大樓本月發布的一份報告中，Masih家的襲擊沒有被列入已確認的平民傷亡名單中。 <text:line-break/><text:line-break/>最後，當我們準備在本週早些時候發佈報導時，他們承認他們轟炸了Masih的房子。幾天後，又有另一個聲明。他們說，據美國士兵的報告，有人從房子裡向他們射擊，然後他們進行了“自衛”襲擊。但他們並沒有殺死Masih的家人。<text:line-break/><text:line-break/>軍方沒有告訴我們它依據什麼訊息得出結論。美國在很大程度上依賴由飛機拍攝的襲擊前和襲擊後的畫面來調查空襲對平民造成傷害。但是當襲擊擊中建築物時，比如像Masih的家，很難分辨出瓦礫堆底下有什麼。 <text:line-break/><text:line-break/><text:line-break/>重要證據 <text:line-break/><text:line-break/>Masih希望讓世界知道發生了什麼。他與阿富汗媒體的訪談促使我們與他聯繫，並於四月在喀布爾與他會面。此時，他已經花了數個月尋找答案。他仔細收集了證據，希望能夠證實那天發生的事情。 <text:line-break/><text:line-break/>其中一些有助於我們的調查。首先，我們需要弄清基本事實---驗證襲擊擊中了他的房子。我們必須在不親自訪問該村莊的情況下完成此事，因為記者去塔利班控制區是不安全的。根據Masih提供的照片中包含的元資料，我們能夠獲得他家的地理坐標。我們使用這些來獲取衛星圖像，顯示房屋遭到襲擊，其損壞與襲擊一致。The Bureau和紐約時報組成的小組還審查了Masih孩子們墓地的照片，並找到了埋葬地點的衛星圖像。損壞的房屋和墓地的存在僅在9月23日之後的衛星圖像中可見。 <text:line-break/><text:line-break/>至關重要的是，我們還獲得了據說是在襲擊現場所發現的武器碎片的照片。雖然大多數都是不起眼的，但有一些碎片有明顯的標記。在其中一片上，我們可以看到所謂的“CAGE代碼”---這是政府或國防機構供應商的唯一識別碼。該代碼將該碎片連接到一家名為Woodward的美國公司，該公司生產導彈套件的組件，稱為JDAM。這些裝置使得炸彈能夠由GPS所引導。 <text:line-break/><text:line-break/>武器專家審查了這些照片，並看到了其他東西---尾部安定翼上的四個螺栓的獨特圖案，辨識出碎片為JDAM的一部分。<text:line-break/><text:line-break/>我們搜索了國防和航空新聞檔案，發現阿富汗軍方沒有能力使用JDAM。唯一在阿富汗進行襲擊的其他軍事力量是美軍。 <text:line-break/><text:line-break/>我們詢問了武器專家哪些軍事力量可以投放炸彈，他們證實了我們所得知的事---只有美國軍方有能力在阿富汗使用JDAM。 <text:line-break/><text:line-break/>在阿富汗襲擊記錄平民傷亡四年半之後，我們終於能夠肯定地說，在一次事件中是誰按下了發射鈕。 <text:line-break/><text:line-break/><text:line-break/>找出原因 <text:line-break/><text:line-break/>我們相信我們查出了是誰幹的，但原因為何並不是那麼清楚。 <text:line-break/><text:line-break/>在美國的最後聲明中，他們在美國士兵報告遭到射擊後投下炸彈。這部分與一名村民所說的吻合，即這些士兵是遭到從平民家中來的槍擊。然而另外兩人說襲擊發生時該地區的一切都很安靜。 <text:line-break/><text:line-break/>也許一個線索就在於房子的位置，該房屋與村莊的其他部分分開，非常靠近塔利班監獄。我們知道軍隊針對監獄進行了一次行動，村民們聲稱在襲擊中有一些被關押在裡面的安全部隊成員獲救。 Masih的房子可能被意外襲擊了。 <text:line-break/><text:line-break/>這幅全景圖顯示了兩座建築物的距離：(請參照原網頁中附圖) <text:line-break/><text:line-break/>如果軍方沒有完全的公開透明，這些問題仍將無法解決。無論襲擊的原因是什麼，美國仍然聲稱它沒有殺死任何平民。 <text:line-break/><text:line-break/><text:line-break/>飆升的平民死亡人數 <text:line-break/><text:line-break/>我們的調查引發了有關美國軍方責任的嚴重質疑。 <text:line-break/><text:line-break/>去年，聯合國發現美國在阿富汗的軍事行動造成632名平民傷亡，是前一年的兩倍還多。美國軍方只承認這個數字增加了20％多一點。美國表示，這種差異的原因在於，他們可以獲得諸如無人機鏡頭等情報，這表明“通常看起來像美國行動造成的平民傷害實際上是其他原因造成的。” <text:line-break/><text:line-break/>美國發言人在10月份發表的第一份聲明中警告我們：“叛亂分子利用這些指控在軍隊和民眾之間見逢插針的情況並不少見。正如Mattis部長所說的那樣：“我們盡一切可能符合軍事需要，同時不惜一切代價避免平民傷亡。 <text:line-break/><text:line-break/>“我們不是完美的人，但我們是好人。所以我們正在盡我所能。“ <text:line-break/><text:line-break/>甚至五角大樓裡面也有人要求改變。它在2月份發布了一份報告，強調了對美國軍方如何調查和應對平民傷亡的擔憂。在如何評估從The Bureau或其它非政府組織收到的有關平民傷害的指控時，軍方有時顯得“綁手綁腳”。 <text:line-break/><text:line-break/>該報告還發現，不同的區域軍事指揮部有不同的審查平民傷亡的程序。美國正在製訂首項關於平民傷亡的軍事政策，這帶來了改善事態的希望。 <text:line-break/><text:line-break/>對Masih來說，追求正義仍在繼續。由於他在伊朗工作所得，之前家庭設法節省的一筆錢現在正用於這場戰鬥。 <text:line-break/><text:line-break/>“我們有一個說法：對不公正保持沉默是一種犯罪，因此我將在全世界傳播我的聲音“Masih說。 “我會和每個角落的每個人談一談。我不會保持沉默。” <text:line-break/><text:line-break/>“然而這裡是阿富汗。無論有沒有人聽到我們，我們仍會大聲疾呼。“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